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4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159.99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109.05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_2_stee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drive.steering_angle</text:p>
          </table:table-cell>
          <table:table-cell office:value-type="string" calcext:value-type="string">
            <text:p>field.drive.steering_angle_velocity</text:p>
          </table:table-cell>
          <table:table-cell office:value-type="string" calcext:value-type="string">
            <text:p>field.drive.speed</text:p>
          </table:table-cell>
          <table:table-cell office:value-type="string" calcext:value-type="string">
            <text:p>field.drive.acceleration</text:p>
          </table:table-cell>
          <table:table-cell office:value-type="string" calcext:value-type="string">
            <text:p>field.drive.jerk</text:p>
          </table:table-cell>
        </table:table-row>
        <table:table-row table:style-name="ro1">
          <table:table-cell office:value-type="float" office:value="1.65511865694994E+018" calcext:value-type="float">
            <text:p>1.65511865694994E+018</text:p>
          </table:table-cell>
          <table:table-cell office:value-type="float" office:value="1" calcext:value-type="float">
            <text:p>1</text:p>
          </table:table-cell>
          <table:table-cell office:value-type="float" office:value="1.65511865694948E+018" calcext:value-type="float">
            <text:p>1.65511865694948E+018</text:p>
          </table:table-cell>
          <table:table-cell office:value-type="string" calcext:value-type="string">
            <text:p>/map</text:p>
          </table:table-cell>
          <table:table-cell office:value-type="float" office:value="-0.0640850290656" calcext:value-type="float">
            <text:p>-0.0640850290656</text:p>
          </table:table-cell>
          <table:table-cell office:value-type="float" office:value="0" calcext:value-type="float">
            <text:p>0</text:p>
          </table:table-cell>
          <table:table-cell office:value-type="float" office:value="1.37149333954" calcext:value-type="float">
            <text:p>1.37149333954</text:p>
          </table:table-cell>
          <table:table-cell office:value-type="float" office:value="0.0643614009023" calcext:value-type="float">
            <text:p>0.0643614009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713742E+018" calcext:value-type="float">
            <text:p>1.65511865713742E+018</text:p>
          </table:table-cell>
          <table:table-cell office:value-type="float" office:value="2" calcext:value-type="float">
            <text:p>2</text:p>
          </table:table-cell>
          <table:table-cell office:value-type="float" office:value="1.65511865713687E+018" calcext:value-type="float">
            <text:p>1.65511865713687E+018</text:p>
          </table:table-cell>
          <table:table-cell office:value-type="string" calcext:value-type="string">
            <text:p>/map</text:p>
          </table:table-cell>
          <table:table-cell office:value-type="float" office:value="-0.0233016908169" calcext:value-type="float">
            <text:p>-0.0233016908169</text:p>
          </table:table-cell>
          <table:table-cell office:value-type="float" office:value="0" calcext:value-type="float">
            <text:p>0</text:p>
          </table:table-cell>
          <table:table-cell office:value-type="float" office:value="1.37762510777" calcext:value-type="float">
            <text:p>1.37762510777</text:p>
          </table:table-cell>
          <table:table-cell office:value-type="float" office:value="0.0613172836602" calcext:value-type="float">
            <text:p>0.0613172836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720791E+018" calcext:value-type="float">
            <text:p>1.65511865720791E+018</text:p>
          </table:table-cell>
          <table:table-cell office:value-type="float" office:value="3" calcext:value-type="float">
            <text:p>3</text:p>
          </table:table-cell>
          <table:table-cell office:value-type="float" office:value="1.65511865720734E+018" calcext:value-type="float">
            <text:p>1.65511865720734E+018</text:p>
          </table:table-cell>
          <table:table-cell office:value-type="string" calcext:value-type="string">
            <text:p>/map</text:p>
          </table:table-cell>
          <table:table-cell office:value-type="float" office:value="-0.0232020169497" calcext:value-type="float">
            <text:p>-0.0232020169497</text:p>
          </table:table-cell>
          <table:table-cell office:value-type="float" office:value="0" calcext:value-type="float">
            <text:p>0</text:p>
          </table:table-cell>
          <table:table-cell office:value-type="float" office:value="1.38346147537" calcext:value-type="float">
            <text:p>1.38346147537</text:p>
          </table:table-cell>
          <table:table-cell office:value-type="float" office:value="0.0583640597761" calcext:value-type="float">
            <text:p>0.0583640597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727802E+018" calcext:value-type="float">
            <text:p>1.65511865727802E+018</text:p>
          </table:table-cell>
          <table:table-cell office:value-type="float" office:value="4" calcext:value-type="float">
            <text:p>4</text:p>
          </table:table-cell>
          <table:table-cell office:value-type="float" office:value="1.65511865727586E+018" calcext:value-type="float">
            <text:p>1.65511865727586E+018</text:p>
          </table:table-cell>
          <table:table-cell office:value-type="string" calcext:value-type="string">
            <text:p>/map</text:p>
          </table:table-cell>
          <table:table-cell office:value-type="float" office:value="-0.0231091715395" calcext:value-type="float">
            <text:p>-0.0231091715395</text:p>
          </table:table-cell>
          <table:table-cell office:value-type="float" office:value="0" calcext:value-type="float">
            <text:p>0</text:p>
          </table:table-cell>
          <table:table-cell office:value-type="float" office:value="1.38901150227" calcext:value-type="float">
            <text:p>1.38901150227</text:p>
          </table:table-cell>
          <table:table-cell office:value-type="float" office:value="0.0555001311004" calcext:value-type="float">
            <text:p>0.055500131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734526E+018" calcext:value-type="float">
            <text:p>1.65511865734526E+018</text:p>
          </table:table-cell>
          <table:table-cell office:value-type="float" office:value="5" calcext:value-type="float">
            <text:p>5</text:p>
          </table:table-cell>
          <table:table-cell office:value-type="float" office:value="1.65511865734484E+018" calcext:value-type="float">
            <text:p>1.65511865734484E+018</text:p>
          </table:table-cell>
          <table:table-cell office:value-type="string" calcext:value-type="string">
            <text:p>/map</text:p>
          </table:table-cell>
          <table:table-cell office:value-type="float" office:value="-0.0230228323489" calcext:value-type="float">
            <text:p>-0.0230228323489</text:p>
          </table:table-cell>
          <table:table-cell office:value-type="float" office:value="0" calcext:value-type="float">
            <text:p>0</text:p>
          </table:table-cell>
          <table:table-cell office:value-type="float" office:value="1.39428389072" calcext:value-type="float">
            <text:p>1.39428389072</text:p>
          </table:table-cell>
          <table:table-cell office:value-type="float" office:value="0.0527238957584" calcext:value-type="float">
            <text:p>0.0527238957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744406E+018" calcext:value-type="float">
            <text:p>1.65511865744406E+018</text:p>
          </table:table-cell>
          <table:table-cell office:value-type="float" office:value="6" calcext:value-type="float">
            <text:p>6</text:p>
          </table:table-cell>
          <table:table-cell office:value-type="float" office:value="1.6551186574435E+018" calcext:value-type="float">
            <text:p>1.6551186574435E+018</text:p>
          </table:table-cell>
          <table:table-cell office:value-type="string" calcext:value-type="string">
            <text:p>/map</text:p>
          </table:table-cell>
          <table:table-cell office:value-type="float" office:value="-0.0229426901788" calcext:value-type="float">
            <text:p>-0.0229426901788</text:p>
          </table:table-cell>
          <table:table-cell office:value-type="float" office:value="0" calcext:value-type="float">
            <text:p>0</text:p>
          </table:table-cell>
          <table:table-cell office:value-type="float" office:value="1.39928722382" calcext:value-type="float">
            <text:p>1.39928722382</text:p>
          </table:table-cell>
          <table:table-cell office:value-type="float" office:value="0.0500337518752" calcext:value-type="float">
            <text:p>0.0500337518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754242E+018" calcext:value-type="float">
            <text:p>1.65511865754242E+018</text:p>
          </table:table-cell>
          <table:table-cell office:value-type="float" office:value="7" calcext:value-type="float">
            <text:p>7</text:p>
          </table:table-cell>
          <table:table-cell office:value-type="float" office:value="1.65511865754202E+018" calcext:value-type="float">
            <text:p>1.65511865754202E+018</text:p>
          </table:table-cell>
          <table:table-cell office:value-type="string" calcext:value-type="string">
            <text:p>/map</text:p>
          </table:table-cell>
          <table:table-cell office:value-type="float" office:value="-0.0228684544563" calcext:value-type="float">
            <text:p>-0.0228684544563</text:p>
          </table:table-cell>
          <table:table-cell office:value-type="float" office:value="0" calcext:value-type="float">
            <text:p>0</text:p>
          </table:table-cell>
          <table:table-cell office:value-type="float" office:value="1.40403008461" calcext:value-type="float">
            <text:p>1.40403008461</text:p>
          </table:table-cell>
          <table:table-cell office:value-type="float" office:value="0.0474280826747" calcext:value-type="float">
            <text:p>0.0474280826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764728E+018" calcext:value-type="float">
            <text:p>1.65511865764728E+018</text:p>
          </table:table-cell>
          <table:table-cell office:value-type="float" office:value="8" calcext:value-type="float">
            <text:p>8</text:p>
          </table:table-cell>
          <table:table-cell office:value-type="float" office:value="1.65511865764662E+018" calcext:value-type="float">
            <text:p>1.65511865764662E+018</text:p>
          </table:table-cell>
          <table:table-cell office:value-type="string" calcext:value-type="string">
            <text:p>/map</text:p>
          </table:table-cell>
          <table:table-cell office:value-type="float" office:value="-0.0227998495102" calcext:value-type="float">
            <text:p>-0.0227998495102</text:p>
          </table:table-cell>
          <table:table-cell office:value-type="float" office:value="0" calcext:value-type="float">
            <text:p>0</text:p>
          </table:table-cell>
          <table:table-cell office:value-type="float" office:value="1.40852057934" calcext:value-type="float">
            <text:p>1.40852057934</text:p>
          </table:table-cell>
          <table:table-cell office:value-type="float" office:value="0.0449052639306" calcext:value-type="float">
            <text:p>0.0449052639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774541E+018" calcext:value-type="float">
            <text:p>1.65511865774541E+018</text:p>
          </table:table-cell>
          <table:table-cell office:value-type="float" office:value="9" calcext:value-type="float">
            <text:p>9</text:p>
          </table:table-cell>
          <table:table-cell office:value-type="float" office:value="1.65511865774496E+018" calcext:value-type="float">
            <text:p>1.65511865774496E+018</text:p>
          </table:table-cell>
          <table:table-cell office:value-type="string" calcext:value-type="string">
            <text:p>/map</text:p>
          </table:table-cell>
          <table:table-cell office:value-type="float" office:value="-0.0227366089821" calcext:value-type="float">
            <text:p>-0.0227366089821</text:p>
          </table:table-cell>
          <table:table-cell office:value-type="float" office:value="0" calcext:value-type="float">
            <text:p>0</text:p>
          </table:table-cell>
          <table:table-cell office:value-type="float" office:value="1.41276693344" calcext:value-type="float">
            <text:p>1.41276693344</text:p>
          </table:table-cell>
          <table:table-cell office:value-type="float" office:value="0.0424636863172" calcext:value-type="float">
            <text:p>0.0424636863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785041E+018" calcext:value-type="float">
            <text:p>1.65511865785041E+018</text:p>
          </table:table-cell>
          <table:table-cell office:value-type="float" office:value="10" calcext:value-type="float">
            <text:p>10</text:p>
          </table:table-cell>
          <table:table-cell office:value-type="float" office:value="1.65511865784985E+018" calcext:value-type="float">
            <text:p>1.65511865784985E+018</text:p>
          </table:table-cell>
          <table:table-cell office:value-type="string" calcext:value-type="string">
            <text:p>/map</text:p>
          </table:table-cell>
          <table:table-cell office:value-type="float" office:value="-0.0226784832776" calcext:value-type="float">
            <text:p>-0.0226784832776</text:p>
          </table:table-cell>
          <table:table-cell office:value-type="float" office:value="0" calcext:value-type="float">
            <text:p>0</text:p>
          </table:table-cell>
          <table:table-cell office:value-type="float" office:value="1.41677713394" calcext:value-type="float">
            <text:p>1.41677713394</text:p>
          </table:table-cell>
          <table:table-cell office:value-type="float" office:value="0.0401017181575" calcext:value-type="float">
            <text:p>0.0401017181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794795E+018" calcext:value-type="float">
            <text:p>1.65511865794795E+018</text:p>
          </table:table-cell>
          <table:table-cell office:value-type="float" office:value="11" calcext:value-type="float">
            <text:p>11</text:p>
          </table:table-cell>
          <table:table-cell office:value-type="float" office:value="1.65511865794744E+018" calcext:value-type="float">
            <text:p>1.65511865794744E+018</text:p>
          </table:table-cell>
          <table:table-cell office:value-type="string" calcext:value-type="string">
            <text:p>/map</text:p>
          </table:table-cell>
          <table:table-cell office:value-type="float" office:value="-0.0226252358407" calcext:value-type="float">
            <text:p>-0.0226252358407</text:p>
          </table:table-cell>
          <table:table-cell office:value-type="float" office:value="0" calcext:value-type="float">
            <text:p>0</text:p>
          </table:table-cell>
          <table:table-cell office:value-type="float" office:value="1.42055892944" calcext:value-type="float">
            <text:p>1.42055892944</text:p>
          </table:table-cell>
          <table:table-cell office:value-type="float" office:value="0.0378177501261" calcext:value-type="float">
            <text:p>0.0378177501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804219E+018" calcext:value-type="float">
            <text:p>1.65511865804219E+018</text:p>
          </table:table-cell>
          <table:table-cell office:value-type="float" office:value="12" calcext:value-type="float">
            <text:p>12</text:p>
          </table:table-cell>
          <table:table-cell office:value-type="float" office:value="1.65511865804165E+018" calcext:value-type="float">
            <text:p>1.65511865804165E+018</text:p>
          </table:table-cell>
          <table:table-cell office:value-type="string" calcext:value-type="string">
            <text:p>/map</text:p>
          </table:table-cell>
          <table:table-cell office:value-type="float" office:value="-0.0225766394287" calcext:value-type="float">
            <text:p>-0.0225766394287</text:p>
          </table:table-cell>
          <table:table-cell office:value-type="float" office:value="0" calcext:value-type="float">
            <text:p>0</text:p>
          </table:table-cell>
          <table:table-cell office:value-type="float" office:value="1.42411994934" calcext:value-type="float">
            <text:p>1.42411994934</text:p>
          </table:table-cell>
          <table:table-cell office:value-type="float" office:value="0.0356101617217" calcext:value-type="float">
            <text:p>0.0356101617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814268E+018" calcext:value-type="float">
            <text:p>1.65511865814268E+018</text:p>
          </table:table-cell>
          <table:table-cell office:value-type="float" office:value="13" calcext:value-type="float">
            <text:p>13</text:p>
          </table:table-cell>
          <table:table-cell office:value-type="float" office:value="1.65511865814223E+018" calcext:value-type="float">
            <text:p>1.65511865814223E+018</text:p>
          </table:table-cell>
          <table:table-cell office:value-type="string" calcext:value-type="string">
            <text:p>/map</text:p>
          </table:table-cell>
          <table:table-cell office:value-type="float" office:value="-0.0225324761122" calcext:value-type="float">
            <text:p>-0.0225324761122</text:p>
          </table:table-cell>
          <table:table-cell office:value-type="float" office:value="0" calcext:value-type="float">
            <text:p>0</text:p>
          </table:table-cell>
          <table:table-cell office:value-type="float" office:value="1.42746770382" calcext:value-type="float">
            <text:p>1.42746770382</text:p>
          </table:table-cell>
          <table:table-cell office:value-type="float" office:value="0.0334773436189" calcext:value-type="float">
            <text:p>0.0334773436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824625E+018" calcext:value-type="float">
            <text:p>1.65511865824625E+018</text:p>
          </table:table-cell>
          <table:table-cell office:value-type="float" office:value="14" calcext:value-type="float">
            <text:p>14</text:p>
          </table:table-cell>
          <table:table-cell office:value-type="float" office:value="1.65511865824573E+018" calcext:value-type="float">
            <text:p>1.65511865824573E+018</text:p>
          </table:table-cell>
          <table:table-cell office:value-type="string" calcext:value-type="string">
            <text:p>/map</text:p>
          </table:table-cell>
          <table:table-cell office:value-type="float" office:value="-0.0224925410002" calcext:value-type="float">
            <text:p>-0.0224925410002</text:p>
          </table:table-cell>
          <table:table-cell office:value-type="float" office:value="0" calcext:value-type="float">
            <text:p>0</text:p>
          </table:table-cell>
          <table:table-cell office:value-type="float" office:value="1.43060946465" calcext:value-type="float">
            <text:p>1.43060946465</text:p>
          </table:table-cell>
          <table:table-cell office:value-type="float" office:value="0.0314176902175" calcext:value-type="float">
            <text:p>0.0314176902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834477E+018" calcext:value-type="float">
            <text:p>1.65511865834477E+018</text:p>
          </table:table-cell>
          <table:table-cell office:value-type="float" office:value="15" calcext:value-type="float">
            <text:p>15</text:p>
          </table:table-cell>
          <table:table-cell office:value-type="float" office:value="1.65511865834427E+018" calcext:value-type="float">
            <text:p>1.65511865834427E+018</text:p>
          </table:table-cell>
          <table:table-cell office:value-type="string" calcext:value-type="string">
            <text:p>/map</text:p>
          </table:table-cell>
          <table:table-cell office:value-type="float" office:value="-0.0224566366524" calcext:value-type="float">
            <text:p>-0.0224566366524</text:p>
          </table:table-cell>
          <table:table-cell office:value-type="float" office:value="0" calcext:value-type="float">
            <text:p>0</text:p>
          </table:table-cell>
          <table:table-cell office:value-type="float" office:value="1.43355238438" calcext:value-type="float">
            <text:p>1.43355238438</text:p>
          </table:table-cell>
          <table:table-cell office:value-type="float" office:value="0.0294295996428" calcext:value-type="float">
            <text:p>0.0294295996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844558E+018" calcext:value-type="float">
            <text:p>1.65511865844558E+018</text:p>
          </table:table-cell>
          <table:table-cell office:value-type="float" office:value="16" calcext:value-type="float">
            <text:p>16</text:p>
          </table:table-cell>
          <table:table-cell office:value-type="float" office:value="1.65511865844507E+018" calcext:value-type="float">
            <text:p>1.65511865844507E+018</text:p>
          </table:table-cell>
          <table:table-cell office:value-type="string" calcext:value-type="string">
            <text:p>/map</text:p>
          </table:table-cell>
          <table:table-cell office:value-type="float" office:value="-0.0224245730788" calcext:value-type="float">
            <text:p>-0.0224245730788</text:p>
          </table:table-cell>
          <table:table-cell office:value-type="float" office:value="0" calcext:value-type="float">
            <text:p>0</text:p>
          </table:table-cell>
          <table:table-cell office:value-type="float" office:value="1.43630349636" calcext:value-type="float">
            <text:p>1.43630349636</text:p>
          </table:table-cell>
          <table:table-cell office:value-type="float" office:value="0.027511484921" calcext:value-type="float">
            <text:p>0.027511484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854371E+018" calcext:value-type="float">
            <text:p>1.65511865854371E+018</text:p>
          </table:table-cell>
          <table:table-cell office:value-type="float" office:value="17" calcext:value-type="float">
            <text:p>17</text:p>
          </table:table-cell>
          <table:table-cell office:value-type="float" office:value="1.65511865854327E+018" calcext:value-type="float">
            <text:p>1.65511865854327E+018</text:p>
          </table:table-cell>
          <table:table-cell office:value-type="string" calcext:value-type="string">
            <text:p>/map</text:p>
          </table:table-cell>
          <table:table-cell office:value-type="float" office:value="-0.0223961733282" calcext:value-type="float">
            <text:p>-0.0223961733282</text:p>
          </table:table-cell>
          <table:table-cell office:value-type="float" office:value="0" calcext:value-type="float">
            <text:p>0</text:p>
          </table:table-cell>
          <table:table-cell office:value-type="float" office:value="1.43886971474" calcext:value-type="float">
            <text:p>1.43886971474</text:p>
          </table:table-cell>
          <table:table-cell office:value-type="float" office:value="0.0256617628038" calcext:value-type="float">
            <text:p>0.0256617628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864869E+018" calcext:value-type="float">
            <text:p>1.65511865864869E+018</text:p>
          </table:table-cell>
          <table:table-cell office:value-type="float" office:value="18" calcext:value-type="float">
            <text:p>18</text:p>
          </table:table-cell>
          <table:table-cell office:value-type="float" office:value="1.65511865864816E+018" calcext:value-type="float">
            <text:p>1.65511865864816E+018</text:p>
          </table:table-cell>
          <table:table-cell office:value-type="string" calcext:value-type="string">
            <text:p>/map</text:p>
          </table:table-cell>
          <table:table-cell office:value-type="float" office:value="-0.0223712623119" calcext:value-type="float">
            <text:p>-0.0223712623119</text:p>
          </table:table-cell>
          <table:table-cell office:value-type="float" office:value="0" calcext:value-type="float">
            <text:p>0</text:p>
          </table:table-cell>
          <table:table-cell office:value-type="float" office:value="1.44125759602" calcext:value-type="float">
            <text:p>1.44125759602</text:p>
          </table:table-cell>
          <table:table-cell office:value-type="float" office:value="0.0238788668066" calcext:value-type="float">
            <text:p>0.0238788668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875031E+018" calcext:value-type="float">
            <text:p>1.65511865875031E+018</text:p>
          </table:table-cell>
          <table:table-cell office:value-type="float" office:value="19" calcext:value-type="float">
            <text:p>19</text:p>
          </table:table-cell>
          <table:table-cell office:value-type="float" office:value="1.65511865874961E+018" calcext:value-type="float">
            <text:p>1.65511865874961E+018</text:p>
          </table:table-cell>
          <table:table-cell office:value-type="string" calcext:value-type="string">
            <text:p>/map</text:p>
          </table:table-cell>
          <table:table-cell office:value-type="float" office:value="-0.0223496779799" calcext:value-type="float">
            <text:p>-0.0223496779799</text:p>
          </table:table-cell>
          <table:table-cell office:value-type="float" office:value="0" calcext:value-type="float">
            <text:p>0</text:p>
          </table:table-cell>
          <table:table-cell office:value-type="float" office:value="1.44347369671" calcext:value-type="float">
            <text:p>1.44347369671</text:p>
          </table:table-cell>
          <table:table-cell office:value-type="float" office:value="0.0221612360328" calcext:value-type="float">
            <text:p>0.0221612360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884624E+018" calcext:value-type="float">
            <text:p>1.65511865884624E+018</text:p>
          </table:table-cell>
          <table:table-cell office:value-type="float" office:value="20" calcext:value-type="float">
            <text:p>20</text:p>
          </table:table-cell>
          <table:table-cell office:value-type="float" office:value="1.65511865884574E+018" calcext:value-type="float">
            <text:p>1.65511865884574E+018</text:p>
          </table:table-cell>
          <table:table-cell office:value-type="string" calcext:value-type="string">
            <text:p>/map</text:p>
          </table:table-cell>
          <table:table-cell office:value-type="float" office:value="-0.0223312601447" calcext:value-type="float">
            <text:p>-0.0223312601447</text:p>
          </table:table-cell>
          <table:table-cell office:value-type="float" office:value="0" calcext:value-type="float">
            <text:p>0</text:p>
          </table:table-cell>
          <table:table-cell office:value-type="float" office:value="1.44552445412" calcext:value-type="float">
            <text:p>1.44552445412</text:p>
          </table:table-cell>
          <table:table-cell office:value-type="float" office:value="0.0205073263496" calcext:value-type="float">
            <text:p>0.0205073263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89402E+018" calcext:value-type="float">
            <text:p>1.6551186589402E+018</text:p>
          </table:table-cell>
          <table:table-cell office:value-type="float" office:value="21" calcext:value-type="float">
            <text:p>21</text:p>
          </table:table-cell>
          <table:table-cell office:value-type="float" office:value="1.65511865893977E+018" calcext:value-type="float">
            <text:p>1.65511865893977E+018</text:p>
          </table:table-cell>
          <table:table-cell office:value-type="string" calcext:value-type="string">
            <text:p>/map</text:p>
          </table:table-cell>
          <table:table-cell office:value-type="float" office:value="-0.0223158597946" calcext:value-type="float">
            <text:p>-0.0223158597946</text:p>
          </table:table-cell>
          <table:table-cell office:value-type="float" office:value="0" calcext:value-type="float">
            <text:p>0</text:p>
          </table:table-cell>
          <table:table-cell office:value-type="float" office:value="1.44741606712" calcext:value-type="float">
            <text:p>1.44741606712</text:p>
          </table:table-cell>
          <table:table-cell office:value-type="float" office:value="0.0189156048" calcext:value-type="float">
            <text:p>0.0189156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904663E+018" calcext:value-type="float">
            <text:p>1.65511865904663E+018</text:p>
          </table:table-cell>
          <table:table-cell office:value-type="float" office:value="22" calcext:value-type="float">
            <text:p>22</text:p>
          </table:table-cell>
          <table:table-cell office:value-type="float" office:value="1.65511865904614E+018" calcext:value-type="float">
            <text:p>1.65511865904614E+018</text:p>
          </table:table-cell>
          <table:table-cell office:value-type="string" calcext:value-type="string">
            <text:p>/map</text:p>
          </table:table-cell>
          <table:table-cell office:value-type="float" office:value="-0.0223033297807" calcext:value-type="float">
            <text:p>-0.0223033297807</text:p>
          </table:table-cell>
          <table:table-cell office:value-type="float" office:value="0" calcext:value-type="float">
            <text:p>0</text:p>
          </table:table-cell>
          <table:table-cell office:value-type="float" office:value="1.44915449619" calcext:value-type="float">
            <text:p>1.44915449619</text:p>
          </table:table-cell>
          <table:table-cell office:value-type="float" office:value="0.0173845533282" calcext:value-type="float">
            <text:p>0.0173845533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914402E+018" calcext:value-type="float">
            <text:p>1.65511865914402E+018</text:p>
          </table:table-cell>
          <table:table-cell office:value-type="float" office:value="23" calcext:value-type="float">
            <text:p>23</text:p>
          </table:table-cell>
          <table:table-cell office:value-type="float" office:value="1.65511865914361E+018" calcext:value-type="float">
            <text:p>1.65511865914361E+018</text:p>
          </table:table-cell>
          <table:table-cell office:value-type="string" calcext:value-type="string">
            <text:p>/map</text:p>
          </table:table-cell>
          <table:table-cell office:value-type="float" office:value="-0.0222935322672" calcext:value-type="float">
            <text:p>-0.0222935322672</text:p>
          </table:table-cell>
          <table:table-cell office:value-type="float" office:value="0" calcext:value-type="float">
            <text:p>0</text:p>
          </table:table-cell>
          <table:table-cell office:value-type="float" office:value="1.45074570179" calcext:value-type="float">
            <text:p>1.45074570179</text:p>
          </table:table-cell>
          <table:table-cell office:value-type="float" office:value="0.0159126687795" calcext:value-type="float">
            <text:p>0.0159126687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924382E+018" calcext:value-type="float">
            <text:p>1.65511865924382E+018</text:p>
          </table:table-cell>
          <table:table-cell office:value-type="float" office:value="24" calcext:value-type="float">
            <text:p>24</text:p>
          </table:table-cell>
          <table:table-cell office:value-type="float" office:value="1.65511865924332E+018" calcext:value-type="float">
            <text:p>1.65511865924332E+018</text:p>
          </table:table-cell>
          <table:table-cell office:value-type="string" calcext:value-type="string">
            <text:p>/map</text:p>
          </table:table-cell>
          <table:table-cell office:value-type="float" office:value="-0.0222863350064" calcext:value-type="float">
            <text:p>-0.0222863350064</text:p>
          </table:table-cell>
          <table:table-cell office:value-type="float" office:value="0" calcext:value-type="float">
            <text:p>0</text:p>
          </table:table-cell>
          <table:table-cell office:value-type="float" office:value="1.45219564438" calcext:value-type="float">
            <text:p>1.45219564438</text:p>
          </table:table-cell>
          <table:table-cell office:value-type="float" office:value="0.0144984666258" calcext:value-type="float">
            <text:p>0.0144984666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934674E+018" calcext:value-type="float">
            <text:p>1.65511865934674E+018</text:p>
          </table:table-cell>
          <table:table-cell office:value-type="float" office:value="25" calcext:value-type="float">
            <text:p>25</text:p>
          </table:table-cell>
          <table:table-cell office:value-type="float" office:value="1.65511865934614E+018" calcext:value-type="float">
            <text:p>1.65511865934614E+018</text:p>
          </table:table-cell>
          <table:table-cell office:value-type="string" calcext:value-type="string">
            <text:p>/map</text:p>
          </table:table-cell>
          <table:table-cell office:value-type="float" office:value="-0.022281607613" calcext:value-type="float">
            <text:p>-0.022281607613</text:p>
          </table:table-cell>
          <table:table-cell office:value-type="float" office:value="0" calcext:value-type="float">
            <text:p>0</text:p>
          </table:table-cell>
          <table:table-cell office:value-type="float" office:value="1.45350968838" calcext:value-type="float">
            <text:p>1.45350968838</text:p>
          </table:table-cell>
          <table:table-cell office:value-type="float" office:value="0.0131404763088" calcext:value-type="float">
            <text:p>0.0131404763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944605E+018" calcext:value-type="float">
            <text:p>1.65511865944605E+018</text:p>
          </table:table-cell>
          <table:table-cell office:value-type="float" office:value="26" calcext:value-type="float">
            <text:p>26</text:p>
          </table:table-cell>
          <table:table-cell office:value-type="float" office:value="1.65511865944557E+018" calcext:value-type="float">
            <text:p>1.65511865944557E+018</text:p>
          </table:table-cell>
          <table:table-cell office:value-type="string" calcext:value-type="string">
            <text:p>/map</text:p>
          </table:table-cell>
          <table:table-cell office:value-type="float" office:value="-0.0222792271525" calcext:value-type="float">
            <text:p>-0.0222792271525</text:p>
          </table:table-cell>
          <table:table-cell office:value-type="float" office:value="0" calcext:value-type="float">
            <text:p>0</text:p>
          </table:table-cell>
          <table:table-cell office:value-type="float" office:value="1.45469331741" calcext:value-type="float">
            <text:p>1.45469331741</text:p>
          </table:table-cell>
          <table:table-cell office:value-type="float" office:value="0.0118372449651" calcext:value-type="float">
            <text:p>0.0118372449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954077E+018" calcext:value-type="float">
            <text:p>1.65511865954077E+018</text:p>
          </table:table-cell>
          <table:table-cell office:value-type="float" office:value="27" calcext:value-type="float">
            <text:p>27</text:p>
          </table:table-cell>
          <table:table-cell office:value-type="float" office:value="1.65511865954025E+018" calcext:value-type="float">
            <text:p>1.65511865954025E+018</text:p>
          </table:table-cell>
          <table:table-cell office:value-type="string" calcext:value-type="string">
            <text:p>/map</text:p>
          </table:table-cell>
          <table:table-cell office:value-type="float" office:value="-0.0222790781409" calcext:value-type="float">
            <text:p>-0.0222790781409</text:p>
          </table:table-cell>
          <table:table-cell office:value-type="float" office:value="0" calcext:value-type="float">
            <text:p>0</text:p>
          </table:table-cell>
          <table:table-cell office:value-type="float" office:value="1.45575213432" calcext:value-type="float">
            <text:p>1.45575213432</text:p>
          </table:table-cell>
          <table:table-cell office:value-type="float" office:value="0.0105873383582" calcext:value-type="float">
            <text:p>0.0105873383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9643E+018" calcext:value-type="float">
            <text:p>1.655118659643E+018</text:p>
          </table:table-cell>
          <table:table-cell office:value-type="float" office:value="28" calcext:value-type="float">
            <text:p>28</text:p>
          </table:table-cell>
          <table:table-cell office:value-type="float" office:value="1.65511865964235E+018" calcext:value-type="float">
            <text:p>1.65511865964235E+018</text:p>
          </table:table-cell>
          <table:table-cell office:value-type="string" calcext:value-type="string">
            <text:p>/map</text:p>
          </table:table-cell>
          <table:table-cell office:value-type="float" office:value="-0.0222810450941" calcext:value-type="float">
            <text:p>-0.0222810450941</text:p>
          </table:table-cell>
          <table:table-cell office:value-type="float" office:value="0" calcext:value-type="float">
            <text:p>0</text:p>
          </table:table-cell>
          <table:table-cell office:value-type="float" office:value="1.45669102669" calcext:value-type="float">
            <text:p>1.45669102669</text:p>
          </table:table-cell>
          <table:table-cell office:value-type="float" office:value="0.00938933901489" calcext:value-type="float">
            <text:p>0.00938933901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973897E+018" calcext:value-type="float">
            <text:p>1.65511865973897E+018</text:p>
          </table:table-cell>
          <table:table-cell office:value-type="float" office:value="29" calcext:value-type="float">
            <text:p>29</text:p>
          </table:table-cell>
          <table:table-cell office:value-type="float" office:value="1.65511865973834E+018" calcext:value-type="float">
            <text:p>1.65511865973834E+018</text:p>
          </table:table-cell>
          <table:table-cell office:value-type="string" calcext:value-type="string">
            <text:p>/map</text:p>
          </table:table-cell>
          <table:table-cell office:value-type="float" office:value="-0.0222850181162" calcext:value-type="float">
            <text:p>-0.0222850181162</text:p>
          </table:table-cell>
          <table:table-cell office:value-type="float" office:value="0" calcext:value-type="float">
            <text:p>0</text:p>
          </table:table-cell>
          <table:table-cell office:value-type="float" office:value="1.45751523972" calcext:value-type="float">
            <text:p>1.45751523972</text:p>
          </table:table-cell>
          <table:table-cell office:value-type="float" office:value="0.00824185088277" calcext:value-type="float">
            <text:p>0.00824185088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984232E+018" calcext:value-type="float">
            <text:p>1.65511865984232E+018</text:p>
          </table:table-cell>
          <table:table-cell office:value-type="float" office:value="30" calcext:value-type="float">
            <text:p>30</text:p>
          </table:table-cell>
          <table:table-cell office:value-type="float" office:value="1.6551186598419E+018" calcext:value-type="float">
            <text:p>1.6551186598419E+018</text:p>
          </table:table-cell>
          <table:table-cell office:value-type="string" calcext:value-type="string">
            <text:p>/map</text:p>
          </table:table-cell>
          <table:table-cell office:value-type="float" office:value="-0.0222908947617" calcext:value-type="float">
            <text:p>-0.0222908947617</text:p>
          </table:table-cell>
          <table:table-cell office:value-type="float" office:value="0" calcext:value-type="float">
            <text:p>0</text:p>
          </table:table-cell>
          <table:table-cell office:value-type="float" office:value="1.45822954178" calcext:value-type="float">
            <text:p>1.45822954178</text:p>
          </table:table-cell>
          <table:table-cell office:value-type="float" office:value="0.00714349467307" calcext:value-type="float">
            <text:p>0.00714349467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5994507E+018" calcext:value-type="float">
            <text:p>1.65511865994507E+018</text:p>
          </table:table-cell>
          <table:table-cell office:value-type="float" office:value="31" calcext:value-type="float">
            <text:p>31</text:p>
          </table:table-cell>
          <table:table-cell office:value-type="float" office:value="1.65511865994464E+018" calcext:value-type="float">
            <text:p>1.65511865994464E+018</text:p>
          </table:table-cell>
          <table:table-cell office:value-type="string" calcext:value-type="string">
            <text:p>/map</text:p>
          </table:table-cell>
          <table:table-cell office:value-type="float" office:value="-0.022298572585" calcext:value-type="float">
            <text:p>-0.022298572585</text:p>
          </table:table-cell>
          <table:table-cell office:value-type="float" office:value="0" calcext:value-type="float">
            <text:p>0</text:p>
          </table:table-cell>
          <table:table-cell office:value-type="float" office:value="1.45883882046" calcext:value-type="float">
            <text:p>1.45883882046</text:p>
          </table:table-cell>
          <table:table-cell office:value-type="float" office:value="0.00609291298315" calcext:value-type="float">
            <text:p>0.00609291298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00566E+018" calcext:value-type="float">
            <text:p>1.6551186600566E+018</text:p>
          </table:table-cell>
          <table:table-cell office:value-type="float" office:value="32" calcext:value-type="float">
            <text:p>32</text:p>
          </table:table-cell>
          <table:table-cell office:value-type="float" office:value="1.65511866005605E+018" calcext:value-type="float">
            <text:p>1.65511866005605E+018</text:p>
          </table:table-cell>
          <table:table-cell office:value-type="string" calcext:value-type="string">
            <text:p>/map</text:p>
          </table:table-cell>
          <table:table-cell office:value-type="float" office:value="-0.0223079547286" calcext:value-type="float">
            <text:p>-0.0223079547286</text:p>
          </table:table-cell>
          <table:table-cell office:value-type="float" office:value="0" calcext:value-type="float">
            <text:p>0</text:p>
          </table:table-cell>
          <table:table-cell office:value-type="float" office:value="1.45934772491" calcext:value-type="float">
            <text:p>1.45934772491</text:p>
          </table:table-cell>
          <table:table-cell office:value-type="float" office:value="0.00508876796812" calcext:value-type="float">
            <text:p>0.00508876796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014184E+018" calcext:value-type="float">
            <text:p>1.65511866014184E+018</text:p>
          </table:table-cell>
          <table:table-cell office:value-type="float" office:value="33" calcext:value-type="float">
            <text:p>33</text:p>
          </table:table-cell>
          <table:table-cell office:value-type="float" office:value="1.65511866014135E+018" calcext:value-type="float">
            <text:p>1.65511866014135E+018</text:p>
          </table:table-cell>
          <table:table-cell office:value-type="string" calcext:value-type="string">
            <text:p>/map</text:p>
          </table:table-cell>
          <table:table-cell office:value-type="float" office:value="-0.0223189461976" calcext:value-type="float">
            <text:p>-0.0223189461976</text:p>
          </table:table-cell>
          <table:table-cell office:value-type="float" office:value="0" calcext:value-type="float">
            <text:p>0</text:p>
          </table:table-cell>
          <table:table-cell office:value-type="float" office:value="1.45976066589" calcext:value-type="float">
            <text:p>1.45976066589</text:p>
          </table:table-cell>
          <table:table-cell office:value-type="float" office:value="0.00412974087521" calcext:value-type="float">
            <text:p>0.00412974087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024477E+018" calcext:value-type="float">
            <text:p>1.65511866024477E+018</text:p>
          </table:table-cell>
          <table:table-cell office:value-type="float" office:value="34" calcext:value-type="float">
            <text:p>34</text:p>
          </table:table-cell>
          <table:table-cell office:value-type="float" office:value="1.65511866024433E+018" calcext:value-type="float">
            <text:p>1.65511866024433E+018</text:p>
          </table:table-cell>
          <table:table-cell office:value-type="string" calcext:value-type="string">
            <text:p>/map</text:p>
          </table:table-cell>
          <table:table-cell office:value-type="float" office:value="-0.0223314594477" calcext:value-type="float">
            <text:p>-0.0223314594477</text:p>
          </table:table-cell>
          <table:table-cell office:value-type="float" office:value="0" calcext:value-type="float">
            <text:p>0</text:p>
          </table:table-cell>
          <table:table-cell office:value-type="float" office:value="1.46008217335" calcext:value-type="float">
            <text:p>1.46008217335</text:p>
          </table:table-cell>
          <table:table-cell office:value-type="float" office:value="0.00321453553624" calcext:value-type="float">
            <text:p>0.0032145355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034477E+018" calcext:value-type="float">
            <text:p>1.65511866034477E+018</text:p>
          </table:table-cell>
          <table:table-cell office:value-type="float" office:value="35" calcext:value-type="float">
            <text:p>35</text:p>
          </table:table-cell>
          <table:table-cell office:value-type="float" office:value="1.65511866034427E+018" calcext:value-type="float">
            <text:p>1.65511866034427E+018</text:p>
          </table:table-cell>
          <table:table-cell office:value-type="string" calcext:value-type="string">
            <text:p>/map</text:p>
          </table:table-cell>
          <table:table-cell office:value-type="float" office:value="-0.022684821859" calcext:value-type="float">
            <text:p>-0.022684821859</text:p>
          </table:table-cell>
          <table:table-cell office:value-type="float" office:value="0" calcext:value-type="float">
            <text:p>0</text:p>
          </table:table-cell>
          <table:table-cell office:value-type="float" office:value="1.46031630039" calcext:value-type="float">
            <text:p>1.46031630039</text:p>
          </table:table-cell>
          <table:table-cell office:value-type="float" office:value="0.00234187603928" calcext:value-type="float">
            <text:p>0.00234187603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044434E+018" calcext:value-type="float">
            <text:p>1.65511866044434E+018</text:p>
          </table:table-cell>
          <table:table-cell office:value-type="float" office:value="36" calcext:value-type="float">
            <text:p>36</text:p>
          </table:table-cell>
          <table:table-cell office:value-type="float" office:value="1.65511866044391E+018" calcext:value-type="float">
            <text:p>1.65511866044391E+018</text:p>
          </table:table-cell>
          <table:table-cell office:value-type="string" calcext:value-type="string">
            <text:p>/map</text:p>
          </table:table-cell>
          <table:table-cell office:value-type="float" office:value="-0.022700175643" calcext:value-type="float">
            <text:p>-0.022700175643</text:p>
          </table:table-cell>
          <table:table-cell office:value-type="float" office:value="0" calcext:value-type="float">
            <text:p>0</text:p>
          </table:table-cell>
          <table:table-cell office:value-type="float" office:value="1.46046745777" calcext:value-type="float">
            <text:p>1.46046745777</text:p>
          </table:table-cell>
          <table:table-cell office:value-type="float" office:value="0.00151050765999" calcext:value-type="float">
            <text:p>0.00151050765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054332E+018" calcext:value-type="float">
            <text:p>1.65511866054332E+018</text:p>
          </table:table-cell>
          <table:table-cell office:value-type="float" office:value="37" calcext:value-type="float">
            <text:p>37</text:p>
          </table:table-cell>
          <table:table-cell office:value-type="float" office:value="1.65511866054273E+018" calcext:value-type="float">
            <text:p>1.65511866054273E+018</text:p>
          </table:table-cell>
          <table:table-cell office:value-type="string" calcext:value-type="string">
            <text:p>/map</text:p>
          </table:table-cell>
          <table:table-cell office:value-type="float" office:value="-0.0227168146521" calcext:value-type="float">
            <text:p>-0.0227168146521</text:p>
          </table:table-cell>
          <table:table-cell office:value-type="float" office:value="0" calcext:value-type="float">
            <text:p>0</text:p>
          </table:table-cell>
          <table:table-cell office:value-type="float" office:value="1.46053934097" calcext:value-type="float">
            <text:p>1.46053934097</text:p>
          </table:table-cell>
          <table:table-cell office:value-type="float" office:value="0.00071919709444" calcext:value-type="float">
            <text:p>0.00071919709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064558E+018" calcext:value-type="float">
            <text:p>1.65511866064558E+018</text:p>
          </table:table-cell>
          <table:table-cell office:value-type="float" office:value="38" calcext:value-type="float">
            <text:p>38</text:p>
          </table:table-cell>
          <table:table-cell office:value-type="float" office:value="1.65511866064506E+018" calcext:value-type="float">
            <text:p>1.65511866064506E+018</text:p>
          </table:table-cell>
          <table:table-cell office:value-type="string" calcext:value-type="string">
            <text:p>/map</text:p>
          </table:table-cell>
          <table:table-cell office:value-type="float" office:value="-0.0227346587926" calcext:value-type="float">
            <text:p>-0.0227346587926</text:p>
          </table:table-cell>
          <table:table-cell office:value-type="float" office:value="0" calcext:value-type="float">
            <text:p>0</text:p>
          </table:table-cell>
          <table:table-cell office:value-type="float" office:value="1.46053600311" calcext:value-type="float">
            <text:p>1.46053600311</text:p>
          </table:table-cell>
          <table:table-cell office:value-type="float" office:value="-0.0000332671370415" calcext:value-type="float">
            <text:p>-3.32671370415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074105E+018" calcext:value-type="float">
            <text:p>1.65511866074105E+018</text:p>
          </table:table-cell>
          <table:table-cell office:value-type="float" office:value="39" calcext:value-type="float">
            <text:p>39</text:p>
          </table:table-cell>
          <table:table-cell office:value-type="float" office:value="1.65511866074056E+018" calcext:value-type="float">
            <text:p>1.65511866074056E+018</text:p>
          </table:table-cell>
          <table:table-cell office:value-type="string" calcext:value-type="string">
            <text:p>/map</text:p>
          </table:table-cell>
          <table:table-cell office:value-type="float" office:value="-0.0227536354214" calcext:value-type="float">
            <text:p>-0.0227536354214</text:p>
          </table:table-cell>
          <table:table-cell office:value-type="float" office:value="0" calcext:value-type="float">
            <text:p>0</text:p>
          </table:table-cell>
          <table:table-cell office:value-type="float" office:value="1.46046113968" calcext:value-type="float">
            <text:p>1.46046113968</text:p>
          </table:table-cell>
          <table:table-cell office:value-type="float" office:value="-0.000748074846342" calcext:value-type="float">
            <text:p>-0.000748074846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084437E+018" calcext:value-type="float">
            <text:p>1.65511866084437E+018</text:p>
          </table:table-cell>
          <table:table-cell office:value-type="float" office:value="40" calcext:value-type="float">
            <text:p>40</text:p>
          </table:table-cell>
          <table:table-cell office:value-type="float" office:value="1.65511866084383E+018" calcext:value-type="float">
            <text:p>1.65511866084383E+018</text:p>
          </table:table-cell>
          <table:table-cell office:value-type="string" calcext:value-type="string">
            <text:p>/map</text:p>
          </table:table-cell>
          <table:table-cell office:value-type="float" office:value="-0.0227736700326" calcext:value-type="float">
            <text:p>-0.0227736700326</text:p>
          </table:table-cell>
          <table:table-cell office:value-type="float" office:value="0" calcext:value-type="float">
            <text:p>0</text:p>
          </table:table-cell>
          <table:table-cell office:value-type="float" office:value="1.46031856537" calcext:value-type="float">
            <text:p>1.46031856537</text:p>
          </table:table-cell>
          <table:table-cell office:value-type="float" office:value="-0.00142639409751" calcext:value-type="float">
            <text:p>-0.00142639409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094084E+018" calcext:value-type="float">
            <text:p>1.65511866094084E+018</text:p>
          </table:table-cell>
          <table:table-cell office:value-type="float" office:value="41" calcext:value-type="float">
            <text:p>41</text:p>
          </table:table-cell>
          <table:table-cell office:value-type="float" office:value="1.6551186609403E+018" calcext:value-type="float">
            <text:p>1.6551186609403E+018</text:p>
          </table:table-cell>
          <table:table-cell office:value-type="string" calcext:value-type="string">
            <text:p>/map</text:p>
          </table:table-cell>
          <table:table-cell office:value-type="float" office:value="-0.0227946937084" calcext:value-type="float">
            <text:p>-0.0227946937084</text:p>
          </table:table-cell>
          <table:table-cell office:value-type="float" office:value="0" calcext:value-type="float">
            <text:p>0</text:p>
          </table:table-cell>
          <table:table-cell office:value-type="float" office:value="1.46011161804" calcext:value-type="float">
            <text:p>1.46011161804</text:p>
          </table:table-cell>
          <table:table-cell office:value-type="float" office:value="-0.00206937105395" calcext:value-type="float">
            <text:p>-0.00206937105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104256E+018" calcext:value-type="float">
            <text:p>1.65511866104256E+018</text:p>
          </table:table-cell>
          <table:table-cell office:value-type="float" office:value="42" calcext:value-type="float">
            <text:p>42</text:p>
          </table:table-cell>
          <table:table-cell office:value-type="float" office:value="1.65511866104183E+018" calcext:value-type="float">
            <text:p>1.65511866104183E+018</text:p>
          </table:table-cell>
          <table:table-cell office:value-type="string" calcext:value-type="string">
            <text:p>/map</text:p>
          </table:table-cell>
          <table:table-cell office:value-type="float" office:value="-0.0228166412562" calcext:value-type="float">
            <text:p>-0.0228166412562</text:p>
          </table:table-cell>
          <table:table-cell office:value-type="float" office:value="0" calcext:value-type="float">
            <text:p>0</text:p>
          </table:table-cell>
          <table:table-cell office:value-type="float" office:value="1.45984375477" calcext:value-type="float">
            <text:p>1.45984375477</text:p>
          </table:table-cell>
          <table:table-cell office:value-type="float" office:value="-0.00267812982202" calcext:value-type="float">
            <text:p>-0.00267812982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114143E+018" calcext:value-type="float">
            <text:p>1.65511866114143E+018</text:p>
          </table:table-cell>
          <table:table-cell office:value-type="float" office:value="43" calcext:value-type="float">
            <text:p>43</text:p>
          </table:table-cell>
          <table:table-cell office:value-type="float" office:value="1.65511866114098E+018" calcext:value-type="float">
            <text:p>1.65511866114098E+018</text:p>
          </table:table-cell>
          <table:table-cell office:value-type="string" calcext:value-type="string">
            <text:p>/map</text:p>
          </table:table-cell>
          <table:table-cell office:value-type="float" office:value="-0.0228394456208" calcext:value-type="float">
            <text:p>-0.0228394456208</text:p>
          </table:table-cell>
          <table:table-cell office:value-type="float" office:value="0" calcext:value-type="float">
            <text:p>0</text:p>
          </table:table-cell>
          <table:table-cell office:value-type="float" office:value="1.45951843262" calcext:value-type="float">
            <text:p>1.45951843262</text:p>
          </table:table-cell>
          <table:table-cell office:value-type="float" office:value="-0.00325377238914" calcext:value-type="float">
            <text:p>-0.00325377238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123886E+018" calcext:value-type="float">
            <text:p>1.65511866123886E+018</text:p>
          </table:table-cell>
          <table:table-cell office:value-type="float" office:value="44" calcext:value-type="float">
            <text:p>44</text:p>
          </table:table-cell>
          <table:table-cell office:value-type="float" office:value="1.65511866123835E+018" calcext:value-type="float">
            <text:p>1.65511866123835E+018</text:p>
          </table:table-cell>
          <table:table-cell office:value-type="string" calcext:value-type="string">
            <text:p>/map</text:p>
          </table:table-cell>
          <table:table-cell office:value-type="float" office:value="-0.029424874112" calcext:value-type="float">
            <text:p>-0.029424874112</text:p>
          </table:table-cell>
          <table:table-cell office:value-type="float" office:value="0" calcext:value-type="float">
            <text:p>0</text:p>
          </table:table-cell>
          <table:table-cell office:value-type="float" office:value="1.45913863182" calcext:value-type="float">
            <text:p>1.45913863182</text:p>
          </table:table-cell>
          <table:table-cell office:value-type="float" office:value="-0.00379737908952" calcext:value-type="float">
            <text:p>-0.00379737908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134352E+018" calcext:value-type="float">
            <text:p>1.65511866134352E+018</text:p>
          </table:table-cell>
          <table:table-cell office:value-type="float" office:value="45" calcext:value-type="float">
            <text:p>45</text:p>
          </table:table-cell>
          <table:table-cell office:value-type="float" office:value="1.65511866134299E+018" calcext:value-type="float">
            <text:p>1.65511866134299E+018</text:p>
          </table:table-cell>
          <table:table-cell office:value-type="string" calcext:value-type="string">
            <text:p>/map</text:p>
          </table:table-cell>
          <table:table-cell office:value-type="float" office:value="-0.0294482856989" calcext:value-type="float">
            <text:p>-0.0294482856989</text:p>
          </table:table-cell>
          <table:table-cell office:value-type="float" office:value="0" calcext:value-type="float">
            <text:p>0</text:p>
          </table:table-cell>
          <table:table-cell office:value-type="float" office:value="1.45870769024" calcext:value-type="float">
            <text:p>1.45870769024</text:p>
          </table:table-cell>
          <table:table-cell office:value-type="float" office:value="-0.00431000813842" calcext:value-type="float">
            <text:p>-0.00431000813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144488E+018" calcext:value-type="float">
            <text:p>1.65511866144488E+018</text:p>
          </table:table-cell>
          <table:table-cell office:value-type="float" office:value="46" calcext:value-type="float">
            <text:p>46</text:p>
          </table:table-cell>
          <table:table-cell office:value-type="float" office:value="1.6551186614444E+018" calcext:value-type="float">
            <text:p>1.6551186614444E+018</text:p>
          </table:table-cell>
          <table:table-cell office:value-type="string" calcext:value-type="string">
            <text:p>/map</text:p>
          </table:table-cell>
          <table:table-cell office:value-type="float" office:value="-0.0197417065501" calcext:value-type="float">
            <text:p>-0.0197417065501</text:p>
          </table:table-cell>
          <table:table-cell office:value-type="float" office:value="0" calcext:value-type="float">
            <text:p>0</text:p>
          </table:table-cell>
          <table:table-cell office:value-type="float" office:value="1.45822846889" calcext:value-type="float">
            <text:p>1.45822846889</text:p>
          </table:table-cell>
          <table:table-cell office:value-type="float" office:value="-0.00479269586504" calcext:value-type="float">
            <text:p>-0.00479269586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153996E+018" calcext:value-type="float">
            <text:p>1.65511866153996E+018</text:p>
          </table:table-cell>
          <table:table-cell office:value-type="float" office:value="47" calcext:value-type="float">
            <text:p>47</text:p>
          </table:table-cell>
          <table:table-cell office:value-type="float" office:value="1.65511866153922E+018" calcext:value-type="float">
            <text:p>1.65511866153922E+018</text:p>
          </table:table-cell>
          <table:table-cell office:value-type="string" calcext:value-type="string">
            <text:p>/map</text:p>
          </table:table-cell>
          <table:table-cell office:value-type="float" office:value="-0.0263304021209" calcext:value-type="float">
            <text:p>-0.0263304021209</text:p>
          </table:table-cell>
          <table:table-cell office:value-type="float" office:value="0" calcext:value-type="float">
            <text:p>0</text:p>
          </table:table-cell>
          <table:table-cell office:value-type="float" office:value="1.45770382881" calcext:value-type="float">
            <text:p>1.45770382881</text:p>
          </table:table-cell>
          <table:table-cell office:value-type="float" office:value="-0.00524645624682" calcext:value-type="float">
            <text:p>-0.00524645624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164189E+018" calcext:value-type="float">
            <text:p>1.65511866164189E+018</text:p>
          </table:table-cell>
          <table:table-cell office:value-type="float" office:value="48" calcext:value-type="float">
            <text:p>48</text:p>
          </table:table-cell>
          <table:table-cell office:value-type="float" office:value="1.65511866164146E+018" calcext:value-type="float">
            <text:p>1.65511866164146E+018</text:p>
          </table:table-cell>
          <table:table-cell office:value-type="string" calcext:value-type="string">
            <text:p>/map</text:p>
          </table:table-cell>
          <table:table-cell office:value-type="float" office:value="-0.0168023966253" calcext:value-type="float">
            <text:p>-0.0168023966253</text:p>
          </table:table-cell>
          <table:table-cell office:value-type="float" office:value="0" calcext:value-type="float">
            <text:p>0</text:p>
          </table:table-cell>
          <table:table-cell office:value-type="float" office:value="1.4571365118" calcext:value-type="float">
            <text:p>1.4571365118</text:p>
          </table:table-cell>
          <table:table-cell office:value-type="float" office:value="-0.00567228207365" calcext:value-type="float">
            <text:p>-0.00567228207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1753E+018" calcext:value-type="float">
            <text:p>1.655118661753E+018</text:p>
          </table:table-cell>
          <table:table-cell office:value-type="float" office:value="49" calcext:value-type="float">
            <text:p>49</text:p>
          </table:table-cell>
          <table:table-cell office:value-type="float" office:value="1.6551186617525E+018" calcext:value-type="float">
            <text:p>1.6551186617525E+018</text:p>
          </table:table-cell>
          <table:table-cell office:value-type="string" calcext:value-type="string">
            <text:p>/map</text:p>
          </table:table-cell>
          <table:table-cell office:value-type="float" office:value="-0.000829673954286" calcext:value-type="float">
            <text:p>-0.000829673954286</text:p>
          </table:table-cell>
          <table:table-cell office:value-type="float" office:value="0" calcext:value-type="float">
            <text:p>0</text:p>
          </table:table-cell>
          <table:table-cell office:value-type="float" office:value="1.45652937889" calcext:value-type="float">
            <text:p>1.45652937889</text:p>
          </table:table-cell>
          <table:table-cell office:value-type="float" office:value="-0.00607114471495" calcext:value-type="float">
            <text:p>-0.00607114471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184373E+018" calcext:value-type="float">
            <text:p>1.65511866184373E+018</text:p>
          </table:table-cell>
          <table:table-cell office:value-type="float" office:value="50" calcext:value-type="float">
            <text:p>50</text:p>
          </table:table-cell>
          <table:table-cell office:value-type="float" office:value="1.65511866184332E+018" calcext:value-type="float">
            <text:p>1.65511866184332E+018</text:p>
          </table:table-cell>
          <table:table-cell office:value-type="string" calcext:value-type="string">
            <text:p>/map</text:p>
          </table:table-cell>
          <table:table-cell office:value-type="float" office:value="-0.0115550151095" calcext:value-type="float">
            <text:p>-0.0115550151095</text:p>
          </table:table-cell>
          <table:table-cell office:value-type="float" office:value="0" calcext:value-type="float">
            <text:p>0</text:p>
          </table:table-cell>
          <table:table-cell office:value-type="float" office:value="1.45588505268" calcext:value-type="float">
            <text:p>1.45588505268</text:p>
          </table:table-cell>
          <table:table-cell office:value-type="float" office:value="-0.00644399272278" calcext:value-type="float">
            <text:p>-0.00644399272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194171E+018" calcext:value-type="float">
            <text:p>1.65511866194171E+018</text:p>
          </table:table-cell>
          <table:table-cell office:value-type="float" office:value="51" calcext:value-type="float">
            <text:p>51</text:p>
          </table:table-cell>
          <table:table-cell office:value-type="float" office:value="1.65511866194125E+018" calcext:value-type="float">
            <text:p>1.65511866194125E+018</text:p>
          </table:table-cell>
          <table:table-cell office:value-type="string" calcext:value-type="string">
            <text:p>/map</text:p>
          </table:table-cell>
          <table:table-cell office:value-type="float" office:value="-0.0175455715507" calcext:value-type="float">
            <text:p>-0.0175455715507</text:p>
          </table:table-cell>
          <table:table-cell office:value-type="float" office:value="0" calcext:value-type="float">
            <text:p>0</text:p>
          </table:table-cell>
          <table:table-cell office:value-type="float" office:value="1.45520579815" calcext:value-type="float">
            <text:p>1.45520579815</text:p>
          </table:table-cell>
          <table:table-cell office:value-type="float" office:value="-0.00679175462574" calcext:value-type="float">
            <text:p>-0.00679175462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204303E+018" calcext:value-type="float">
            <text:p>1.65511866204303E+018</text:p>
          </table:table-cell>
          <table:table-cell office:value-type="float" office:value="52" calcext:value-type="float">
            <text:p>52</text:p>
          </table:table-cell>
          <table:table-cell office:value-type="float" office:value="1.65511866204257E+018" calcext:value-type="float">
            <text:p>1.65511866204257E+018</text:p>
          </table:table-cell>
          <table:table-cell office:value-type="string" calcext:value-type="string">
            <text:p>/map</text:p>
          </table:table-cell>
          <table:table-cell office:value-type="float" office:value="-0.0149469301105" calcext:value-type="float">
            <text:p>-0.0149469301105</text:p>
          </table:table-cell>
          <table:table-cell office:value-type="float" office:value="0" calcext:value-type="float">
            <text:p>0</text:p>
          </table:table-cell>
          <table:table-cell office:value-type="float" office:value="1.45449435711" calcext:value-type="float">
            <text:p>1.45449435711</text:p>
          </table:table-cell>
          <table:table-cell office:value-type="float" office:value="-0.00711533660069" calcext:value-type="float">
            <text:p>-0.00711533660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214161E+018" calcext:value-type="float">
            <text:p>1.65511866214161E+018</text:p>
          </table:table-cell>
          <table:table-cell office:value-type="float" office:value="53" calcext:value-type="float">
            <text:p>53</text:p>
          </table:table-cell>
          <table:table-cell office:value-type="float" office:value="1.65511866214123E+018" calcext:value-type="float">
            <text:p>1.65511866214123E+018</text:p>
          </table:table-cell>
          <table:table-cell office:value-type="string" calcext:value-type="string">
            <text:p>/map</text:p>
          </table:table-cell>
          <table:table-cell office:value-type="float" office:value="-0.000862337474246" calcext:value-type="float">
            <text:p>-0.000862337474246</text:p>
          </table:table-cell>
          <table:table-cell office:value-type="float" office:value="0" calcext:value-type="float">
            <text:p>0</text:p>
          </table:table-cell>
          <table:table-cell office:value-type="float" office:value="1.45375275612" calcext:value-type="float">
            <text:p>1.45375275612</text:p>
          </table:table-cell>
          <table:table-cell office:value-type="float" office:value="-0.00741562386975" calcext:value-type="float">
            <text:p>-0.00741562386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224096E+018" calcext:value-type="float">
            <text:p>1.65511866224096E+018</text:p>
          </table:table-cell>
          <table:table-cell office:value-type="float" office:value="54" calcext:value-type="float">
            <text:p>54</text:p>
          </table:table-cell>
          <table:table-cell office:value-type="float" office:value="1.65511866224051E+018" calcext:value-type="float">
            <text:p>1.65511866224051E+018</text:p>
          </table:table-cell>
          <table:table-cell office:value-type="string" calcext:value-type="string">
            <text:p>/map</text:p>
          </table:table-cell>
          <table:table-cell office:value-type="float" office:value="-0.00977704301476" calcext:value-type="float">
            <text:p>-0.00977704301476</text:p>
          </table:table-cell>
          <table:table-cell office:value-type="float" office:value="0" calcext:value-type="float">
            <text:p>0</text:p>
          </table:table-cell>
          <table:table-cell office:value-type="float" office:value="1.45298337936" calcext:value-type="float">
            <text:p>1.45298337936</text:p>
          </table:table-cell>
          <table:table-cell office:value-type="float" office:value="-0.00769348116592" calcext:value-type="float">
            <text:p>-0.00769348116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234019E+018" calcext:value-type="float">
            <text:p>1.65511866234019E+018</text:p>
          </table:table-cell>
          <table:table-cell office:value-type="float" office:value="55" calcext:value-type="float">
            <text:p>55</text:p>
          </table:table-cell>
          <table:table-cell office:value-type="float" office:value="1.65511866233968E+018" calcext:value-type="float">
            <text:p>1.65511866233968E+018</text:p>
          </table:table-cell>
          <table:table-cell office:value-type="string" calcext:value-type="string">
            <text:p>/map</text:p>
          </table:table-cell>
          <table:table-cell office:value-type="float" office:value="-0.0105066560209" calcext:value-type="float">
            <text:p>-0.0105066560209</text:p>
          </table:table-cell>
          <table:table-cell office:value-type="float" office:value="0" calcext:value-type="float">
            <text:p>0</text:p>
          </table:table-cell>
          <table:table-cell office:value-type="float" office:value="1.45218849182" calcext:value-type="float">
            <text:p>1.45218849182</text:p>
          </table:table-cell>
          <table:table-cell office:value-type="float" office:value="-0.00794975273311" calcext:value-type="float">
            <text:p>-0.00794975273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244684E+018" calcext:value-type="float">
            <text:p>1.65511866244684E+018</text:p>
          </table:table-cell>
          <table:table-cell office:value-type="float" office:value="56" calcext:value-type="float">
            <text:p>56</text:p>
          </table:table-cell>
          <table:table-cell office:value-type="float" office:value="1.65511866244637E+018" calcext:value-type="float">
            <text:p>1.65511866244637E+018</text:p>
          </table:table-cell>
          <table:table-cell office:value-type="string" calcext:value-type="string">
            <text:p>/map</text:p>
          </table:table-cell>
          <table:table-cell office:value-type="float" office:value="-0.0539883300662" calcext:value-type="float">
            <text:p>-0.0539883300662</text:p>
          </table:table-cell>
          <table:table-cell office:value-type="float" office:value="0" calcext:value-type="float">
            <text:p>0</text:p>
          </table:table-cell>
          <table:table-cell office:value-type="float" office:value="1.45136988163" calcext:value-type="float">
            <text:p>1.45136988163</text:p>
          </table:table-cell>
          <table:table-cell office:value-type="float" office:value="-0.00818525999784" calcext:value-type="float">
            <text:p>-0.00818525999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254029E+018" calcext:value-type="float">
            <text:p>1.65511866254029E+018</text:p>
          </table:table-cell>
          <table:table-cell office:value-type="float" office:value="57" calcext:value-type="float">
            <text:p>57</text:p>
          </table:table-cell>
          <table:table-cell office:value-type="float" office:value="1.65511866253977E+018" calcext:value-type="float">
            <text:p>1.65511866253977E+018</text:p>
          </table:table-cell>
          <table:table-cell office:value-type="string" calcext:value-type="string">
            <text:p>/map</text:p>
          </table:table-cell>
          <table:table-cell office:value-type="float" office:value="-0.00854778941721" calcext:value-type="float">
            <text:p>-0.00854778941721</text:p>
          </table:table-cell>
          <table:table-cell office:value-type="float" office:value="0" calcext:value-type="float">
            <text:p>0</text:p>
          </table:table-cell>
          <table:table-cell office:value-type="float" office:value="1.45052981377" calcext:value-type="float">
            <text:p>1.45052981377</text:p>
          </table:table-cell>
          <table:table-cell office:value-type="float" office:value="-0.00840080715716" calcext:value-type="float">
            <text:p>-0.00840080715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264381E+018" calcext:value-type="float">
            <text:p>1.65511866264381E+018</text:p>
          </table:table-cell>
          <table:table-cell office:value-type="float" office:value="58" calcext:value-type="float">
            <text:p>58</text:p>
          </table:table-cell>
          <table:table-cell office:value-type="float" office:value="1.65511866264333E+018" calcext:value-type="float">
            <text:p>1.65511866264333E+018</text:p>
          </table:table-cell>
          <table:table-cell office:value-type="string" calcext:value-type="string">
            <text:p>/map</text:p>
          </table:table-cell>
          <table:table-cell office:value-type="float" office:value="-0.0136108798906" calcext:value-type="float">
            <text:p>-0.0136108798906</text:p>
          </table:table-cell>
          <table:table-cell office:value-type="float" office:value="0" calcext:value-type="float">
            <text:p>0</text:p>
          </table:table-cell>
          <table:table-cell office:value-type="float" office:value="1.44967007637" calcext:value-type="float">
            <text:p>1.44967007637</text:p>
          </table:table-cell>
          <table:table-cell office:value-type="float" office:value="-0.00859717652202" calcext:value-type="float">
            <text:p>-0.00859717652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274017E+018" calcext:value-type="float">
            <text:p>1.65511866274017E+018</text:p>
          </table:table-cell>
          <table:table-cell office:value-type="float" office:value="59" calcext:value-type="float">
            <text:p>59</text:p>
          </table:table-cell>
          <table:table-cell office:value-type="float" office:value="1.65511866273966E+018" calcext:value-type="float">
            <text:p>1.65511866273966E+018</text:p>
          </table:table-cell>
          <table:table-cell office:value-type="string" calcext:value-type="string">
            <text:p>/map</text:p>
          </table:table-cell>
          <table:table-cell office:value-type="float" office:value="-0.0254275202751" calcext:value-type="float">
            <text:p>-0.0254275202751</text:p>
          </table:table-cell>
          <table:table-cell office:value-type="float" office:value="0" calcext:value-type="float">
            <text:p>0</text:p>
          </table:table-cell>
          <table:table-cell office:value-type="float" office:value="1.44879257679" calcext:value-type="float">
            <text:p>1.44879257679</text:p>
          </table:table-cell>
          <table:table-cell office:value-type="float" office:value="-0.00877512991428" calcext:value-type="float">
            <text:p>-0.00877512991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284798E+018" calcext:value-type="float">
            <text:p>1.65511866284798E+018</text:p>
          </table:table-cell>
          <table:table-cell office:value-type="float" office:value="60" calcext:value-type="float">
            <text:p>60</text:p>
          </table:table-cell>
          <table:table-cell office:value-type="float" office:value="1.65511866284751E+018" calcext:value-type="float">
            <text:p>1.65511866284751E+018</text:p>
          </table:table-cell>
          <table:table-cell office:value-type="string" calcext:value-type="string">
            <text:p>/map</text:p>
          </table:table-cell>
          <table:table-cell office:value-type="float" office:value="-0.032621242106" calcext:value-type="float">
            <text:p>-0.032621242106</text:p>
          </table:table-cell>
          <table:table-cell office:value-type="float" office:value="0" calcext:value-type="float">
            <text:p>0</text:p>
          </table:table-cell>
          <table:table-cell office:value-type="float" office:value="1.44789910316" calcext:value-type="float">
            <text:p>1.44789910316</text:p>
          </table:table-cell>
          <table:table-cell office:value-type="float" office:value="-0.00893541052938" calcext:value-type="float">
            <text:p>-0.00893541052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294274E+018" calcext:value-type="float">
            <text:p>1.65511866294274E+018</text:p>
          </table:table-cell>
          <table:table-cell office:value-type="float" office:value="61" calcext:value-type="float">
            <text:p>61</text:p>
          </table:table-cell>
          <table:table-cell office:value-type="float" office:value="1.65511866294214E+018" calcext:value-type="float">
            <text:p>1.65511866294214E+018</text:p>
          </table:table-cell>
          <table:table-cell office:value-type="string" calcext:value-type="string">
            <text:p>/map</text:p>
          </table:table-cell>
          <table:table-cell office:value-type="float" office:value="-0.0316675752401" calcext:value-type="float">
            <text:p>-0.0316675752401</text:p>
          </table:table-cell>
          <table:table-cell office:value-type="float" office:value="0" calcext:value-type="float">
            <text:p>0</text:p>
          </table:table-cell>
          <table:table-cell office:value-type="float" office:value="1.44699120522" calcext:value-type="float">
            <text:p>1.44699120522</text:p>
          </table:table-cell>
          <table:table-cell office:value-type="float" office:value="-0.00907874200493" calcext:value-type="float">
            <text:p>-0.00907874200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304476E+018" calcext:value-type="float">
            <text:p>1.65511866304476E+018</text:p>
          </table:table-cell>
          <table:table-cell office:value-type="float" office:value="62" calcext:value-type="float">
            <text:p>62</text:p>
          </table:table-cell>
          <table:table-cell office:value-type="float" office:value="1.65511866304424E+018" calcext:value-type="float">
            <text:p>1.65511866304424E+018</text:p>
          </table:table-cell>
          <table:table-cell office:value-type="string" calcext:value-type="string">
            <text:p>/map</text:p>
          </table:table-cell>
          <table:table-cell office:value-type="float" office:value="-0.0151135977358" calcext:value-type="float">
            <text:p>-0.0151135977358</text:p>
          </table:table-cell>
          <table:table-cell office:value-type="float" office:value="0" calcext:value-type="float">
            <text:p>0</text:p>
          </table:table-cell>
          <table:table-cell office:value-type="float" office:value="1.44607055187" calcext:value-type="float">
            <text:p>1.44607055187</text:p>
          </table:table-cell>
          <table:table-cell office:value-type="float" office:value="-0.0092058274895" calcext:value-type="float">
            <text:p>-0.0092058274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314585E+018" calcext:value-type="float">
            <text:p>1.65511866314585E+018</text:p>
          </table:table-cell>
          <table:table-cell office:value-type="float" office:value="63" calcext:value-type="float">
            <text:p>63</text:p>
          </table:table-cell>
          <table:table-cell office:value-type="float" office:value="1.65511866314518E+018" calcext:value-type="float">
            <text:p>1.65511866314518E+018</text:p>
          </table:table-cell>
          <table:table-cell office:value-type="string" calcext:value-type="string">
            <text:p>/map</text:p>
          </table:table-cell>
          <table:table-cell office:value-type="float" office:value="-0.0268420595676" calcext:value-type="float">
            <text:p>-0.0268420595676</text:p>
          </table:table-cell>
          <table:table-cell office:value-type="float" office:value="0" calcext:value-type="float">
            <text:p>0</text:p>
          </table:table-cell>
          <table:table-cell office:value-type="float" office:value="1.44513881207" calcext:value-type="float">
            <text:p>1.44513881207</text:p>
          </table:table-cell>
          <table:table-cell office:value-type="float" office:value="-0.00931735336781" calcext:value-type="float">
            <text:p>-0.00931735336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324405E+018" calcext:value-type="float">
            <text:p>1.65511866324405E+018</text:p>
          </table:table-cell>
          <table:table-cell office:value-type="float" office:value="64" calcext:value-type="float">
            <text:p>64</text:p>
          </table:table-cell>
          <table:table-cell office:value-type="float" office:value="1.65511866324362E+018" calcext:value-type="float">
            <text:p>1.65511866324362E+018</text:p>
          </table:table-cell>
          <table:table-cell office:value-type="string" calcext:value-type="string">
            <text:p>/map</text:p>
          </table:table-cell>
          <table:table-cell office:value-type="float" office:value="-0.00553486449644" calcext:value-type="float">
            <text:p>-0.00553486449644</text:p>
          </table:table-cell>
          <table:table-cell office:value-type="float" office:value="0" calcext:value-type="float">
            <text:p>0</text:p>
          </table:table-cell>
          <table:table-cell office:value-type="float" office:value="1.44419741631" calcext:value-type="float">
            <text:p>1.44419741631</text:p>
          </table:table-cell>
          <table:table-cell office:value-type="float" office:value="-0.0094139855355" calcext:value-type="float">
            <text:p>-0.0094139855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334737E+018" calcext:value-type="float">
            <text:p>1.65511866334737E+018</text:p>
          </table:table-cell>
          <table:table-cell office:value-type="float" office:value="65" calcext:value-type="float">
            <text:p>65</text:p>
          </table:table-cell>
          <table:table-cell office:value-type="float" office:value="1.65511866334669E+018" calcext:value-type="float">
            <text:p>1.65511866334669E+018</text:p>
          </table:table-cell>
          <table:table-cell office:value-type="string" calcext:value-type="string">
            <text:p>/map</text:p>
          </table:table-cell>
          <table:table-cell office:value-type="float" office:value="-0.0301079005003" calcext:value-type="float">
            <text:p>-0.0301079005003</text:p>
          </table:table-cell>
          <table:table-cell office:value-type="float" office:value="0" calcext:value-type="float">
            <text:p>0</text:p>
          </table:table-cell>
          <table:table-cell office:value-type="float" office:value="1.4432477951" calcext:value-type="float">
            <text:p>1.4432477951</text:p>
          </table:table-cell>
          <table:table-cell office:value-type="float" office:value="-0.00949637126178" calcext:value-type="float">
            <text:p>-0.00949637126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344614E+018" calcext:value-type="float">
            <text:p>1.65511866344614E+018</text:p>
          </table:table-cell>
          <table:table-cell office:value-type="float" office:value="66" calcext:value-type="float">
            <text:p>66</text:p>
          </table:table-cell>
          <table:table-cell office:value-type="float" office:value="1.65511866344561E+018" calcext:value-type="float">
            <text:p>1.65511866344561E+018</text:p>
          </table:table-cell>
          <table:table-cell office:value-type="string" calcext:value-type="string">
            <text:p>/map</text:p>
          </table:table-cell>
          <table:table-cell office:value-type="float" office:value="-0.0346912890673" calcext:value-type="float">
            <text:p>-0.0346912890673</text:p>
          </table:table-cell>
          <table:table-cell office:value-type="float" office:value="0" calcext:value-type="float">
            <text:p>0</text:p>
          </table:table-cell>
          <table:table-cell office:value-type="float" office:value="1.44229125977" calcext:value-type="float">
            <text:p>1.44229125977</text:p>
          </table:table-cell>
          <table:table-cell office:value-type="float" office:value="-0.00956514291465" calcext:value-type="float">
            <text:p>-0.00956514291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354194E+018" calcext:value-type="float">
            <text:p>1.65511866354194E+018</text:p>
          </table:table-cell>
          <table:table-cell office:value-type="float" office:value="67" calcext:value-type="float">
            <text:p>67</text:p>
          </table:table-cell>
          <table:table-cell office:value-type="float" office:value="1.65511866354142E+018" calcext:value-type="float">
            <text:p>1.65511866354142E+018</text:p>
          </table:table-cell>
          <table:table-cell office:value-type="string" calcext:value-type="string">
            <text:p>/map</text:p>
          </table:table-cell>
          <table:table-cell office:value-type="float" office:value="-0.0317635461688" calcext:value-type="float">
            <text:p>-0.0317635461688</text:p>
          </table:table-cell>
          <table:table-cell office:value-type="float" office:value="0" calcext:value-type="float">
            <text:p>0</text:p>
          </table:table-cell>
          <table:table-cell office:value-type="float" office:value="1.4413292408" calcext:value-type="float">
            <text:p>1.4413292408</text:p>
          </table:table-cell>
          <table:table-cell office:value-type="float" office:value="-0.0096209095791" calcext:value-type="float">
            <text:p>-0.0096209095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36445E+018" calcext:value-type="float">
            <text:p>1.6551186636445E+018</text:p>
          </table:table-cell>
          <table:table-cell office:value-type="float" office:value="68" calcext:value-type="float">
            <text:p>68</text:p>
          </table:table-cell>
          <table:table-cell office:value-type="float" office:value="1.65511866364397E+018" calcext:value-type="float">
            <text:p>1.65511866364397E+018</text:p>
          </table:table-cell>
          <table:table-cell office:value-type="string" calcext:value-type="string">
            <text:p>/map</text:p>
          </table:table-cell>
          <table:table-cell office:value-type="float" office:value="-0.0145898833871" calcext:value-type="float">
            <text:p>-0.0145898833871</text:p>
          </table:table-cell>
          <table:table-cell office:value-type="float" office:value="0" calcext:value-type="float">
            <text:p>0</text:p>
          </table:table-cell>
          <table:table-cell office:value-type="float" office:value="1.44036281109" calcext:value-type="float">
            <text:p>1.44036281109</text:p>
          </table:table-cell>
          <table:table-cell office:value-type="float" office:value="-0.00966426730156" calcext:value-type="float">
            <text:p>-0.00966426730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374612E+018" calcext:value-type="float">
            <text:p>1.65511866374612E+018</text:p>
          </table:table-cell>
          <table:table-cell office:value-type="float" office:value="69" calcext:value-type="float">
            <text:p>69</text:p>
          </table:table-cell>
          <table:table-cell office:value-type="float" office:value="1.65511866374348E+018" calcext:value-type="float">
            <text:p>1.65511866374348E+018</text:p>
          </table:table-cell>
          <table:table-cell office:value-type="string" calcext:value-type="string">
            <text:p>/map</text:p>
          </table:table-cell>
          <table:table-cell office:value-type="float" office:value="-0.0363149903715" calcext:value-type="float">
            <text:p>-0.0363149903715</text:p>
          </table:table-cell>
          <table:table-cell office:value-type="float" office:value="0" calcext:value-type="float">
            <text:p>0</text:p>
          </table:table-cell>
          <table:table-cell office:value-type="float" office:value="1.43939316273" calcext:value-type="float">
            <text:p>1.43939316273</text:p>
          </table:table-cell>
          <table:table-cell office:value-type="float" office:value="-0.00969579350203" calcext:value-type="float">
            <text:p>-0.00969579350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384507E+018" calcext:value-type="float">
            <text:p>1.65511866384507E+018</text:p>
          </table:table-cell>
          <table:table-cell office:value-type="float" office:value="70" calcext:value-type="float">
            <text:p>70</text:p>
          </table:table-cell>
          <table:table-cell office:value-type="float" office:value="1.65511866384445E+018" calcext:value-type="float">
            <text:p>1.65511866384445E+018</text:p>
          </table:table-cell>
          <table:table-cell office:value-type="string" calcext:value-type="string">
            <text:p>/map</text:p>
          </table:table-cell>
          <table:table-cell office:value-type="float" office:value="-0.0380182601511" calcext:value-type="float">
            <text:p>-0.0380182601511</text:p>
          </table:table-cell>
          <table:table-cell office:value-type="float" office:value="0" calcext:value-type="float">
            <text:p>0</text:p>
          </table:table-cell>
          <table:table-cell office:value-type="float" office:value="1.43842160702" calcext:value-type="float">
            <text:p>1.43842160702</text:p>
          </table:table-cell>
          <table:table-cell office:value-type="float" office:value="-0.00971604697406" calcext:value-type="float">
            <text:p>-0.00971604697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393849E+018" calcext:value-type="float">
            <text:p>1.65511866393849E+018</text:p>
          </table:table-cell>
          <table:table-cell office:value-type="float" office:value="71" calcext:value-type="float">
            <text:p>71</text:p>
          </table:table-cell>
          <table:table-cell office:value-type="float" office:value="1.65511866393808E+018" calcext:value-type="float">
            <text:p>1.65511866393808E+018</text:p>
          </table:table-cell>
          <table:table-cell office:value-type="string" calcext:value-type="string">
            <text:p>/map</text:p>
          </table:table-cell>
          <table:table-cell office:value-type="float" office:value="0.00698085827753" calcext:value-type="float">
            <text:p>0.00698085827753</text:p>
          </table:table-cell>
          <table:table-cell office:value-type="float" office:value="0" calcext:value-type="float">
            <text:p>0</text:p>
          </table:table-cell>
          <table:table-cell office:value-type="float" office:value="1.43744909763" calcext:value-type="float">
            <text:p>1.43744909763</text:p>
          </table:table-cell>
          <table:table-cell office:value-type="float" office:value="-0.00972557161003" calcext:value-type="float">
            <text:p>-0.0097255716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404412E+018" calcext:value-type="float">
            <text:p>1.65511866404412E+018</text:p>
          </table:table-cell>
          <table:table-cell office:value-type="float" office:value="72" calcext:value-type="float">
            <text:p>72</text:p>
          </table:table-cell>
          <table:table-cell office:value-type="float" office:value="1.65511866404347E+018" calcext:value-type="float">
            <text:p>1.65511866404347E+018</text:p>
          </table:table-cell>
          <table:table-cell office:value-type="string" calcext:value-type="string">
            <text:p>/map</text:p>
          </table:table-cell>
          <table:table-cell office:value-type="float" office:value="-0.0236997436732" calcext:value-type="float">
            <text:p>-0.0236997436732</text:p>
          </table:table-cell>
          <table:table-cell office:value-type="float" office:value="0" calcext:value-type="float">
            <text:p>0</text:p>
          </table:table-cell>
          <table:table-cell office:value-type="float" office:value="1.43647658825" calcext:value-type="float">
            <text:p>1.43647658825</text:p>
          </table:table-cell>
          <table:table-cell office:value-type="float" office:value="-0.00972489453852" calcext:value-type="float">
            <text:p>-0.00972489453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414319E+018" calcext:value-type="float">
            <text:p>1.65511866414319E+018</text:p>
          </table:table-cell>
          <table:table-cell office:value-type="float" office:value="73" calcext:value-type="float">
            <text:p>73</text:p>
          </table:table-cell>
          <table:table-cell office:value-type="float" office:value="1.65511866414272E+018" calcext:value-type="float">
            <text:p>1.65511866414272E+018</text:p>
          </table:table-cell>
          <table:table-cell office:value-type="string" calcext:value-type="string">
            <text:p>/map</text:p>
          </table:table-cell>
          <table:table-cell office:value-type="float" office:value="-0.0374623611569" calcext:value-type="float">
            <text:p>-0.0374623611569</text:p>
          </table:table-cell>
          <table:table-cell office:value-type="float" office:value="0" calcext:value-type="float">
            <text:p>0</text:p>
          </table:table-cell>
          <table:table-cell office:value-type="float" office:value="1.43550515175" calcext:value-type="float">
            <text:p>1.43550515175</text:p>
          </table:table-cell>
          <table:table-cell office:value-type="float" office:value="-0.00971452705562" calcext:value-type="float">
            <text:p>-0.00971452705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428065E+018" calcext:value-type="float">
            <text:p>1.65511866428065E+018</text:p>
          </table:table-cell>
          <table:table-cell office:value-type="float" office:value="74" calcext:value-type="float">
            <text:p>74</text:p>
          </table:table-cell>
          <table:table-cell office:value-type="float" office:value="1.65511866428018E+018" calcext:value-type="float">
            <text:p>1.65511866428018E+018</text:p>
          </table:table-cell>
          <table:table-cell office:value-type="string" calcext:value-type="string">
            <text:p>/map</text:p>
          </table:table-cell>
          <table:table-cell office:value-type="float" office:value="-0.0195070039481" calcext:value-type="float">
            <text:p>-0.0195070039481</text:p>
          </table:table-cell>
          <table:table-cell office:value-type="float" office:value="0" calcext:value-type="float">
            <text:p>0</text:p>
          </table:table-cell>
          <table:table-cell office:value-type="float" office:value="1.4345356226" calcext:value-type="float">
            <text:p>1.4345356226</text:p>
          </table:table-cell>
          <table:table-cell office:value-type="float" office:value="-0.0096949627623" calcext:value-type="float">
            <text:p>-0.0096949627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434683E+018" calcext:value-type="float">
            <text:p>1.65511866434683E+018</text:p>
          </table:table-cell>
          <table:table-cell office:value-type="float" office:value="75" calcext:value-type="float">
            <text:p>75</text:p>
          </table:table-cell>
          <table:table-cell office:value-type="float" office:value="1.65511866434626E+018" calcext:value-type="float">
            <text:p>1.65511866434626E+018</text:p>
          </table:table-cell>
          <table:table-cell office:value-type="string" calcext:value-type="string">
            <text:p>/map</text:p>
          </table:table-cell>
          <table:table-cell office:value-type="float" office:value="-0.0231059677899" calcext:value-type="float">
            <text:p>-0.0231059677899</text:p>
          </table:table-cell>
          <table:table-cell office:value-type="float" office:value="0" calcext:value-type="float">
            <text:p>0</text:p>
          </table:table-cell>
          <table:table-cell office:value-type="float" office:value="1.43356895447" calcext:value-type="float">
            <text:p>1.43356895447</text:p>
          </table:table-cell>
          <table:table-cell office:value-type="float" office:value="-0.00966668128967" calcext:value-type="float">
            <text:p>-0.00966668128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444486E+018" calcext:value-type="float">
            <text:p>1.65511866444486E+018</text:p>
          </table:table-cell>
          <table:table-cell office:value-type="float" office:value="76" calcext:value-type="float">
            <text:p>76</text:p>
          </table:table-cell>
          <table:table-cell office:value-type="float" office:value="1.65511866444433E+018" calcext:value-type="float">
            <text:p>1.65511866444433E+018</text:p>
          </table:table-cell>
          <table:table-cell office:value-type="string" calcext:value-type="string">
            <text:p>/map</text:p>
          </table:table-cell>
          <table:table-cell office:value-type="float" office:value="-0.000467450881843" calcext:value-type="float">
            <text:p>-0.000467450881843</text:p>
          </table:table-cell>
          <table:table-cell office:value-type="float" office:value="0" calcext:value-type="float">
            <text:p>0</text:p>
          </table:table-cell>
          <table:table-cell office:value-type="float" office:value="1.43260598183" calcext:value-type="float">
            <text:p>1.43260598183</text:p>
          </table:table-cell>
          <table:table-cell office:value-type="float" office:value="-0.00963014829904" calcext:value-type="float">
            <text:p>-0.00963014829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454106E+018" calcext:value-type="float">
            <text:p>1.65511866454106E+018</text:p>
          </table:table-cell>
          <table:table-cell office:value-type="float" office:value="77" calcext:value-type="float">
            <text:p>77</text:p>
          </table:table-cell>
          <table:table-cell office:value-type="float" office:value="1.65511866454062E+018" calcext:value-type="float">
            <text:p>1.65511866454062E+018</text:p>
          </table:table-cell>
          <table:table-cell office:value-type="string" calcext:value-type="string">
            <text:p>/map</text:p>
          </table:table-cell>
          <table:table-cell office:value-type="float" office:value="-0.0211874227971" calcext:value-type="float">
            <text:p>-0.0211874227971</text:p>
          </table:table-cell>
          <table:table-cell office:value-type="float" office:value="0" calcext:value-type="float">
            <text:p>0</text:p>
          </table:table-cell>
          <table:table-cell office:value-type="float" office:value="1.43164730072" calcext:value-type="float">
            <text:p>1.43164730072</text:p>
          </table:table-cell>
          <table:table-cell office:value-type="float" office:value="-0.00958581082523" calcext:value-type="float">
            <text:p>-0.00958581082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463929E+018" calcext:value-type="float">
            <text:p>1.65511866463929E+018</text:p>
          </table:table-cell>
          <table:table-cell office:value-type="float" office:value="78" calcext:value-type="float">
            <text:p>78</text:p>
          </table:table-cell>
          <table:table-cell office:value-type="float" office:value="1.65511866463884E+018" calcext:value-type="float">
            <text:p>1.65511866463884E+018</text:p>
          </table:table-cell>
          <table:table-cell office:value-type="string" calcext:value-type="string">
            <text:p>/map</text:p>
          </table:table-cell>
          <table:table-cell office:value-type="float" office:value="0.00681839603931" calcext:value-type="float">
            <text:p>0.00681839603931</text:p>
          </table:table-cell>
          <table:table-cell office:value-type="float" office:value="0" calcext:value-type="float">
            <text:p>0</text:p>
          </table:table-cell>
          <table:table-cell office:value-type="float" office:value="1.43069398403" calcext:value-type="float">
            <text:p>1.43069398403</text:p>
          </table:table-cell>
          <table:table-cell office:value-type="float" office:value="-0.00953410565853" calcext:value-type="float">
            <text:p>-0.00953410565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474176E+018" calcext:value-type="float">
            <text:p>1.65511866474176E+018</text:p>
          </table:table-cell>
          <table:table-cell office:value-type="float" office:value="79" calcext:value-type="float">
            <text:p>79</text:p>
          </table:table-cell>
          <table:table-cell office:value-type="float" office:value="1.6551186647412E+018" calcext:value-type="float">
            <text:p>1.6551186647412E+018</text:p>
          </table:table-cell>
          <table:table-cell office:value-type="string" calcext:value-type="string">
            <text:p>/map</text:p>
          </table:table-cell>
          <table:table-cell office:value-type="float" office:value="-0.0182353947312" calcext:value-type="float">
            <text:p>-0.0182353947312</text:p>
          </table:table-cell>
          <table:table-cell office:value-type="float" office:value="0" calcext:value-type="float">
            <text:p>0</text:p>
          </table:table-cell>
          <table:table-cell office:value-type="float" office:value="1.42974638939" calcext:value-type="float">
            <text:p>1.42974638939</text:p>
          </table:table-cell>
          <table:table-cell office:value-type="float" office:value="-0.00947545096278" calcext:value-type="float">
            <text:p>-0.00947545096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484368E+018" calcext:value-type="float">
            <text:p>1.65511866484368E+018</text:p>
          </table:table-cell>
          <table:table-cell office:value-type="float" office:value="80" calcext:value-type="float">
            <text:p>80</text:p>
          </table:table-cell>
          <table:table-cell office:value-type="float" office:value="1.65511866484322E+018" calcext:value-type="float">
            <text:p>1.65511866484322E+018</text:p>
          </table:table-cell>
          <table:table-cell office:value-type="string" calcext:value-type="string">
            <text:p>/map</text:p>
          </table:table-cell>
          <table:table-cell office:value-type="float" office:value="-0.0186614785343" calcext:value-type="float">
            <text:p>-0.0186614785343</text:p>
          </table:table-cell>
          <table:table-cell office:value-type="float" office:value="0" calcext:value-type="float">
            <text:p>0</text:p>
          </table:table-cell>
          <table:table-cell office:value-type="float" office:value="1.42880535126" calcext:value-type="float">
            <text:p>1.42880535126</text:p>
          </table:table-cell>
          <table:table-cell office:value-type="float" office:value="-0.00941025279462" calcext:value-type="float">
            <text:p>-0.00941025279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494405E+018" calcext:value-type="float">
            <text:p>1.65511866494405E+018</text:p>
          </table:table-cell>
          <table:table-cell office:value-type="float" office:value="81" calcext:value-type="float">
            <text:p>81</text:p>
          </table:table-cell>
          <table:table-cell office:value-type="float" office:value="1.65511866494355E+018" calcext:value-type="float">
            <text:p>1.65511866494355E+018</text:p>
          </table:table-cell>
          <table:table-cell office:value-type="string" calcext:value-type="string">
            <text:p>/map</text:p>
          </table:table-cell>
          <table:table-cell office:value-type="float" office:value="0.00707005616277" calcext:value-type="float">
            <text:p>0.00707005616277</text:p>
          </table:table-cell>
          <table:table-cell office:value-type="float" office:value="0" calcext:value-type="float">
            <text:p>0</text:p>
          </table:table-cell>
          <table:table-cell office:value-type="float" office:value="1.42787146568" calcext:value-type="float">
            <text:p>1.42787146568</text:p>
          </table:table-cell>
          <table:table-cell office:value-type="float" office:value="-0.0093389051035" calcext:value-type="float">
            <text:p>-0.009338905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504029E+018" calcext:value-type="float">
            <text:p>1.65511866504029E+018</text:p>
          </table:table-cell>
          <table:table-cell office:value-type="float" office:value="82" calcext:value-type="float">
            <text:p>82</text:p>
          </table:table-cell>
          <table:table-cell office:value-type="float" office:value="1.65511866503977E+018" calcext:value-type="float">
            <text:p>1.65511866503977E+018</text:p>
          </table:table-cell>
          <table:table-cell office:value-type="string" calcext:value-type="string">
            <text:p>/map</text:p>
          </table:table-cell>
          <table:table-cell office:value-type="float" office:value="0.00905100442469" calcext:value-type="float">
            <text:p>0.00905100442469</text:p>
          </table:table-cell>
          <table:table-cell office:value-type="float" office:value="0" calcext:value-type="float">
            <text:p>0</text:p>
          </table:table-cell>
          <table:table-cell office:value-type="float" office:value="1.42694532871" calcext:value-type="float">
            <text:p>1.42694532871</text:p>
          </table:table-cell>
          <table:table-cell office:value-type="float" office:value="-0.00926178600639" calcext:value-type="float">
            <text:p>-0.00926178600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51434E+018" calcext:value-type="float">
            <text:p>1.6551186651434E+018</text:p>
          </table:table-cell>
          <table:table-cell office:value-type="float" office:value="83" calcext:value-type="float">
            <text:p>83</text:p>
          </table:table-cell>
          <table:table-cell office:value-type="float" office:value="1.65511866514292E+018" calcext:value-type="float">
            <text:p>1.65511866514292E+018</text:p>
          </table:table-cell>
          <table:table-cell office:value-type="string" calcext:value-type="string">
            <text:p>/map</text:p>
          </table:table-cell>
          <table:table-cell office:value-type="float" office:value="-0.0064941290766" calcext:value-type="float">
            <text:p>-0.0064941290766</text:p>
          </table:table-cell>
          <table:table-cell office:value-type="float" office:value="0" calcext:value-type="float">
            <text:p>0</text:p>
          </table:table-cell>
          <table:table-cell office:value-type="float" office:value="1.42602741718" calcext:value-type="float">
            <text:p>1.42602741718</text:p>
          </table:table-cell>
          <table:table-cell office:value-type="float" office:value="-0.00917926058173" calcext:value-type="float">
            <text:p>-0.00917926058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525134E+018" calcext:value-type="float">
            <text:p>1.65511866525134E+018</text:p>
          </table:table-cell>
          <table:table-cell office:value-type="float" office:value="84" calcext:value-type="float">
            <text:p>84</text:p>
          </table:table-cell>
          <table:table-cell office:value-type="float" office:value="1.65511866525086E+018" calcext:value-type="float">
            <text:p>1.65511866525086E+018</text:p>
          </table:table-cell>
          <table:table-cell office:value-type="string" calcext:value-type="string">
            <text:p>/map</text:p>
          </table:table-cell>
          <table:table-cell office:value-type="float" office:value="-0.00812166184187" calcext:value-type="float">
            <text:p>-0.00812166184187</text:p>
          </table:table-cell>
          <table:table-cell office:value-type="float" office:value="0" calcext:value-type="float">
            <text:p>0</text:p>
          </table:table-cell>
          <table:table-cell office:value-type="float" office:value="1.42511820793" calcext:value-type="float">
            <text:p>1.42511820793</text:p>
          </table:table-cell>
          <table:table-cell office:value-type="float" office:value="-0.00909168273211" calcext:value-type="float">
            <text:p>-0.00909168273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534699E+018" calcext:value-type="float">
            <text:p>1.65511866534699E+018</text:p>
          </table:table-cell>
          <table:table-cell office:value-type="float" office:value="85" calcext:value-type="float">
            <text:p>85</text:p>
          </table:table-cell>
          <table:table-cell office:value-type="float" office:value="1.65511866534648E+018" calcext:value-type="float">
            <text:p>1.65511866534648E+018</text:p>
          </table:table-cell>
          <table:table-cell office:value-type="string" calcext:value-type="string">
            <text:p>/map</text:p>
          </table:table-cell>
          <table:table-cell office:value-type="float" office:value="-0.0128477215767" calcext:value-type="float">
            <text:p>-0.0128477215767</text:p>
          </table:table-cell>
          <table:table-cell office:value-type="float" office:value="0" calcext:value-type="float">
            <text:p>0</text:p>
          </table:table-cell>
          <table:table-cell office:value-type="float" office:value="1.424218297" calcext:value-type="float">
            <text:p>1.424218297</text:p>
          </table:table-cell>
          <table:table-cell office:value-type="float" office:value="-0.00899939145893" calcext:value-type="float">
            <text:p>-0.00899939145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544558E+018" calcext:value-type="float">
            <text:p>1.65511866544558E+018</text:p>
          </table:table-cell>
          <table:table-cell office:value-type="float" office:value="86" calcext:value-type="float">
            <text:p>86</text:p>
          </table:table-cell>
          <table:table-cell office:value-type="float" office:value="1.65511866544497E+018" calcext:value-type="float">
            <text:p>1.65511866544497E+018</text:p>
          </table:table-cell>
          <table:table-cell office:value-type="string" calcext:value-type="string">
            <text:p>/map</text:p>
          </table:table-cell>
          <table:table-cell office:value-type="float" office:value="-0.016124131158" calcext:value-type="float">
            <text:p>-0.016124131158</text:p>
          </table:table-cell>
          <table:table-cell office:value-type="float" office:value="0" calcext:value-type="float">
            <text:p>0</text:p>
          </table:table-cell>
          <table:table-cell office:value-type="float" office:value="1.42332804203" calcext:value-type="float">
            <text:p>1.42332804203</text:p>
          </table:table-cell>
          <table:table-cell office:value-type="float" office:value="-0.00890271551907" calcext:value-type="float">
            <text:p>-0.00890271551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554069E+018" calcext:value-type="float">
            <text:p>1.65511866554069E+018</text:p>
          </table:table-cell>
          <table:table-cell office:value-type="float" office:value="87" calcext:value-type="float">
            <text:p>87</text:p>
          </table:table-cell>
          <table:table-cell office:value-type="float" office:value="1.65511866554019E+018" calcext:value-type="float">
            <text:p>1.65511866554019E+018</text:p>
          </table:table-cell>
          <table:table-cell office:value-type="string" calcext:value-type="string">
            <text:p>/map</text:p>
          </table:table-cell>
          <table:table-cell office:value-type="float" office:value="0.0188572742045" calcext:value-type="float">
            <text:p>0.0188572742045</text:p>
          </table:table-cell>
          <table:table-cell office:value-type="float" office:value="0" calcext:value-type="float">
            <text:p>0</text:p>
          </table:table-cell>
          <table:table-cell office:value-type="float" office:value="1.42244780064" calcext:value-type="float">
            <text:p>1.42244780064</text:p>
          </table:table-cell>
          <table:table-cell office:value-type="float" office:value="-0.00880197156221" calcext:value-type="float">
            <text:p>-0.00880197156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563918E+018" calcext:value-type="float">
            <text:p>1.65511866563918E+018</text:p>
          </table:table-cell>
          <table:table-cell office:value-type="float" office:value="88" calcext:value-type="float">
            <text:p>88</text:p>
          </table:table-cell>
          <table:table-cell office:value-type="float" office:value="1.65511866563882E+018" calcext:value-type="float">
            <text:p>1.65511866563882E+018</text:p>
          </table:table-cell>
          <table:table-cell office:value-type="string" calcext:value-type="string">
            <text:p>/map</text:p>
          </table:table-cell>
          <table:table-cell office:value-type="float" office:value="0.00866067223251" calcext:value-type="float">
            <text:p>0.00866067223251</text:p>
          </table:table-cell>
          <table:table-cell office:value-type="float" office:value="0" calcext:value-type="float">
            <text:p>0</text:p>
          </table:table-cell>
          <table:table-cell office:value-type="float" office:value="1.42157804966" calcext:value-type="float">
            <text:p>1.42157804966</text:p>
          </table:table-cell>
          <table:table-cell office:value-type="float" office:value="-0.00869746133685" calcext:value-type="float">
            <text:p>-0.00869746133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574297E+018" calcext:value-type="float">
            <text:p>1.65511866574297E+018</text:p>
          </table:table-cell>
          <table:table-cell office:value-type="float" office:value="89" calcext:value-type="float">
            <text:p>89</text:p>
          </table:table-cell>
          <table:table-cell office:value-type="float" office:value="1.65511866574252E+018" calcext:value-type="float">
            <text:p>1.65511866574252E+018</text:p>
          </table:table-cell>
          <table:table-cell office:value-type="string" calcext:value-type="string">
            <text:p>/map</text:p>
          </table:table-cell>
          <table:table-cell office:value-type="float" office:value="-0.00551585201174" calcext:value-type="float">
            <text:p>-0.00551585201174</text:p>
          </table:table-cell>
          <table:table-cell office:value-type="float" office:value="0" calcext:value-type="float">
            <text:p>0</text:p>
          </table:table-cell>
          <table:table-cell office:value-type="float" office:value="1.42071914673" calcext:value-type="float">
            <text:p>1.42071914673</text:p>
          </table:table-cell>
          <table:table-cell office:value-type="float" office:value="-0.00858948007226" calcext:value-type="float">
            <text:p>-0.00858948007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585251E+018" calcext:value-type="float">
            <text:p>1.65511866585251E+018</text:p>
          </table:table-cell>
          <table:table-cell office:value-type="float" office:value="90" calcext:value-type="float">
            <text:p>90</text:p>
          </table:table-cell>
          <table:table-cell office:value-type="float" office:value="1.65511866585194E+018" calcext:value-type="float">
            <text:p>1.65511866585194E+018</text:p>
          </table:table-cell>
          <table:table-cell office:value-type="string" calcext:value-type="string">
            <text:p>/map</text:p>
          </table:table-cell>
          <table:table-cell office:value-type="float" office:value="-0.00611830828711" calcext:value-type="float">
            <text:p>-0.00611830828711</text:p>
          </table:table-cell>
          <table:table-cell office:value-type="float" office:value="0" calcext:value-type="float">
            <text:p>0</text:p>
          </table:table-cell>
          <table:table-cell office:value-type="float" office:value="1.41987133026" calcext:value-type="float">
            <text:p>1.41987133026</text:p>
          </table:table-cell>
          <table:table-cell office:value-type="float" office:value="-0.00847830809653" calcext:value-type="float">
            <text:p>-0.00847830809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594856E+018" calcext:value-type="float">
            <text:p>1.65511866594856E+018</text:p>
          </table:table-cell>
          <table:table-cell office:value-type="float" office:value="91" calcext:value-type="float">
            <text:p>91</text:p>
          </table:table-cell>
          <table:table-cell office:value-type="float" office:value="1.65511866594801E+018" calcext:value-type="float">
            <text:p>1.65511866594801E+018</text:p>
          </table:table-cell>
          <table:table-cell office:value-type="string" calcext:value-type="string">
            <text:p>/map</text:p>
          </table:table-cell>
          <table:table-cell office:value-type="float" office:value="-0.000677755684592" calcext:value-type="float">
            <text:p>-0.000677755684592</text:p>
          </table:table-cell>
          <table:table-cell office:value-type="float" office:value="0" calcext:value-type="float">
            <text:p>0</text:p>
          </table:table-cell>
          <table:table-cell office:value-type="float" office:value="1.41903483868" calcext:value-type="float">
            <text:p>1.41903483868</text:p>
          </table:table-cell>
          <table:table-cell office:value-type="float" office:value="-0.00836421642452" calcext:value-type="float">
            <text:p>-0.00836421642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604124E+018" calcext:value-type="float">
            <text:p>1.65511866604124E+018</text:p>
          </table:table-cell>
          <table:table-cell office:value-type="float" office:value="92" calcext:value-type="float">
            <text:p>92</text:p>
          </table:table-cell>
          <table:table-cell office:value-type="float" office:value="1.65511866604069E+018" calcext:value-type="float">
            <text:p>1.65511866604069E+018</text:p>
          </table:table-cell>
          <table:table-cell office:value-type="string" calcext:value-type="string">
            <text:p>/map</text:p>
          </table:table-cell>
          <table:table-cell office:value-type="float" office:value="0.437130361795" calcext:value-type="float">
            <text:p>0.437130361795</text:p>
          </table:table-cell>
          <table:table-cell office:value-type="float" office:value="0" calcext:value-type="float">
            <text:p>0</text:p>
          </table:table-cell>
          <table:table-cell office:value-type="float" office:value="1.41903483868" calcext:value-type="float">
            <text:p>1.41903483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61445E+018" calcext:value-type="float">
            <text:p>1.6551186661445E+018</text:p>
          </table:table-cell>
          <table:table-cell office:value-type="float" office:value="93" calcext:value-type="float">
            <text:p>93</text:p>
          </table:table-cell>
          <table:table-cell office:value-type="float" office:value="1.65511866614397E+018" calcext:value-type="float">
            <text:p>1.65511866614397E+018</text:p>
          </table:table-cell>
          <table:table-cell office:value-type="string" calcext:value-type="string">
            <text:p>/map</text:p>
          </table:table-cell>
          <table:table-cell office:value-type="float" office:value="0.00758933182806" calcext:value-type="float">
            <text:p>0.00758933182806</text:p>
          </table:table-cell>
          <table:table-cell office:value-type="float" office:value="0" calcext:value-type="float">
            <text:p>0</text:p>
          </table:table-cell>
          <table:table-cell office:value-type="float" office:value="1.41821014881" calcext:value-type="float">
            <text:p>1.41821014881</text:p>
          </table:table-cell>
          <table:table-cell office:value-type="float" office:value="-0.00824746582657" calcext:value-type="float">
            <text:p>-0.00824746582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624605E+018" calcext:value-type="float">
            <text:p>1.65511866624605E+018</text:p>
          </table:table-cell>
          <table:table-cell office:value-type="float" office:value="94" calcext:value-type="float">
            <text:p>94</text:p>
          </table:table-cell>
          <table:table-cell office:value-type="float" office:value="1.65511866624439E+018" calcext:value-type="float">
            <text:p>1.65511866624439E+018</text:p>
          </table:table-cell>
          <table:table-cell office:value-type="string" calcext:value-type="string">
            <text:p>/map</text:p>
          </table:table-cell>
          <table:table-cell office:value-type="float" office:value="0.00543190911412" calcext:value-type="float">
            <text:p>0.00543190911412</text:p>
          </table:table-cell>
          <table:table-cell office:value-type="float" office:value="0" calcext:value-type="float">
            <text:p>0</text:p>
          </table:table-cell>
          <table:table-cell office:value-type="float" office:value="1.41739726067" calcext:value-type="float">
            <text:p>1.41739726067</text:p>
          </table:table-cell>
          <table:table-cell office:value-type="float" office:value="-0.00812830403447" calcext:value-type="float">
            <text:p>-0.00812830403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634916E+018" calcext:value-type="float">
            <text:p>1.65511866634916E+018</text:p>
          </table:table-cell>
          <table:table-cell office:value-type="float" office:value="95" calcext:value-type="float">
            <text:p>95</text:p>
          </table:table-cell>
          <table:table-cell office:value-type="float" office:value="1.65511866634874E+018" calcext:value-type="float">
            <text:p>1.65511866634874E+018</text:p>
          </table:table-cell>
          <table:table-cell office:value-type="string" calcext:value-type="string">
            <text:p>/map</text:p>
          </table:table-cell>
          <table:table-cell office:value-type="float" office:value="-0.00136536639184" calcext:value-type="float">
            <text:p>-0.00136536639184</text:p>
          </table:table-cell>
          <table:table-cell office:value-type="float" office:value="0" calcext:value-type="float">
            <text:p>0</text:p>
          </table:table-cell>
          <table:table-cell office:value-type="float" office:value="1.41659653187" calcext:value-type="float">
            <text:p>1.41659653187</text:p>
          </table:table-cell>
          <table:table-cell office:value-type="float" office:value="-0.0080069731921" calcext:value-type="float">
            <text:p>-0.0080069731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6447E+018" calcext:value-type="float">
            <text:p>1.655118666447E+018</text:p>
          </table:table-cell>
          <table:table-cell office:value-type="float" office:value="96" calcext:value-type="float">
            <text:p>96</text:p>
          </table:table-cell>
          <table:table-cell office:value-type="float" office:value="1.65511866644646E+018" calcext:value-type="float">
            <text:p>1.65511866644646E+018</text:p>
          </table:table-cell>
          <table:table-cell office:value-type="string" calcext:value-type="string">
            <text:p>/map</text:p>
          </table:table-cell>
          <table:table-cell office:value-type="float" office:value="0.027182886377" calcext:value-type="float">
            <text:p>0.027182886377</text:p>
          </table:table-cell>
          <table:table-cell office:value-type="float" office:value="0" calcext:value-type="float">
            <text:p>0</text:p>
          </table:table-cell>
          <table:table-cell office:value-type="float" office:value="1.41580820084" calcext:value-type="float">
            <text:p>1.41580820084</text:p>
          </table:table-cell>
          <table:table-cell office:value-type="float" office:value="-0.00788370147347" calcext:value-type="float">
            <text:p>-0.00788370147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654097E+018" calcext:value-type="float">
            <text:p>1.65511866654097E+018</text:p>
          </table:table-cell>
          <table:table-cell office:value-type="float" office:value="97" calcext:value-type="float">
            <text:p>97</text:p>
          </table:table-cell>
          <table:table-cell office:value-type="float" office:value="1.65511866654055E+018" calcext:value-type="float">
            <text:p>1.65511866654055E+018</text:p>
          </table:table-cell>
          <table:table-cell office:value-type="string" calcext:value-type="string">
            <text:p>/map</text:p>
          </table:table-cell>
          <table:table-cell office:value-type="float" office:value="0.0127784619108" calcext:value-type="float">
            <text:p>0.0127784619108</text:p>
          </table:table-cell>
          <table:table-cell office:value-type="float" office:value="0" calcext:value-type="float">
            <text:p>0</text:p>
          </table:table-cell>
          <table:table-cell office:value-type="float" office:value="1.41503238678" calcext:value-type="float">
            <text:p>1.41503238678</text:p>
          </table:table-cell>
          <table:table-cell office:value-type="float" office:value="-0.00775870960206" calcext:value-type="float">
            <text:p>-0.00775870960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663692E+018" calcext:value-type="float">
            <text:p>1.65511866663692E+018</text:p>
          </table:table-cell>
          <table:table-cell office:value-type="float" office:value="98" calcext:value-type="float">
            <text:p>98</text:p>
          </table:table-cell>
          <table:table-cell office:value-type="float" office:value="1.65511866663647E+018" calcext:value-type="float">
            <text:p>1.65511866663647E+018</text:p>
          </table:table-cell>
          <table:table-cell office:value-type="string" calcext:value-type="string">
            <text:p>/map</text:p>
          </table:table-cell>
          <table:table-cell office:value-type="float" office:value="0.0227724444121" calcext:value-type="float">
            <text:p>0.0227724444121</text:p>
          </table:table-cell>
          <table:table-cell office:value-type="float" office:value="0" calcext:value-type="float">
            <text:p>0</text:p>
          </table:table-cell>
          <table:table-cell office:value-type="float" office:value="1.4142690897" calcext:value-type="float">
            <text:p>1.4142690897</text:p>
          </table:table-cell>
          <table:table-cell office:value-type="float" office:value="-0.00763220852241" calcext:value-type="float">
            <text:p>-0.00763220852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673723E+018" calcext:value-type="float">
            <text:p>1.65511866673723E+018</text:p>
          </table:table-cell>
          <table:table-cell office:value-type="float" office:value="99" calcext:value-type="float">
            <text:p>99</text:p>
          </table:table-cell>
          <table:table-cell office:value-type="float" office:value="1.65511866673682E+018" calcext:value-type="float">
            <text:p>1.65511866673682E+018</text:p>
          </table:table-cell>
          <table:table-cell office:value-type="string" calcext:value-type="string">
            <text:p>/map</text:p>
          </table:table-cell>
          <table:table-cell office:value-type="float" office:value="0.0189961548895" calcext:value-type="float">
            <text:p>0.0189961548895</text:p>
          </table:table-cell>
          <table:table-cell office:value-type="float" office:value="0" calcext:value-type="float">
            <text:p>0</text:p>
          </table:table-cell>
          <table:table-cell office:value-type="float" office:value="1.41351866722" calcext:value-type="float">
            <text:p>1.41351866722</text:p>
          </table:table-cell>
          <table:table-cell office:value-type="float" office:value="-0.00750440033153" calcext:value-type="float">
            <text:p>-0.00750440033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68462E+018" calcext:value-type="float">
            <text:p>1.6551186668462E+018</text:p>
          </table:table-cell>
          <table:table-cell office:value-type="float" office:value="100" calcext:value-type="float">
            <text:p>100</text:p>
          </table:table-cell>
          <table:table-cell office:value-type="float" office:value="1.65511866684568E+018" calcext:value-type="float">
            <text:p>1.65511866684568E+018</text:p>
          </table:table-cell>
          <table:table-cell office:value-type="string" calcext:value-type="string">
            <text:p>/map</text:p>
          </table:table-cell>
          <table:table-cell office:value-type="float" office:value="-0.0348587632179" calcext:value-type="float">
            <text:p>-0.0348587632179</text:p>
          </table:table-cell>
          <table:table-cell office:value-type="float" office:value="0" calcext:value-type="float">
            <text:p>0</text:p>
          </table:table-cell>
          <table:table-cell office:value-type="float" office:value="1.41278111935" calcext:value-type="float">
            <text:p>1.41278111935</text:p>
          </table:table-cell>
          <table:table-cell office:value-type="float" office:value="-0.00737547827885" calcext:value-type="float">
            <text:p>-0.00737547827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694644E+018" calcext:value-type="float">
            <text:p>1.65511866694644E+018</text:p>
          </table:table-cell>
          <table:table-cell office:value-type="float" office:value="101" calcext:value-type="float">
            <text:p>101</text:p>
          </table:table-cell>
          <table:table-cell office:value-type="float" office:value="1.65511866694594E+018" calcext:value-type="float">
            <text:p>1.65511866694594E+018</text:p>
          </table:table-cell>
          <table:table-cell office:value-type="string" calcext:value-type="string">
            <text:p>/map</text:p>
          </table:table-cell>
          <table:table-cell office:value-type="float" office:value="0.0448638945818" calcext:value-type="float">
            <text:p>0.0448638945818</text:p>
          </table:table-cell>
          <table:table-cell office:value-type="float" office:value="0" calcext:value-type="float">
            <text:p>0</text:p>
          </table:table-cell>
          <table:table-cell office:value-type="float" office:value="1.41205656528" calcext:value-type="float">
            <text:p>1.41205656528</text:p>
          </table:table-cell>
          <table:table-cell office:value-type="float" office:value="-0.00724562676623" calcext:value-type="float">
            <text:p>-0.00724562676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704643E+018" calcext:value-type="float">
            <text:p>1.65511866704643E+018</text:p>
          </table:table-cell>
          <table:table-cell office:value-type="float" office:value="102" calcext:value-type="float">
            <text:p>102</text:p>
          </table:table-cell>
          <table:table-cell office:value-type="float" office:value="1.6551186670457E+018" calcext:value-type="float">
            <text:p>1.6551186670457E+018</text:p>
          </table:table-cell>
          <table:table-cell office:value-type="string" calcext:value-type="string">
            <text:p>/map</text:p>
          </table:table-cell>
          <table:table-cell office:value-type="float" office:value="0.0307135265321" calcext:value-type="float">
            <text:p>0.0307135265321</text:p>
          </table:table-cell>
          <table:table-cell office:value-type="float" office:value="0" calcext:value-type="float">
            <text:p>0</text:p>
          </table:table-cell>
          <table:table-cell office:value-type="float" office:value="1.41134500504" calcext:value-type="float">
            <text:p>1.41134500504</text:p>
          </table:table-cell>
          <table:table-cell office:value-type="float" office:value="-0.00711502227932" calcext:value-type="float">
            <text:p>-0.00711502227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714811E+018" calcext:value-type="float">
            <text:p>1.65511866714811E+018</text:p>
          </table:table-cell>
          <table:table-cell office:value-type="float" office:value="103" calcext:value-type="float">
            <text:p>103</text:p>
          </table:table-cell>
          <table:table-cell office:value-type="float" office:value="1.65511866714766E+018" calcext:value-type="float">
            <text:p>1.65511866714766E+018</text:p>
          </table:table-cell>
          <table:table-cell office:value-type="string" calcext:value-type="string">
            <text:p>/map</text:p>
          </table:table-cell>
          <table:table-cell office:value-type="float" office:value="0.0449031442404" calcext:value-type="float">
            <text:p>0.0449031442404</text:p>
          </table:table-cell>
          <table:table-cell office:value-type="float" office:value="0" calcext:value-type="float">
            <text:p>0</text:p>
          </table:table-cell>
          <table:table-cell office:value-type="float" office:value="1.41064667702" calcext:value-type="float">
            <text:p>1.41064667702</text:p>
          </table:table-cell>
          <table:table-cell office:value-type="float" office:value="-0.00698383292183" calcext:value-type="float">
            <text:p>-0.00698383292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72438E+018" calcext:value-type="float">
            <text:p>1.6551186672438E+018</text:p>
          </table:table-cell>
          <table:table-cell office:value-type="float" office:value="104" calcext:value-type="float">
            <text:p>104</text:p>
          </table:table-cell>
          <table:table-cell office:value-type="float" office:value="1.65511866724331E+018" calcext:value-type="float">
            <text:p>1.65511866724331E+018</text:p>
          </table:table-cell>
          <table:table-cell office:value-type="string" calcext:value-type="string">
            <text:p>/map</text:p>
          </table:table-cell>
          <table:table-cell office:value-type="float" office:value="0.0589984208345" calcext:value-type="float">
            <text:p>0.0589984208345</text:p>
          </table:table-cell>
          <table:table-cell office:value-type="float" office:value="0" calcext:value-type="float">
            <text:p>0</text:p>
          </table:table-cell>
          <table:table-cell office:value-type="float" office:value="1.40996146202" calcext:value-type="float">
            <text:p>1.40996146202</text:p>
          </table:table-cell>
          <table:table-cell office:value-type="float" office:value="-0.00685221888125" calcext:value-type="float">
            <text:p>-0.0068522188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73435E+018" calcext:value-type="float">
            <text:p>1.6551186673435E+018</text:p>
          </table:table-cell>
          <table:table-cell office:value-type="float" office:value="105" calcext:value-type="float">
            <text:p>105</text:p>
          </table:table-cell>
          <table:table-cell office:value-type="float" office:value="1.65511866734298E+018" calcext:value-type="float">
            <text:p>1.65511866734298E+018</text:p>
          </table:table-cell>
          <table:table-cell office:value-type="string" calcext:value-type="string">
            <text:p>/map</text:p>
          </table:table-cell>
          <table:table-cell office:value-type="float" office:value="0.135260999203" calcext:value-type="float">
            <text:p>0.135260999203</text:p>
          </table:table-cell>
          <table:table-cell office:value-type="float" office:value="0" calcext:value-type="float">
            <text:p>0</text:p>
          </table:table-cell>
          <table:table-cell office:value-type="float" office:value="1.40928947926" calcext:value-type="float">
            <text:p>1.40928947926</text:p>
          </table:table-cell>
          <table:table-cell office:value-type="float" office:value="-0.0067203338258" calcext:value-type="float">
            <text:p>-0.0067203338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745033E+018" calcext:value-type="float">
            <text:p>1.65511866745033E+018</text:p>
          </table:table-cell>
          <table:table-cell office:value-type="float" office:value="106" calcext:value-type="float">
            <text:p>106</text:p>
          </table:table-cell>
          <table:table-cell office:value-type="float" office:value="1.65511866744956E+018" calcext:value-type="float">
            <text:p>1.65511866744956E+018</text:p>
          </table:table-cell>
          <table:table-cell office:value-type="string" calcext:value-type="string">
            <text:p>/map</text:p>
          </table:table-cell>
          <table:table-cell office:value-type="float" office:value="0.121637754142" calcext:value-type="float">
            <text:p>0.121637754142</text:p>
          </table:table-cell>
          <table:table-cell office:value-type="float" office:value="0" calcext:value-type="float">
            <text:p>0</text:p>
          </table:table-cell>
          <table:table-cell office:value-type="float" office:value="1.40863060951" calcext:value-type="float">
            <text:p>1.40863060951</text:p>
          </table:table-cell>
          <table:table-cell office:value-type="float" office:value="-0.00658832257614" calcext:value-type="float">
            <text:p>-0.00658832257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75474E+018" calcext:value-type="float">
            <text:p>1.6551186675474E+018</text:p>
          </table:table-cell>
          <table:table-cell office:value-type="float" office:value="107" calcext:value-type="float">
            <text:p>107</text:p>
          </table:table-cell>
          <table:table-cell office:value-type="float" office:value="1.65511866754685E+018" calcext:value-type="float">
            <text:p>1.65511866754685E+018</text:p>
          </table:table-cell>
          <table:table-cell office:value-type="string" calcext:value-type="string">
            <text:p>/map</text:p>
          </table:table-cell>
          <table:table-cell office:value-type="float" office:value="0.146508231759" calcext:value-type="float">
            <text:p>0.146508231759</text:p>
          </table:table-cell>
          <table:table-cell office:value-type="float" office:value="0" calcext:value-type="float">
            <text:p>0</text:p>
          </table:table-cell>
          <table:table-cell office:value-type="float" office:value="1.407984972" calcext:value-type="float">
            <text:p>1.407984972</text:p>
          </table:table-cell>
          <table:table-cell office:value-type="float" office:value="-0.00645632343367" calcext:value-type="float">
            <text:p>-0.00645632343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764365E+018" calcext:value-type="float">
            <text:p>1.65511866764365E+018</text:p>
          </table:table-cell>
          <table:table-cell office:value-type="float" office:value="108" calcext:value-type="float">
            <text:p>108</text:p>
          </table:table-cell>
          <table:table-cell office:value-type="float" office:value="1.65511866764305E+018" calcext:value-type="float">
            <text:p>1.65511866764305E+018</text:p>
          </table:table-cell>
          <table:table-cell office:value-type="string" calcext:value-type="string">
            <text:p>/map</text:p>
          </table:table-cell>
          <table:table-cell office:value-type="float" office:value="0.146764010191" calcext:value-type="float">
            <text:p>0.146764010191</text:p>
          </table:table-cell>
          <table:table-cell office:value-type="float" office:value="0" calcext:value-type="float">
            <text:p>0</text:p>
          </table:table-cell>
          <table:table-cell office:value-type="float" office:value="1.40735256672" calcext:value-type="float">
            <text:p>1.40735256672</text:p>
          </table:table-cell>
          <table:table-cell office:value-type="float" office:value="-0.00632446771488" calcext:value-type="float">
            <text:p>-0.00632446771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774538E+018" calcext:value-type="float">
            <text:p>1.65511866774538E+018</text:p>
          </table:table-cell>
          <table:table-cell office:value-type="float" office:value="109" calcext:value-type="float">
            <text:p>109</text:p>
          </table:table-cell>
          <table:table-cell office:value-type="float" office:value="1.65511866774484E+018" calcext:value-type="float">
            <text:p>1.65511866774484E+018</text:p>
          </table:table-cell>
          <table:table-cell office:value-type="string" calcext:value-type="string">
            <text:p>/map</text:p>
          </table:table-cell>
          <table:table-cell office:value-type="float" office:value="0.197100818157" calcext:value-type="float">
            <text:p>0.197100818157</text:p>
          </table:table-cell>
          <table:table-cell office:value-type="float" office:value="0" calcext:value-type="float">
            <text:p>0</text:p>
          </table:table-cell>
          <table:table-cell office:value-type="float" office:value="1.40673327446" calcext:value-type="float">
            <text:p>1.40673327446</text:p>
          </table:table-cell>
          <table:table-cell office:value-type="float" office:value="-0.00619288068265" calcext:value-type="float">
            <text:p>-0.00619288068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785117E+018" calcext:value-type="float">
            <text:p>1.65511866785117E+018</text:p>
          </table:table-cell>
          <table:table-cell office:value-type="float" office:value="110" calcext:value-type="float">
            <text:p>110</text:p>
          </table:table-cell>
          <table:table-cell office:value-type="float" office:value="1.65511866785057E+018" calcext:value-type="float">
            <text:p>1.65511866785057E+018</text:p>
          </table:table-cell>
          <table:table-cell office:value-type="string" calcext:value-type="string">
            <text:p>/map</text:p>
          </table:table-cell>
          <table:table-cell office:value-type="float" office:value="0.217774957418" calcext:value-type="float">
            <text:p>0.217774957418</text:p>
          </table:table-cell>
          <table:table-cell office:value-type="float" office:value="0" calcext:value-type="float">
            <text:p>0</text:p>
          </table:table-cell>
          <table:table-cell office:value-type="float" office:value="1.40612709522" calcext:value-type="float">
            <text:p>1.40612709522</text:p>
          </table:table-cell>
          <table:table-cell office:value-type="float" office:value="-0.00606168014929" calcext:value-type="float">
            <text:p>-0.00606168014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796848E+018" calcext:value-type="float">
            <text:p>1.65511866796848E+018</text:p>
          </table:table-cell>
          <table:table-cell office:value-type="float" office:value="111" calcext:value-type="float">
            <text:p>111</text:p>
          </table:table-cell>
          <table:table-cell office:value-type="float" office:value="1.655118667968E+018" calcext:value-type="float">
            <text:p>1.655118667968E+018</text:p>
          </table:table-cell>
          <table:table-cell office:value-type="string" calcext:value-type="string">
            <text:p>/map</text:p>
          </table:table-cell>
          <table:table-cell office:value-type="float" office:value="0.234792768955" calcext:value-type="float">
            <text:p>0.234792768955</text:p>
          </table:table-cell>
          <table:table-cell office:value-type="float" office:value="0" calcext:value-type="float">
            <text:p>0</text:p>
          </table:table-cell>
          <table:table-cell office:value-type="float" office:value="1.4055339098" calcext:value-type="float">
            <text:p>1.4055339098</text:p>
          </table:table-cell>
          <table:table-cell office:value-type="float" office:value="-0.0059309778735" calcext:value-type="float">
            <text:p>-0.0059309778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804533E+018" calcext:value-type="float">
            <text:p>1.65511866804533E+018</text:p>
          </table:table-cell>
          <table:table-cell office:value-type="float" office:value="112" calcext:value-type="float">
            <text:p>112</text:p>
          </table:table-cell>
          <table:table-cell office:value-type="float" office:value="1.65511866804479E+018" calcext:value-type="float">
            <text:p>1.65511866804479E+018</text:p>
          </table:table-cell>
          <table:table-cell office:value-type="string" calcext:value-type="string">
            <text:p>/map</text:p>
          </table:table-cell>
          <table:table-cell office:value-type="float" office:value="0.246041700244" calcext:value-type="float">
            <text:p>0.246041700244</text:p>
          </table:table-cell>
          <table:table-cell office:value-type="float" office:value="0" calcext:value-type="float">
            <text:p>0</text:p>
          </table:table-cell>
          <table:table-cell office:value-type="float" office:value="1.40495383739" calcext:value-type="float">
            <text:p>1.40495383739</text:p>
          </table:table-cell>
          <table:table-cell office:value-type="float" office:value="-0.00580087956041" calcext:value-type="float">
            <text:p>-0.00580087956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81509E+018" calcext:value-type="float">
            <text:p>1.6551186681509E+018</text:p>
          </table:table-cell>
          <table:table-cell office:value-type="float" office:value="113" calcext:value-type="float">
            <text:p>113</text:p>
          </table:table-cell>
          <table:table-cell office:value-type="float" office:value="1.65511866815015E+018" calcext:value-type="float">
            <text:p>1.65511866815015E+018</text:p>
          </table:table-cell>
          <table:table-cell office:value-type="string" calcext:value-type="string">
            <text:p>/map</text:p>
          </table:table-cell>
          <table:table-cell office:value-type="float" office:value="0.209145709872" calcext:value-type="float">
            <text:p>0.209145709872</text:p>
          </table:table-cell>
          <table:table-cell office:value-type="float" office:value="0" calcext:value-type="float">
            <text:p>0</text:p>
          </table:table-cell>
          <table:table-cell office:value-type="float" office:value="1.4043867588" calcext:value-type="float">
            <text:p>1.4043867588</text:p>
          </table:table-cell>
          <table:table-cell office:value-type="float" office:value="-0.00567148532718" calcext:value-type="float">
            <text:p>-0.00567148532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82432E+018" calcext:value-type="float">
            <text:p>1.6551186682432E+018</text:p>
          </table:table-cell>
          <table:table-cell office:value-type="float" office:value="114" calcext:value-type="float">
            <text:p>114</text:p>
          </table:table-cell>
          <table:table-cell office:value-type="float" office:value="1.65511866824239E+018" calcext:value-type="float">
            <text:p>1.65511866824239E+018</text:p>
          </table:table-cell>
          <table:table-cell office:value-type="string" calcext:value-type="string">
            <text:p>/map</text:p>
          </table:table-cell>
          <table:table-cell office:value-type="float" office:value="0.27573505044" calcext:value-type="float">
            <text:p>0.27573505044</text:p>
          </table:table-cell>
          <table:table-cell office:value-type="float" office:value="0" calcext:value-type="float">
            <text:p>0</text:p>
          </table:table-cell>
          <table:table-cell office:value-type="float" office:value="1.40383243561" calcext:value-type="float">
            <text:p>1.40383243561</text:p>
          </table:table-cell>
          <table:table-cell office:value-type="float" office:value="-0.00554288970307" calcext:value-type="float">
            <text:p>-0.00554288970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833997E+018" calcext:value-type="float">
            <text:p>1.65511866833997E+018</text:p>
          </table:table-cell>
          <table:table-cell office:value-type="float" office:value="115" calcext:value-type="float">
            <text:p>115</text:p>
          </table:table-cell>
          <table:table-cell office:value-type="float" office:value="1.65511866833927E+018" calcext:value-type="float">
            <text:p>1.65511866833927E+018</text:p>
          </table:table-cell>
          <table:table-cell office:value-type="string" calcext:value-type="string">
            <text:p>/map</text:p>
          </table:table-cell>
          <table:table-cell office:value-type="float" office:value="0.351472198963" calcext:value-type="float">
            <text:p>0.351472198963</text:p>
          </table:table-cell>
          <table:table-cell office:value-type="float" office:value="0" calcext:value-type="float">
            <text:p>0</text:p>
          </table:table-cell>
          <table:table-cell office:value-type="float" office:value="1.40329086781" calcext:value-type="float">
            <text:p>1.40329086781</text:p>
          </table:table-cell>
          <table:table-cell office:value-type="float" office:value="-0.00541518023238" calcext:value-type="float">
            <text:p>-0.00541518023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845132E+018" calcext:value-type="float">
            <text:p>1.65511866845132E+018</text:p>
          </table:table-cell>
          <table:table-cell office:value-type="float" office:value="116" calcext:value-type="float">
            <text:p>116</text:p>
          </table:table-cell>
          <table:table-cell office:value-type="float" office:value="1.65511866845046E+018" calcext:value-type="float">
            <text:p>1.65511866845046E+018</text:p>
          </table:table-cell>
          <table:table-cell office:value-type="string" calcext:value-type="string">
            <text:p>/map</text:p>
          </table:table-cell>
          <table:table-cell office:value-type="float" office:value="0.338682591915" calcext:value-type="float">
            <text:p>0.338682591915</text:p>
          </table:table-cell>
          <table:table-cell office:value-type="float" office:value="0" calcext:value-type="float">
            <text:p>0</text:p>
          </table:table-cell>
          <table:table-cell office:value-type="float" office:value="1.4027620554" calcext:value-type="float">
            <text:p>1.4027620554</text:p>
          </table:table-cell>
          <table:table-cell office:value-type="float" office:value="-0.00528844166547" calcext:value-type="float">
            <text:p>-0.00528844166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854264E+018" calcext:value-type="float">
            <text:p>1.65511866854264E+018</text:p>
          </table:table-cell>
          <table:table-cell office:value-type="float" office:value="117" calcext:value-type="float">
            <text:p>117</text:p>
          </table:table-cell>
          <table:table-cell office:value-type="float" office:value="1.65511866854196E+018" calcext:value-type="float">
            <text:p>1.65511866854196E+018</text:p>
          </table:table-cell>
          <table:table-cell office:value-type="string" calcext:value-type="string">
            <text:p>/map</text:p>
          </table:table-cell>
          <table:table-cell office:value-type="float" office:value="0.425210297108" calcext:value-type="float">
            <text:p>0.425210297108</text:p>
          </table:table-cell>
          <table:table-cell office:value-type="float" office:value="0" calcext:value-type="float">
            <text:p>0</text:p>
          </table:table-cell>
          <table:table-cell office:value-type="float" office:value="1.4027620554" calcext:value-type="float">
            <text:p>1.40276205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868068E+018" calcext:value-type="float">
            <text:p>1.65511866868068E+018</text:p>
          </table:table-cell>
          <table:table-cell office:value-type="float" office:value="118" calcext:value-type="float">
            <text:p>118</text:p>
          </table:table-cell>
          <table:table-cell office:value-type="float" office:value="1.65511866867898E+018" calcext:value-type="float">
            <text:p>1.65511866867898E+018</text:p>
          </table:table-cell>
          <table:table-cell office:value-type="string" calcext:value-type="string">
            <text:p>/map</text:p>
          </table:table-cell>
          <table:table-cell office:value-type="float" office:value="0.14628380537" calcext:value-type="float">
            <text:p>0.14628380537</text:p>
          </table:table-cell>
          <table:table-cell office:value-type="float" office:value="0" calcext:value-type="float">
            <text:p>0</text:p>
          </table:table-cell>
          <table:table-cell office:value-type="float" office:value="1.40224575996" calcext:value-type="float">
            <text:p>1.40224575996</text:p>
          </table:table-cell>
          <table:table-cell office:value-type="float" office:value="-0.00516275130212" calcext:value-type="float">
            <text:p>-0.00516275130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875086E+018" calcext:value-type="float">
            <text:p>1.65511866875086E+018</text:p>
          </table:table-cell>
          <table:table-cell office:value-type="float" office:value="119" calcext:value-type="float">
            <text:p>119</text:p>
          </table:table-cell>
          <table:table-cell office:value-type="float" office:value="1.65511866875014E+018" calcext:value-type="float">
            <text:p>1.65511866875014E+018</text:p>
          </table:table-cell>
          <table:table-cell office:value-type="string" calcext:value-type="string">
            <text:p>/map</text:p>
          </table:table-cell>
          <table:table-cell office:value-type="float" office:value="0.24351452291" calcext:value-type="float">
            <text:p>0.24351452291</text:p>
          </table:table-cell>
          <table:table-cell office:value-type="float" office:value="0" calcext:value-type="float">
            <text:p>0</text:p>
          </table:table-cell>
          <table:table-cell office:value-type="float" office:value="1.40174198151" calcext:value-type="float">
            <text:p>1.40174198151</text:p>
          </table:table-cell>
          <table:table-cell office:value-type="float" office:value="-0.00503818318248" calcext:value-type="float">
            <text:p>-0.00503818318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884113E+018" calcext:value-type="float">
            <text:p>1.65511866884113E+018</text:p>
          </table:table-cell>
          <table:table-cell office:value-type="float" office:value="120" calcext:value-type="float">
            <text:p>120</text:p>
          </table:table-cell>
          <table:table-cell office:value-type="float" office:value="1.65511866884069E+018" calcext:value-type="float">
            <text:p>1.65511866884069E+018</text:p>
          </table:table-cell>
          <table:table-cell office:value-type="string" calcext:value-type="string">
            <text:p>/map</text:p>
          </table:table-cell>
          <table:table-cell office:value-type="float" office:value="0.238325789571" calcext:value-type="float">
            <text:p>0.238325789571</text:p>
          </table:table-cell>
          <table:table-cell office:value-type="float" office:value="0" calcext:value-type="float">
            <text:p>0</text:p>
          </table:table-cell>
          <table:table-cell office:value-type="float" office:value="1.40125048161" calcext:value-type="float">
            <text:p>1.40125048161</text:p>
          </table:table-cell>
          <table:table-cell office:value-type="float" office:value="-0.00491480482742" calcext:value-type="float">
            <text:p>-0.00491480482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895196E+018" calcext:value-type="float">
            <text:p>1.65511866895196E+018</text:p>
          </table:table-cell>
          <table:table-cell office:value-type="float" office:value="121" calcext:value-type="float">
            <text:p>121</text:p>
          </table:table-cell>
          <table:table-cell office:value-type="float" office:value="1.65511866895106E+018" calcext:value-type="float">
            <text:p>1.65511866895106E+018</text:p>
          </table:table-cell>
          <table:table-cell office:value-type="string" calcext:value-type="string">
            <text:p>/map</text:p>
          </table:table-cell>
          <table:table-cell office:value-type="float" office:value="0.297468811274" calcext:value-type="float">
            <text:p>0.297468811274</text:p>
          </table:table-cell>
          <table:table-cell office:value-type="float" office:value="0" calcext:value-type="float">
            <text:p>0</text:p>
          </table:table-cell>
          <table:table-cell office:value-type="float" office:value="1.40077126026" calcext:value-type="float">
            <text:p>1.40077126026</text:p>
          </table:table-cell>
          <table:table-cell office:value-type="float" office:value="-0.00479268049821" calcext:value-type="float">
            <text:p>-0.00479268049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903925E+018" calcext:value-type="float">
            <text:p>1.65511866903925E+018</text:p>
          </table:table-cell>
          <table:table-cell office:value-type="float" office:value="122" calcext:value-type="float">
            <text:p>122</text:p>
          </table:table-cell>
          <table:table-cell office:value-type="float" office:value="1.65511866903882E+018" calcext:value-type="float">
            <text:p>1.65511866903882E+018</text:p>
          </table:table-cell>
          <table:table-cell office:value-type="string" calcext:value-type="string">
            <text:p>/map</text:p>
          </table:table-cell>
          <table:table-cell office:value-type="float" office:value="0.37216603756" calcext:value-type="float">
            <text:p>0.37216603756</text:p>
          </table:table-cell>
          <table:table-cell office:value-type="float" office:value="0" calcext:value-type="float">
            <text:p>0</text:p>
          </table:table-cell>
          <table:table-cell office:value-type="float" office:value="1.40030407906" calcext:value-type="float">
            <text:p>1.40030407906</text:p>
          </table:table-cell>
          <table:table-cell office:value-type="float" office:value="-0.00467186979949" calcext:value-type="float">
            <text:p>-0.00467186979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915037E+018" calcext:value-type="float">
            <text:p>1.65511866915037E+018</text:p>
          </table:table-cell>
          <table:table-cell office:value-type="float" office:value="123" calcext:value-type="float">
            <text:p>123</text:p>
          </table:table-cell>
          <table:table-cell office:value-type="float" office:value="1.65511866914986E+018" calcext:value-type="float">
            <text:p>1.65511866914986E+018</text:p>
          </table:table-cell>
          <table:table-cell office:value-type="string" calcext:value-type="string">
            <text:p>/map</text:p>
          </table:table-cell>
          <table:table-cell office:value-type="float" office:value="0.340246170759" calcext:value-type="float">
            <text:p>0.340246170759</text:p>
          </table:table-cell>
          <table:table-cell office:value-type="float" office:value="0" calcext:value-type="float">
            <text:p>0</text:p>
          </table:table-cell>
          <table:table-cell office:value-type="float" office:value="1.39984881878" calcext:value-type="float">
            <text:p>1.39984881878</text:p>
          </table:table-cell>
          <table:table-cell office:value-type="float" office:value="-0.00455242814496" calcext:value-type="float">
            <text:p>-0.00455242814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924738E+018" calcext:value-type="float">
            <text:p>1.65511866924738E+018</text:p>
          </table:table-cell>
          <table:table-cell office:value-type="float" office:value="124" calcext:value-type="float">
            <text:p>124</text:p>
          </table:table-cell>
          <table:table-cell office:value-type="float" office:value="1.6551186692467E+018" calcext:value-type="float">
            <text:p>1.6551186692467E+018</text:p>
          </table:table-cell>
          <table:table-cell office:value-type="string" calcext:value-type="string">
            <text:p>/map</text:p>
          </table:table-cell>
          <table:table-cell office:value-type="float" office:value="0.34044495225" calcext:value-type="float">
            <text:p>0.34044495225</text:p>
          </table:table-cell>
          <table:table-cell office:value-type="float" office:value="0" calcext:value-type="float">
            <text:p>0</text:p>
          </table:table-cell>
          <table:table-cell office:value-type="float" office:value="1.39940536022" calcext:value-type="float">
            <text:p>1.39940536022</text:p>
          </table:table-cell>
          <table:table-cell office:value-type="float" office:value="-0.00443440582603" calcext:value-type="float">
            <text:p>-0.00443440582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937279E+018" calcext:value-type="float">
            <text:p>1.65511866937279E+018</text:p>
          </table:table-cell>
          <table:table-cell office:value-type="float" office:value="125" calcext:value-type="float">
            <text:p>125</text:p>
          </table:table-cell>
          <table:table-cell office:value-type="float" office:value="1.65511866937231E+018" calcext:value-type="float">
            <text:p>1.65511866937231E+018</text:p>
          </table:table-cell>
          <table:table-cell office:value-type="string" calcext:value-type="string">
            <text:p>/map</text:p>
          </table:table-cell>
          <table:table-cell office:value-type="float" office:value="0.396665781736" calcext:value-type="float">
            <text:p>0.396665781736</text:p>
          </table:table-cell>
          <table:table-cell office:value-type="float" office:value="0" calcext:value-type="float">
            <text:p>0</text:p>
          </table:table-cell>
          <table:table-cell office:value-type="float" office:value="1.39897358418" calcext:value-type="float">
            <text:p>1.39897358418</text:p>
          </table:table-cell>
          <table:table-cell office:value-type="float" office:value="-0.00431785034016" calcext:value-type="float">
            <text:p>-0.00431785034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94545E+018" calcext:value-type="float">
            <text:p>1.6551186694545E+018</text:p>
          </table:table-cell>
          <table:table-cell office:value-type="float" office:value="126" calcext:value-type="float">
            <text:p>126</text:p>
          </table:table-cell>
          <table:table-cell office:value-type="float" office:value="1.65511866945393E+018" calcext:value-type="float">
            <text:p>1.65511866945393E+018</text:p>
          </table:table-cell>
          <table:table-cell office:value-type="string" calcext:value-type="string">
            <text:p>/map</text:p>
          </table:table-cell>
          <table:table-cell office:value-type="float" office:value="0.411595523357" calcext:value-type="float">
            <text:p>0.411595523357</text:p>
          </table:table-cell>
          <table:table-cell office:value-type="float" office:value="0" calcext:value-type="float">
            <text:p>0</text:p>
          </table:table-cell>
          <table:table-cell office:value-type="float" office:value="1.39855325222" calcext:value-type="float">
            <text:p>1.39855325222</text:p>
          </table:table-cell>
          <table:table-cell office:value-type="float" office:value="-0.00420280452818" calcext:value-type="float">
            <text:p>-0.00420280452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956861E+018" calcext:value-type="float">
            <text:p>1.65511866956861E+018</text:p>
          </table:table-cell>
          <table:table-cell office:value-type="float" office:value="127" calcext:value-type="float">
            <text:p>127</text:p>
          </table:table-cell>
          <table:table-cell office:value-type="float" office:value="1.65511866956809E+018" calcext:value-type="float">
            <text:p>1.65511866956809E+018</text:p>
          </table:table-cell>
          <table:table-cell office:value-type="string" calcext:value-type="string">
            <text:p>/map</text:p>
          </table:table-cell>
          <table:table-cell office:value-type="float" office:value="0.433381646872" calcext:value-type="float">
            <text:p>0.433381646872</text:p>
          </table:table-cell>
          <table:table-cell office:value-type="float" office:value="0" calcext:value-type="float">
            <text:p>0</text:p>
          </table:table-cell>
          <table:table-cell office:value-type="float" office:value="1.39814436436" calcext:value-type="float">
            <text:p>1.39814436436</text:p>
          </table:table-cell>
          <table:table-cell office:value-type="float" office:value="-0.00408930843696" calcext:value-type="float">
            <text:p>-0.00408930843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964785E+018" calcext:value-type="float">
            <text:p>1.65511866964785E+018</text:p>
          </table:table-cell>
          <table:table-cell office:value-type="float" office:value="128" calcext:value-type="float">
            <text:p>128</text:p>
          </table:table-cell>
          <table:table-cell office:value-type="float" office:value="1.65511866964738E+018" calcext:value-type="float">
            <text:p>1.65511866964738E+018</text:p>
          </table:table-cell>
          <table:table-cell office:value-type="string" calcext:value-type="string">
            <text:p>/map</text:p>
          </table:table-cell>
          <table:table-cell office:value-type="float" office:value="0.263081461191" calcext:value-type="float">
            <text:p>0.263081461191</text:p>
          </table:table-cell>
          <table:table-cell office:value-type="float" office:value="0" calcext:value-type="float">
            <text:p>0</text:p>
          </table:table-cell>
          <table:table-cell office:value-type="float" office:value="1.39774668217" calcext:value-type="float">
            <text:p>1.39774668217</text:p>
          </table:table-cell>
          <table:table-cell office:value-type="float" office:value="-0.00397739745677" calcext:value-type="float">
            <text:p>-0.00397739745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974204E+018" calcext:value-type="float">
            <text:p>1.65511866974204E+018</text:p>
          </table:table-cell>
          <table:table-cell office:value-type="float" office:value="129" calcext:value-type="float">
            <text:p>129</text:p>
          </table:table-cell>
          <table:table-cell office:value-type="float" office:value="1.65511866974159E+018" calcext:value-type="float">
            <text:p>1.65511866974159E+018</text:p>
          </table:table-cell>
          <table:table-cell office:value-type="string" calcext:value-type="string">
            <text:p>/map</text:p>
          </table:table-cell>
          <table:table-cell office:value-type="float" office:value="0.224620208144" calcext:value-type="float">
            <text:p>0.224620208144</text:p>
          </table:table-cell>
          <table:table-cell office:value-type="float" office:value="0" calcext:value-type="float">
            <text:p>0</text:p>
          </table:table-cell>
          <table:table-cell office:value-type="float" office:value="1.39735996723" calcext:value-type="float">
            <text:p>1.39735996723</text:p>
          </table:table-cell>
          <table:table-cell office:value-type="float" office:value="-0.00386710511521" calcext:value-type="float">
            <text:p>-0.00386710511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989075E+018" calcext:value-type="float">
            <text:p>1.65511866989075E+018</text:p>
          </table:table-cell>
          <table:table-cell office:value-type="float" office:value="130" calcext:value-type="float">
            <text:p>130</text:p>
          </table:table-cell>
          <table:table-cell office:value-type="float" office:value="1.65511866988931E+018" calcext:value-type="float">
            <text:p>1.65511866988931E+018</text:p>
          </table:table-cell>
          <table:table-cell office:value-type="string" calcext:value-type="string">
            <text:p>/map</text:p>
          </table:table-cell>
          <table:table-cell office:value-type="float" office:value="0.279426187277" calcext:value-type="float">
            <text:p>0.279426187277</text:p>
          </table:table-cell>
          <table:table-cell office:value-type="float" office:value="0" calcext:value-type="float">
            <text:p>0</text:p>
          </table:table-cell>
          <table:table-cell office:value-type="float" office:value="1.39698410034" calcext:value-type="float">
            <text:p>1.39698410034</text:p>
          </table:table-cell>
          <table:table-cell office:value-type="float" office:value="-0.00375846005045" calcext:value-type="float">
            <text:p>-0.00375846005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699648E+018" calcext:value-type="float">
            <text:p>1.6551186699648E+018</text:p>
          </table:table-cell>
          <table:table-cell office:value-type="float" office:value="131" calcext:value-type="float">
            <text:p>131</text:p>
          </table:table-cell>
          <table:table-cell office:value-type="float" office:value="1.65511866996422E+018" calcext:value-type="float">
            <text:p>1.65511866996422E+018</text:p>
          </table:table-cell>
          <table:table-cell office:value-type="string" calcext:value-type="string">
            <text:p>/map</text:p>
          </table:table-cell>
          <table:table-cell office:value-type="float" office:value="0.287841260433" calcext:value-type="float">
            <text:p>0.287841260433</text:p>
          </table:table-cell>
          <table:table-cell office:value-type="float" office:value="0" calcext:value-type="float">
            <text:p>0</text:p>
          </table:table-cell>
          <table:table-cell office:value-type="float" office:value="1.39661896229" calcext:value-type="float">
            <text:p>1.39661896229</text:p>
          </table:table-cell>
          <table:table-cell office:value-type="float" office:value="-0.00365148880519" calcext:value-type="float">
            <text:p>-0.00365148880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005131E+018" calcext:value-type="float">
            <text:p>1.65511867005131E+018</text:p>
          </table:table-cell>
          <table:table-cell office:value-type="float" office:value="132" calcext:value-type="float">
            <text:p>132</text:p>
          </table:table-cell>
          <table:table-cell office:value-type="float" office:value="1.65511867005076E+018" calcext:value-type="float">
            <text:p>1.65511867005076E+018</text:p>
          </table:table-cell>
          <table:table-cell office:value-type="string" calcext:value-type="string">
            <text:p>/map</text:p>
          </table:table-cell>
          <table:table-cell office:value-type="float" office:value="0.310244321823" calcext:value-type="float">
            <text:p>0.310244321823</text:p>
          </table:table-cell>
          <table:table-cell office:value-type="float" office:value="0" calcext:value-type="float">
            <text:p>0</text:p>
          </table:table-cell>
          <table:table-cell office:value-type="float" office:value="1.39626431465" calcext:value-type="float">
            <text:p>1.39626431465</text:p>
          </table:table-cell>
          <table:table-cell office:value-type="float" office:value="-0.00354621466249" calcext:value-type="float">
            <text:p>-0.00354621466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023739E+018" calcext:value-type="float">
            <text:p>1.65511867023739E+018</text:p>
          </table:table-cell>
          <table:table-cell office:value-type="float" office:value="133" calcext:value-type="float">
            <text:p>133</text:p>
          </table:table-cell>
          <table:table-cell office:value-type="float" office:value="1.65511867023678E+018" calcext:value-type="float">
            <text:p>1.65511867023678E+018</text:p>
          </table:table-cell>
          <table:table-cell office:value-type="string" calcext:value-type="string">
            <text:p>/map</text:p>
          </table:table-cell>
          <table:table-cell office:value-type="float" office:value="0.0434677563608" calcext:value-type="float">
            <text:p>0.0434677563608</text:p>
          </table:table-cell>
          <table:table-cell office:value-type="float" office:value="0" calcext:value-type="float">
            <text:p>0</text:p>
          </table:table-cell>
          <table:table-cell office:value-type="float" office:value="1.39592003822" calcext:value-type="float">
            <text:p>1.39592003822</text:p>
          </table:table-cell>
          <table:table-cell office:value-type="float" office:value="-0.00344265811145" calcext:value-type="float">
            <text:p>-0.0034426581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030614E+018" calcext:value-type="float">
            <text:p>1.65511867030614E+018</text:p>
          </table:table-cell>
          <table:table-cell office:value-type="float" office:value="134" calcext:value-type="float">
            <text:p>134</text:p>
          </table:table-cell>
          <table:table-cell office:value-type="float" office:value="1.65511867030548E+018" calcext:value-type="float">
            <text:p>1.65511867030548E+018</text:p>
          </table:table-cell>
          <table:table-cell office:value-type="string" calcext:value-type="string">
            <text:p>/map</text:p>
          </table:table-cell>
          <table:table-cell office:value-type="float" office:value="0.0478940010071" calcext:value-type="float">
            <text:p>0.0478940010071</text:p>
          </table:table-cell>
          <table:table-cell office:value-type="float" office:value="0" calcext:value-type="float">
            <text:p>0</text:p>
          </table:table-cell>
          <table:table-cell office:value-type="float" office:value="1.39558589458" calcext:value-type="float">
            <text:p>1.39558589458</text:p>
          </table:table-cell>
          <table:table-cell office:value-type="float" office:value="-0.00334083661437" calcext:value-type="float">
            <text:p>-0.00334083661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037639E+018" calcext:value-type="float">
            <text:p>1.65511867037639E+018</text:p>
          </table:table-cell>
          <table:table-cell office:value-type="float" office:value="135" calcext:value-type="float">
            <text:p>135</text:p>
          </table:table-cell>
          <table:table-cell office:value-type="float" office:value="1.6551186703755E+018" calcext:value-type="float">
            <text:p>1.6551186703755E+018</text:p>
          </table:table-cell>
          <table:table-cell office:value-type="string" calcext:value-type="string">
            <text:p>/map</text:p>
          </table:table-cell>
          <table:table-cell office:value-type="float" office:value="0.0479026958346" calcext:value-type="float">
            <text:p>0.0479026958346</text:p>
          </table:table-cell>
          <table:table-cell office:value-type="float" office:value="0" calcext:value-type="float">
            <text:p>0</text:p>
          </table:table-cell>
          <table:table-cell office:value-type="float" office:value="1.39526188374" calcext:value-type="float">
            <text:p>1.39526188374</text:p>
          </table:table-cell>
          <table:table-cell office:value-type="float" office:value="-0.00324076530524" calcext:value-type="float">
            <text:p>-0.00324076530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045237E+018" calcext:value-type="float">
            <text:p>1.65511867045237E+018</text:p>
          </table:table-cell>
          <table:table-cell office:value-type="float" office:value="136" calcext:value-type="float">
            <text:p>136</text:p>
          </table:table-cell>
          <table:table-cell office:value-type="float" office:value="1.65511867045169E+018" calcext:value-type="float">
            <text:p>1.65511867045169E+018</text:p>
          </table:table-cell>
          <table:table-cell office:value-type="string" calcext:value-type="string">
            <text:p>/map</text:p>
          </table:table-cell>
          <table:table-cell office:value-type="float" office:value="0.243044137955" calcext:value-type="float">
            <text:p>0.243044137955</text:p>
          </table:table-cell>
          <table:table-cell office:value-type="float" office:value="0" calcext:value-type="float">
            <text:p>0</text:p>
          </table:table-cell>
          <table:table-cell office:value-type="float" office:value="1.39494764805" calcext:value-type="float">
            <text:p>1.39494764805</text:p>
          </table:table-cell>
          <table:table-cell office:value-type="float" office:value="-0.0031424567569" calcext:value-type="float">
            <text:p>-0.0031424567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054814E+018" calcext:value-type="float">
            <text:p>1.65511867054814E+018</text:p>
          </table:table-cell>
          <table:table-cell office:value-type="float" office:value="137" calcext:value-type="float">
            <text:p>137</text:p>
          </table:table-cell>
          <table:table-cell office:value-type="float" office:value="1.65511867054761E+018" calcext:value-type="float">
            <text:p>1.65511867054761E+018</text:p>
          </table:table-cell>
          <table:table-cell office:value-type="string" calcext:value-type="string">
            <text:p>/map</text:p>
          </table:table-cell>
          <table:table-cell office:value-type="float" office:value="-5.89190006256" calcext:value-type="float">
            <text:p>-5.89190006256</text:p>
          </table:table-cell>
          <table:table-cell office:value-type="float" office:value="0" calcext:value-type="float">
            <text:p>0</text:p>
          </table:table-cell>
          <table:table-cell office:value-type="float" office:value="1.39494764805" calcext:value-type="float">
            <text:p>1.39494764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064112E+018" calcext:value-type="float">
            <text:p>1.65511867064112E+018</text:p>
          </table:table-cell>
          <table:table-cell office:value-type="float" office:value="138" calcext:value-type="float">
            <text:p>138</text:p>
          </table:table-cell>
          <table:table-cell office:value-type="float" office:value="1.6551186706406E+018" calcext:value-type="float">
            <text:p>1.6551186706406E+018</text:p>
          </table:table-cell>
          <table:table-cell office:value-type="string" calcext:value-type="string">
            <text:p>/map</text:p>
          </table:table-cell>
          <table:table-cell office:value-type="float" office:value="-5.89190006256" calcext:value-type="float">
            <text:p>-5.89190006256</text:p>
          </table:table-cell>
          <table:table-cell office:value-type="float" office:value="0" calcext:value-type="float">
            <text:p>0</text:p>
          </table:table-cell>
          <table:table-cell office:value-type="float" office:value="1.39494764805" calcext:value-type="float">
            <text:p>1.39494764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07447E+018" calcext:value-type="float">
            <text:p>1.6551186707447E+018</text:p>
          </table:table-cell>
          <table:table-cell office:value-type="float" office:value="139" calcext:value-type="float">
            <text:p>139</text:p>
          </table:table-cell>
          <table:table-cell office:value-type="float" office:value="1.65511867074379E+018" calcext:value-type="float">
            <text:p>1.65511867074379E+018</text:p>
          </table:table-cell>
          <table:table-cell office:value-type="string" calcext:value-type="string">
            <text:p>/map</text:p>
          </table:table-cell>
          <table:table-cell office:value-type="float" office:value="0.285819113255" calcext:value-type="float">
            <text:p>0.285819113255</text:p>
          </table:table-cell>
          <table:table-cell office:value-type="float" office:value="0" calcext:value-type="float">
            <text:p>0</text:p>
          </table:table-cell>
          <table:table-cell office:value-type="float" office:value="1.39464306831" calcext:value-type="float">
            <text:p>1.39464306831</text:p>
          </table:table-cell>
          <table:table-cell office:value-type="float" office:value="-0.00304592144676" calcext:value-type="float">
            <text:p>-0.00304592144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08499E+018" calcext:value-type="float">
            <text:p>1.6551186708499E+018</text:p>
          </table:table-cell>
          <table:table-cell office:value-type="float" office:value="140" calcext:value-type="float">
            <text:p>140</text:p>
          </table:table-cell>
          <table:table-cell office:value-type="float" office:value="1.65511867084933E+018" calcext:value-type="float">
            <text:p>1.65511867084933E+018</text:p>
          </table:table-cell>
          <table:table-cell office:value-type="string" calcext:value-type="string">
            <text:p>/map</text:p>
          </table:table-cell>
          <table:table-cell office:value-type="float" office:value="0.308658570051" calcext:value-type="float">
            <text:p>0.308658570051</text:p>
          </table:table-cell>
          <table:table-cell office:value-type="float" office:value="0" calcext:value-type="float">
            <text:p>0</text:p>
          </table:table-cell>
          <table:table-cell office:value-type="float" office:value="1.39434790611" calcext:value-type="float">
            <text:p>1.39434790611</text:p>
          </table:table-cell>
          <table:table-cell office:value-type="float" office:value="-0.00295116682537" calcext:value-type="float">
            <text:p>-0.00295116682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0955E+018" calcext:value-type="float">
            <text:p>1.655118670955E+018</text:p>
          </table:table-cell>
          <table:table-cell office:value-type="float" office:value="141" calcext:value-type="float">
            <text:p>141</text:p>
          </table:table-cell>
          <table:table-cell office:value-type="float" office:value="1.65511867095449E+018" calcext:value-type="float">
            <text:p>1.65511867095449E+018</text:p>
          </table:table-cell>
          <table:table-cell office:value-type="string" calcext:value-type="string">
            <text:p>/map</text:p>
          </table:table-cell>
          <table:table-cell office:value-type="float" office:value="0.332682013512" calcext:value-type="float">
            <text:p>0.332682013512</text:p>
          </table:table-cell>
          <table:table-cell office:value-type="float" office:value="0" calcext:value-type="float">
            <text:p>0</text:p>
          </table:table-cell>
          <table:table-cell office:value-type="float" office:value="1.39406204224" calcext:value-type="float">
            <text:p>1.39406204224</text:p>
          </table:table-cell>
          <table:table-cell office:value-type="float" office:value="-0.00285819871351" calcext:value-type="float">
            <text:p>-0.00285819871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104273E+018" calcext:value-type="float">
            <text:p>1.65511867104273E+018</text:p>
          </table:table-cell>
          <table:table-cell office:value-type="float" office:value="142" calcext:value-type="float">
            <text:p>142</text:p>
          </table:table-cell>
          <table:table-cell office:value-type="float" office:value="1.65511867104224E+018" calcext:value-type="float">
            <text:p>1.65511867104224E+018</text:p>
          </table:table-cell>
          <table:table-cell office:value-type="string" calcext:value-type="string">
            <text:p>/map</text:p>
          </table:table-cell>
          <table:table-cell office:value-type="float" office:value="0.376027137041" calcext:value-type="float">
            <text:p>0.376027137041</text:p>
          </table:table-cell>
          <table:table-cell office:value-type="float" office:value="0" calcext:value-type="float">
            <text:p>0</text:p>
          </table:table-cell>
          <table:table-cell office:value-type="float" office:value="1.39378535748" calcext:value-type="float">
            <text:p>1.39378535748</text:p>
          </table:table-cell>
          <table:table-cell office:value-type="float" office:value="-0.00276702083647" calcext:value-type="float">
            <text:p>-0.00276702083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113972E+018" calcext:value-type="float">
            <text:p>1.65511867113972E+018</text:p>
          </table:table-cell>
          <table:table-cell office:value-type="float" office:value="143" calcext:value-type="float">
            <text:p>143</text:p>
          </table:table-cell>
          <table:table-cell office:value-type="float" office:value="1.6551186711393E+018" calcext:value-type="float">
            <text:p>1.6551186711393E+018</text:p>
          </table:table-cell>
          <table:table-cell office:value-type="string" calcext:value-type="string">
            <text:p>/map</text:p>
          </table:table-cell>
          <table:table-cell office:value-type="float" office:value="0.51069188118" calcext:value-type="float">
            <text:p>0.51069188118</text:p>
          </table:table-cell>
          <table:table-cell office:value-type="float" office:value="0" calcext:value-type="float">
            <text:p>0</text:p>
          </table:table-cell>
          <table:table-cell office:value-type="float" office:value="1.39351761341" calcext:value-type="float">
            <text:p>1.39351761341</text:p>
          </table:table-cell>
          <table:table-cell office:value-type="float" office:value="-0.00267763482407" calcext:value-type="float">
            <text:p>-0.00267763482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124019E+018" calcext:value-type="float">
            <text:p>1.65511867124019E+018</text:p>
          </table:table-cell>
          <table:table-cell office:value-type="float" office:value="144" calcext:value-type="float">
            <text:p>144</text:p>
          </table:table-cell>
          <table:table-cell office:value-type="float" office:value="1.65511867123974E+018" calcext:value-type="float">
            <text:p>1.65511867123974E+018</text:p>
          </table:table-cell>
          <table:table-cell office:value-type="string" calcext:value-type="string">
            <text:p>/map</text:p>
          </table:table-cell>
          <table:table-cell office:value-type="float" office:value="0.510667383671" calcext:value-type="float">
            <text:p>0.510667383671</text:p>
          </table:table-cell>
          <table:table-cell office:value-type="float" office:value="0" calcext:value-type="float">
            <text:p>0</text:p>
          </table:table-cell>
          <table:table-cell office:value-type="float" office:value="1.39325857162" calcext:value-type="float">
            <text:p>1.39325857162</text:p>
          </table:table-cell>
          <table:table-cell office:value-type="float" office:value="-0.00259004044347" calcext:value-type="float">
            <text:p>-0.00259004044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135831E+018" calcext:value-type="float">
            <text:p>1.65511867135831E+018</text:p>
          </table:table-cell>
          <table:table-cell office:value-type="float" office:value="145" calcext:value-type="float">
            <text:p>145</text:p>
          </table:table-cell>
          <table:table-cell office:value-type="float" office:value="1.65511867135798E+018" calcext:value-type="float">
            <text:p>1.65511867135798E+018</text:p>
          </table:table-cell>
          <table:table-cell office:value-type="string" calcext:value-type="string">
            <text:p>/map</text:p>
          </table:table-cell>
          <table:table-cell office:value-type="float" office:value="0.466385662556" calcext:value-type="float">
            <text:p>0.466385662556</text:p>
          </table:table-cell>
          <table:table-cell office:value-type="float" office:value="0" calcext:value-type="float">
            <text:p>0</text:p>
          </table:table-cell>
          <table:table-cell office:value-type="float" office:value="1.39300823212" calcext:value-type="float">
            <text:p>1.39300823212</text:p>
          </table:table-cell>
          <table:table-cell office:value-type="float" office:value="-0.00250423583202" calcext:value-type="float">
            <text:p>-0.00250423583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145295E+018" calcext:value-type="float">
            <text:p>1.65511867145295E+018</text:p>
          </table:table-cell>
          <table:table-cell office:value-type="float" office:value="146" calcext:value-type="float">
            <text:p>146</text:p>
          </table:table-cell>
          <table:table-cell office:value-type="float" office:value="1.6551186714525E+018" calcext:value-type="float">
            <text:p>1.6551186714525E+018</text:p>
          </table:table-cell>
          <table:table-cell office:value-type="string" calcext:value-type="string">
            <text:p>/map</text:p>
          </table:table-cell>
          <table:table-cell office:value-type="float" office:value="0.573489546776" calcext:value-type="float">
            <text:p>0.573489546776</text:p>
          </table:table-cell>
          <table:table-cell office:value-type="float" office:value="0" calcext:value-type="float">
            <text:p>0</text:p>
          </table:table-cell>
          <table:table-cell office:value-type="float" office:value="1.39276623726" calcext:value-type="float">
            <text:p>1.39276623726</text:p>
          </table:table-cell>
          <table:table-cell office:value-type="float" office:value="-0.00242021726444" calcext:value-type="float">
            <text:p>-0.00242021726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154289E+018" calcext:value-type="float">
            <text:p>1.65511867154289E+018</text:p>
          </table:table-cell>
          <table:table-cell office:value-type="float" office:value="147" calcext:value-type="float">
            <text:p>147</text:p>
          </table:table-cell>
          <table:table-cell office:value-type="float" office:value="1.65511867154249E+018" calcext:value-type="float">
            <text:p>1.65511867154249E+018</text:p>
          </table:table-cell>
          <table:table-cell office:value-type="string" calcext:value-type="string">
            <text:p>/map</text:p>
          </table:table-cell>
          <table:table-cell office:value-type="float" office:value="0.472582548857" calcext:value-type="float">
            <text:p>0.472582548857</text:p>
          </table:table-cell>
          <table:table-cell office:value-type="float" office:value="0" calcext:value-type="float">
            <text:p>0</text:p>
          </table:table-cell>
          <table:table-cell office:value-type="float" office:value="1.39253234863" calcext:value-type="float">
            <text:p>1.39253234863</text:p>
          </table:table-cell>
          <table:table-cell office:value-type="float" office:value="-0.00233797938563" calcext:value-type="float">
            <text:p>-0.00233797938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164123E+018" calcext:value-type="float">
            <text:p>1.65511867164123E+018</text:p>
          </table:table-cell>
          <table:table-cell office:value-type="float" office:value="148" calcext:value-type="float">
            <text:p>148</text:p>
          </table:table-cell>
          <table:table-cell office:value-type="float" office:value="1.65511867164081E+018" calcext:value-type="float">
            <text:p>1.65511867164081E+018</text:p>
          </table:table-cell>
          <table:table-cell office:value-type="string" calcext:value-type="string">
            <text:p>/map</text:p>
          </table:table-cell>
          <table:table-cell office:value-type="float" office:value="0.499612420797" calcext:value-type="float">
            <text:p>0.499612420797</text:p>
          </table:table-cell>
          <table:table-cell office:value-type="float" office:value="0" calcext:value-type="float">
            <text:p>0</text:p>
          </table:table-cell>
          <table:table-cell office:value-type="float" office:value="1.39230668545" calcext:value-type="float">
            <text:p>1.39230668545</text:p>
          </table:table-cell>
          <table:table-cell office:value-type="float" office:value="-0.00225751521066" calcext:value-type="float">
            <text:p>-0.0022575152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173887E+018" calcext:value-type="float">
            <text:p>1.65511867173887E+018</text:p>
          </table:table-cell>
          <table:table-cell office:value-type="float" office:value="149" calcext:value-type="float">
            <text:p>149</text:p>
          </table:table-cell>
          <table:table-cell office:value-type="float" office:value="1.65511867173848E+018" calcext:value-type="float">
            <text:p>1.65511867173848E+018</text:p>
          </table:table-cell>
          <table:table-cell office:value-type="string" calcext:value-type="string">
            <text:p>/map</text:p>
          </table:table-cell>
          <table:table-cell office:value-type="float" office:value="-5.75863361359" calcext:value-type="float">
            <text:p>-5.75863361359</text:p>
          </table:table-cell>
          <table:table-cell office:value-type="float" office:value="0" calcext:value-type="float">
            <text:p>0</text:p>
          </table:table-cell>
          <table:table-cell office:value-type="float" office:value="1.39230668545" calcext:value-type="float">
            <text:p>1.39230668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18447E+018" calcext:value-type="float">
            <text:p>1.6551186718447E+018</text:p>
          </table:table-cell>
          <table:table-cell office:value-type="float" office:value="150" calcext:value-type="float">
            <text:p>150</text:p>
          </table:table-cell>
          <table:table-cell office:value-type="float" office:value="1.65511867184428E+018" calcext:value-type="float">
            <text:p>1.65511867184428E+018</text:p>
          </table:table-cell>
          <table:table-cell office:value-type="string" calcext:value-type="string">
            <text:p>/map</text:p>
          </table:table-cell>
          <table:table-cell office:value-type="float" office:value="-5.81205224991" calcext:value-type="float">
            <text:p>-5.81205224991</text:p>
          </table:table-cell>
          <table:table-cell office:value-type="float" office:value="0" calcext:value-type="float">
            <text:p>0</text:p>
          </table:table-cell>
          <table:table-cell office:value-type="float" office:value="1.39230668545" calcext:value-type="float">
            <text:p>1.39230668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19481E+018" calcext:value-type="float">
            <text:p>1.6551186719481E+018</text:p>
          </table:table-cell>
          <table:table-cell office:value-type="float" office:value="151" calcext:value-type="float">
            <text:p>151</text:p>
          </table:table-cell>
          <table:table-cell office:value-type="float" office:value="1.65511867194779E+018" calcext:value-type="float">
            <text:p>1.65511867194779E+018</text:p>
          </table:table-cell>
          <table:table-cell office:value-type="string" calcext:value-type="string">
            <text:p>/map</text:p>
          </table:table-cell>
          <table:table-cell office:value-type="float" office:value="-5.88102722168" calcext:value-type="float">
            <text:p>-5.88102722168</text:p>
          </table:table-cell>
          <table:table-cell office:value-type="float" office:value="0" calcext:value-type="float">
            <text:p>0</text:p>
          </table:table-cell>
          <table:table-cell office:value-type="float" office:value="1.39230668545" calcext:value-type="float">
            <text:p>1.39230668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204679E+018" calcext:value-type="float">
            <text:p>1.65511867204679E+018</text:p>
          </table:table-cell>
          <table:table-cell office:value-type="float" office:value="152" calcext:value-type="float">
            <text:p>152</text:p>
          </table:table-cell>
          <table:table-cell office:value-type="float" office:value="1.65511867204643E+018" calcext:value-type="float">
            <text:p>1.65511867204643E+018</text:p>
          </table:table-cell>
          <table:table-cell office:value-type="string" calcext:value-type="string">
            <text:p>/map</text:p>
          </table:table-cell>
          <table:table-cell office:value-type="float" office:value="-5.85676670074" calcext:value-type="float">
            <text:p>-5.85676670074</text:p>
          </table:table-cell>
          <table:table-cell office:value-type="float" office:value="0" calcext:value-type="float">
            <text:p>0</text:p>
          </table:table-cell>
          <table:table-cell office:value-type="float" office:value="1.39230668545" calcext:value-type="float">
            <text:p>1.39230668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216354E+018" calcext:value-type="float">
            <text:p>1.65511867216354E+018</text:p>
          </table:table-cell>
          <table:table-cell office:value-type="float" office:value="153" calcext:value-type="float">
            <text:p>153</text:p>
          </table:table-cell>
          <table:table-cell office:value-type="float" office:value="1.65511867216317E+018" calcext:value-type="float">
            <text:p>1.65511867216317E+018</text:p>
          </table:table-cell>
          <table:table-cell office:value-type="string" calcext:value-type="string">
            <text:p>/map</text:p>
          </table:table-cell>
          <table:table-cell office:value-type="float" office:value="0.110875591636" calcext:value-type="float">
            <text:p>0.110875591636</text:p>
          </table:table-cell>
          <table:table-cell office:value-type="float" office:value="0" calcext:value-type="float">
            <text:p>0</text:p>
          </table:table-cell>
          <table:table-cell office:value-type="float" office:value="1.39208877087" calcext:value-type="float">
            <text:p>1.39208877087</text:p>
          </table:table-cell>
          <table:table-cell office:value-type="float" office:value="-0.00217881682329" calcext:value-type="float">
            <text:p>-0.00217881682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224344E+018" calcext:value-type="float">
            <text:p>1.65511867224344E+018</text:p>
          </table:table-cell>
          <table:table-cell office:value-type="float" office:value="154" calcext:value-type="float">
            <text:p>154</text:p>
          </table:table-cell>
          <table:table-cell office:value-type="float" office:value="1.65511867224286E+018" calcext:value-type="float">
            <text:p>1.65511867224286E+018</text:p>
          </table:table-cell>
          <table:table-cell office:value-type="string" calcext:value-type="string">
            <text:p>/map</text:p>
          </table:table-cell>
          <table:table-cell office:value-type="float" office:value="0.252542197704" calcext:value-type="float">
            <text:p>0.252542197704</text:p>
          </table:table-cell>
          <table:table-cell office:value-type="float" office:value="0" calcext:value-type="float">
            <text:p>0</text:p>
          </table:table-cell>
          <table:table-cell office:value-type="float" office:value="1.39187860489" calcext:value-type="float">
            <text:p>1.39187860489</text:p>
          </table:table-cell>
          <table:table-cell office:value-type="float" office:value="-0.00210187467746" calcext:value-type="float">
            <text:p>-0.00210187467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237941E+018" calcext:value-type="float">
            <text:p>1.65511867237941E+018</text:p>
          </table:table-cell>
          <table:table-cell office:value-type="float" office:value="155" calcext:value-type="float">
            <text:p>155</text:p>
          </table:table-cell>
          <table:table-cell office:value-type="float" office:value="1.65511867237894E+018" calcext:value-type="float">
            <text:p>1.65511867237894E+018</text:p>
          </table:table-cell>
          <table:table-cell office:value-type="string" calcext:value-type="string">
            <text:p>/map</text:p>
          </table:table-cell>
          <table:table-cell office:value-type="float" office:value="0.242011547089" calcext:value-type="float">
            <text:p>0.242011547089</text:p>
          </table:table-cell>
          <table:table-cell office:value-type="float" office:value="0" calcext:value-type="float">
            <text:p>0</text:p>
          </table:table-cell>
          <table:table-cell office:value-type="float" office:value="1.3916759491" calcext:value-type="float">
            <text:p>1.3916759491</text:p>
          </table:table-cell>
          <table:table-cell office:value-type="float" office:value="-0.00202667759731" calcext:value-type="float">
            <text:p>-0.00202667759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245568E+018" calcext:value-type="float">
            <text:p>1.65511867245568E+018</text:p>
          </table:table-cell>
          <table:table-cell office:value-type="float" office:value="156" calcext:value-type="float">
            <text:p>156</text:p>
          </table:table-cell>
          <table:table-cell office:value-type="float" office:value="1.65511867245522E+018" calcext:value-type="float">
            <text:p>1.65511867245522E+018</text:p>
          </table:table-cell>
          <table:table-cell office:value-type="string" calcext:value-type="string">
            <text:p>/map</text:p>
          </table:table-cell>
          <table:table-cell office:value-type="float" office:value="0.286665797234" calcext:value-type="float">
            <text:p>0.286665797234</text:p>
          </table:table-cell>
          <table:table-cell office:value-type="float" office:value="0" calcext:value-type="float">
            <text:p>0</text:p>
          </table:table-cell>
          <table:table-cell office:value-type="float" office:value="1.3916759491" calcext:value-type="float">
            <text:p>1.39167594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255081E+018" calcext:value-type="float">
            <text:p>1.65511867255081E+018</text:p>
          </table:table-cell>
          <table:table-cell office:value-type="float" office:value="157" calcext:value-type="float">
            <text:p>157</text:p>
          </table:table-cell>
          <table:table-cell office:value-type="float" office:value="1.65511867255017E+018" calcext:value-type="float">
            <text:p>1.65511867255017E+018</text:p>
          </table:table-cell>
          <table:table-cell office:value-type="string" calcext:value-type="string">
            <text:p>/map</text:p>
          </table:table-cell>
          <table:table-cell office:value-type="float" office:value="0.280685454607" calcext:value-type="float">
            <text:p>0.280685454607</text:p>
          </table:table-cell>
          <table:table-cell office:value-type="float" office:value="0" calcext:value-type="float">
            <text:p>0</text:p>
          </table:table-cell>
          <table:table-cell office:value-type="float" office:value="1.39148056507" calcext:value-type="float">
            <text:p>1.39148056507</text:p>
          </table:table-cell>
          <table:table-cell office:value-type="float" office:value="-0.00195321394131" calcext:value-type="float">
            <text:p>-0.00195321394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264328E+018" calcext:value-type="float">
            <text:p>1.65511867264328E+018</text:p>
          </table:table-cell>
          <table:table-cell office:value-type="float" office:value="158" calcext:value-type="float">
            <text:p>158</text:p>
          </table:table-cell>
          <table:table-cell office:value-type="float" office:value="1.65511867264278E+018" calcext:value-type="float">
            <text:p>1.65511867264278E+018</text:p>
          </table:table-cell>
          <table:table-cell office:value-type="string" calcext:value-type="string">
            <text:p>/map</text:p>
          </table:table-cell>
          <table:table-cell office:value-type="float" office:value="0.335211634636" calcext:value-type="float">
            <text:p>0.335211634636</text:p>
          </table:table-cell>
          <table:table-cell office:value-type="float" office:value="0" calcext:value-type="float">
            <text:p>0</text:p>
          </table:table-cell>
          <table:table-cell office:value-type="float" office:value="1.39129245281" calcext:value-type="float">
            <text:p>1.39129245281</text:p>
          </table:table-cell>
          <table:table-cell office:value-type="float" office:value="-0.00188146997243" calcext:value-type="float">
            <text:p>-0.00188146997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274227E+018" calcext:value-type="float">
            <text:p>1.65511867274227E+018</text:p>
          </table:table-cell>
          <table:table-cell office:value-type="float" office:value="159" calcext:value-type="float">
            <text:p>159</text:p>
          </table:table-cell>
          <table:table-cell office:value-type="float" office:value="1.65511867274178E+018" calcext:value-type="float">
            <text:p>1.65511867274178E+018</text:p>
          </table:table-cell>
          <table:table-cell office:value-type="string" calcext:value-type="string">
            <text:p>/map</text:p>
          </table:table-cell>
          <table:table-cell office:value-type="float" office:value="0.32261928916" calcext:value-type="float">
            <text:p>0.32261928916</text:p>
          </table:table-cell>
          <table:table-cell office:value-type="float" office:value="0" calcext:value-type="float">
            <text:p>0</text:p>
          </table:table-cell>
          <table:table-cell office:value-type="float" office:value="1.39111125469" calcext:value-type="float">
            <text:p>1.39111125469</text:p>
          </table:table-cell>
          <table:table-cell office:value-type="float" office:value="-0.00181143195368" calcext:value-type="float">
            <text:p>-0.00181143195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285208E+018" calcext:value-type="float">
            <text:p>1.65511867285208E+018</text:p>
          </table:table-cell>
          <table:table-cell office:value-type="float" office:value="160" calcext:value-type="float">
            <text:p>160</text:p>
          </table:table-cell>
          <table:table-cell office:value-type="float" office:value="1.65511867285139E+018" calcext:value-type="float">
            <text:p>1.65511867285139E+018</text:p>
          </table:table-cell>
          <table:table-cell office:value-type="string" calcext:value-type="string">
            <text:p>/map</text:p>
          </table:table-cell>
          <table:table-cell office:value-type="float" office:value="0.408305555582" calcext:value-type="float">
            <text:p>0.408305555582</text:p>
          </table:table-cell>
          <table:table-cell office:value-type="float" office:value="0" calcext:value-type="float">
            <text:p>0</text:p>
          </table:table-cell>
          <table:table-cell office:value-type="float" office:value="1.39093697071" calcext:value-type="float">
            <text:p>1.39093697071</text:p>
          </table:table-cell>
          <table:table-cell office:value-type="float" office:value="-0.00174308428541" calcext:value-type="float">
            <text:p>-0.00174308428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295188E+018" calcext:value-type="float">
            <text:p>1.65511867295188E+018</text:p>
          </table:table-cell>
          <table:table-cell office:value-type="float" office:value="161" calcext:value-type="float">
            <text:p>161</text:p>
          </table:table-cell>
          <table:table-cell office:value-type="float" office:value="1.65511867295116E+018" calcext:value-type="float">
            <text:p>1.65511867295116E+018</text:p>
          </table:table-cell>
          <table:table-cell office:value-type="string" calcext:value-type="string">
            <text:p>/map</text:p>
          </table:table-cell>
          <table:table-cell office:value-type="float" office:value="0.234138801694" calcext:value-type="float">
            <text:p>0.234138801694</text:p>
          </table:table-cell>
          <table:table-cell office:value-type="float" office:value="0" calcext:value-type="float">
            <text:p>0</text:p>
          </table:table-cell>
          <table:table-cell office:value-type="float" office:value="1.39076936245" calcext:value-type="float">
            <text:p>1.39076936245</text:p>
          </table:table-cell>
          <table:table-cell office:value-type="float" office:value="-0.00167641090229" calcext:value-type="float">
            <text:p>-0.00167641090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305146E+018" calcext:value-type="float">
            <text:p>1.65511867305146E+018</text:p>
          </table:table-cell>
          <table:table-cell office:value-type="float" office:value="162" calcext:value-type="float">
            <text:p>162</text:p>
          </table:table-cell>
          <table:table-cell office:value-type="float" office:value="1.65511867305082E+018" calcext:value-type="float">
            <text:p>1.65511867305082E+018</text:p>
          </table:table-cell>
          <table:table-cell office:value-type="string" calcext:value-type="string">
            <text:p>/map</text:p>
          </table:table-cell>
          <table:table-cell office:value-type="float" office:value="0.220240518451" calcext:value-type="float">
            <text:p>0.220240518451</text:p>
          </table:table-cell>
          <table:table-cell office:value-type="float" office:value="0" calcext:value-type="float">
            <text:p>0</text:p>
          </table:table-cell>
          <table:table-cell office:value-type="float" office:value="1.39060819149" calcext:value-type="float">
            <text:p>1.39060819149</text:p>
          </table:table-cell>
          <table:table-cell office:value-type="float" office:value="-0.0016113948077" calcext:value-type="float">
            <text:p>-0.0016113948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314072E+018" calcext:value-type="float">
            <text:p>1.65511867314072E+018</text:p>
          </table:table-cell>
          <table:table-cell office:value-type="float" office:value="163" calcext:value-type="float">
            <text:p>163</text:p>
          </table:table-cell>
          <table:table-cell office:value-type="float" office:value="1.65511867314028E+018" calcext:value-type="float">
            <text:p>1.65511867314028E+018</text:p>
          </table:table-cell>
          <table:table-cell office:value-type="string" calcext:value-type="string">
            <text:p>/map</text:p>
          </table:table-cell>
          <table:table-cell office:value-type="float" office:value="0.0565716028214" calcext:value-type="float">
            <text:p>0.0565716028214</text:p>
          </table:table-cell>
          <table:table-cell office:value-type="float" office:value="0" calcext:value-type="float">
            <text:p>0</text:p>
          </table:table-cell>
          <table:table-cell office:value-type="float" office:value="1.39045333862" calcext:value-type="float">
            <text:p>1.39045333862</text:p>
          </table:table-cell>
          <table:table-cell office:value-type="float" office:value="-0.00154801807366" calcext:value-type="float">
            <text:p>-0.00154801807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325707E+018" calcext:value-type="float">
            <text:p>1.65511867325707E+018</text:p>
          </table:table-cell>
          <table:table-cell office:value-type="float" office:value="164" calcext:value-type="float">
            <text:p>164</text:p>
          </table:table-cell>
          <table:table-cell office:value-type="float" office:value="1.65511867325662E+018" calcext:value-type="float">
            <text:p>1.65511867325662E+018</text:p>
          </table:table-cell>
          <table:table-cell office:value-type="string" calcext:value-type="string">
            <text:p>/map</text:p>
          </table:table-cell>
          <table:table-cell office:value-type="float" office:value="0.166566029191" calcext:value-type="float">
            <text:p>0.166566029191</text:p>
          </table:table-cell>
          <table:table-cell office:value-type="float" office:value="0" calcext:value-type="float">
            <text:p>0</text:p>
          </table:table-cell>
          <table:table-cell office:value-type="float" office:value="1.39030480385" calcext:value-type="float">
            <text:p>1.39030480385</text:p>
          </table:table-cell>
          <table:table-cell office:value-type="float" office:value="-0.00148626219016" calcext:value-type="float">
            <text:p>-0.00148626219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335151E+018" calcext:value-type="float">
            <text:p>1.65511867335151E+018</text:p>
          </table:table-cell>
          <table:table-cell office:value-type="float" office:value="165" calcext:value-type="float">
            <text:p>165</text:p>
          </table:table-cell>
          <table:table-cell office:value-type="float" office:value="1.65511867335078E+018" calcext:value-type="float">
            <text:p>1.65511867335078E+018</text:p>
          </table:table-cell>
          <table:table-cell office:value-type="string" calcext:value-type="string">
            <text:p>/map</text:p>
          </table:table-cell>
          <table:table-cell office:value-type="float" office:value="0.135291233659" calcext:value-type="float">
            <text:p>0.135291233659</text:p>
          </table:table-cell>
          <table:table-cell office:value-type="float" office:value="0" calcext:value-type="float">
            <text:p>0</text:p>
          </table:table-cell>
          <table:table-cell office:value-type="float" office:value="1.39016211033" calcext:value-type="float">
            <text:p>1.39016211033</text:p>
          </table:table-cell>
          <table:table-cell office:value-type="float" office:value="-0.00142610794865" calcext:value-type="float">
            <text:p>-0.00142610794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34622E+018" calcext:value-type="float">
            <text:p>1.6551186734622E+018</text:p>
          </table:table-cell>
          <table:table-cell office:value-type="float" office:value="166" calcext:value-type="float">
            <text:p>166</text:p>
          </table:table-cell>
          <table:table-cell office:value-type="float" office:value="1.65511867346109E+018" calcext:value-type="float">
            <text:p>1.65511867346109E+018</text:p>
          </table:table-cell>
          <table:table-cell office:value-type="string" calcext:value-type="string">
            <text:p>/map</text:p>
          </table:table-cell>
          <table:table-cell office:value-type="float" office:value="0.00168723450042" calcext:value-type="float">
            <text:p>0.00168723450042</text:p>
          </table:table-cell>
          <table:table-cell office:value-type="float" office:value="0" calcext:value-type="float">
            <text:p>0</text:p>
          </table:table-cell>
          <table:table-cell office:value-type="float" office:value="1.39002537727" calcext:value-type="float">
            <text:p>1.39002537727</text:p>
          </table:table-cell>
          <table:table-cell office:value-type="float" office:value="-0.00136753520928" calcext:value-type="float">
            <text:p>-0.00136753520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354861E+018" calcext:value-type="float">
            <text:p>1.65511867354861E+018</text:p>
          </table:table-cell>
          <table:table-cell office:value-type="float" office:value="167" calcext:value-type="float">
            <text:p>167</text:p>
          </table:table-cell>
          <table:table-cell office:value-type="float" office:value="1.655118673548E+018" calcext:value-type="float">
            <text:p>1.655118673548E+018</text:p>
          </table:table-cell>
          <table:table-cell office:value-type="string" calcext:value-type="string">
            <text:p>/map</text:p>
          </table:table-cell>
          <table:table-cell office:value-type="float" office:value="0.0162507500499" calcext:value-type="float">
            <text:p>0.0162507500499</text:p>
          </table:table-cell>
          <table:table-cell office:value-type="float" office:value="0" calcext:value-type="float">
            <text:p>0</text:p>
          </table:table-cell>
          <table:table-cell office:value-type="float" office:value="1.38989436626" calcext:value-type="float">
            <text:p>1.38989436626</text:p>
          </table:table-cell>
          <table:table-cell office:value-type="float" office:value="-0.00131052359939" calcext:value-type="float">
            <text:p>-0.00131052359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365057E+018" calcext:value-type="float">
            <text:p>1.65511867365057E+018</text:p>
          </table:table-cell>
          <table:table-cell office:value-type="float" office:value="168" calcext:value-type="float">
            <text:p>168</text:p>
          </table:table-cell>
          <table:table-cell office:value-type="float" office:value="1.65511867364967E+018" calcext:value-type="float">
            <text:p>1.65511867364967E+018</text:p>
          </table:table-cell>
          <table:table-cell office:value-type="string" calcext:value-type="string">
            <text:p>/map</text:p>
          </table:table-cell>
          <table:table-cell office:value-type="float" office:value="0.188479527831" calcext:value-type="float">
            <text:p>0.188479527831</text:p>
          </table:table-cell>
          <table:table-cell office:value-type="float" office:value="0" calcext:value-type="float">
            <text:p>0</text:p>
          </table:table-cell>
          <table:table-cell office:value-type="float" office:value="1.38976883888" calcext:value-type="float">
            <text:p>1.38976883888</text:p>
          </table:table-cell>
          <table:table-cell office:value-type="float" office:value="-0.00125505193137" calcext:value-type="float">
            <text:p>-0.00125505193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375422E+018" calcext:value-type="float">
            <text:p>1.65511867375422E+018</text:p>
          </table:table-cell>
          <table:table-cell office:value-type="float" office:value="169" calcext:value-type="float">
            <text:p>169</text:p>
          </table:table-cell>
          <table:table-cell office:value-type="float" office:value="1.65511867375333E+018" calcext:value-type="float">
            <text:p>1.65511867375333E+018</text:p>
          </table:table-cell>
          <table:table-cell office:value-type="string" calcext:value-type="string">
            <text:p>/map</text:p>
          </table:table-cell>
          <table:table-cell office:value-type="float" office:value="0.091405056417" calcext:value-type="float">
            <text:p>0.091405056417</text:p>
          </table:table-cell>
          <table:table-cell office:value-type="float" office:value="0" calcext:value-type="float">
            <text:p>0</text:p>
          </table:table-cell>
          <table:table-cell office:value-type="float" office:value="1.38964867592" calcext:value-type="float">
            <text:p>1.38964867592</text:p>
          </table:table-cell>
          <table:table-cell office:value-type="float" office:value="-0.00120109890122" calcext:value-type="float">
            <text:p>-0.00120109890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385531E+018" calcext:value-type="float">
            <text:p>1.65511867385531E+018</text:p>
          </table:table-cell>
          <table:table-cell office:value-type="float" office:value="170" calcext:value-type="float">
            <text:p>170</text:p>
          </table:table-cell>
          <table:table-cell office:value-type="float" office:value="1.65511867385471E+018" calcext:value-type="float">
            <text:p>1.65511867385471E+018</text:p>
          </table:table-cell>
          <table:table-cell office:value-type="string" calcext:value-type="string">
            <text:p>/map</text:p>
          </table:table-cell>
          <table:table-cell office:value-type="float" office:value="0.151507213712" calcext:value-type="float">
            <text:p>0.151507213712</text:p>
          </table:table-cell>
          <table:table-cell office:value-type="float" office:value="0" calcext:value-type="float">
            <text:p>0</text:p>
          </table:table-cell>
          <table:table-cell office:value-type="float" office:value="1.38953387737" calcext:value-type="float">
            <text:p>1.38953387737</text:p>
          </table:table-cell>
          <table:table-cell office:value-type="float" office:value="-0.00114864250645" calcext:value-type="float">
            <text:p>-0.00114864250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396056E+018" calcext:value-type="float">
            <text:p>1.65511867396056E+018</text:p>
          </table:table-cell>
          <table:table-cell office:value-type="float" office:value="171" calcext:value-type="float">
            <text:p>171</text:p>
          </table:table-cell>
          <table:table-cell office:value-type="float" office:value="1.6551186739599E+018" calcext:value-type="float">
            <text:p>1.6551186739599E+018</text:p>
          </table:table-cell>
          <table:table-cell office:value-type="string" calcext:value-type="string">
            <text:p>/map</text:p>
          </table:table-cell>
          <table:table-cell office:value-type="float" office:value="0.204042419791" calcext:value-type="float">
            <text:p>0.204042419791</text:p>
          </table:table-cell>
          <table:table-cell office:value-type="float" office:value="0" calcext:value-type="float">
            <text:p>0</text:p>
          </table:table-cell>
          <table:table-cell office:value-type="float" office:value="1.38942408562" calcext:value-type="float">
            <text:p>1.38942408562</text:p>
          </table:table-cell>
          <table:table-cell office:value-type="float" office:value="-0.00109766016249" calcext:value-type="float">
            <text:p>-0.00109766016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404994E+018" calcext:value-type="float">
            <text:p>1.65511867404994E+018</text:p>
          </table:table-cell>
          <table:table-cell office:value-type="float" office:value="172" calcext:value-type="float">
            <text:p>172</text:p>
          </table:table-cell>
          <table:table-cell office:value-type="float" office:value="1.65511867404939E+018" calcext:value-type="float">
            <text:p>1.65511867404939E+018</text:p>
          </table:table-cell>
          <table:table-cell office:value-type="string" calcext:value-type="string">
            <text:p>/map</text:p>
          </table:table-cell>
          <table:table-cell office:value-type="float" office:value="0.191647231579" calcext:value-type="float">
            <text:p>0.191647231579</text:p>
          </table:table-cell>
          <table:table-cell office:value-type="float" office:value="0" calcext:value-type="float">
            <text:p>0</text:p>
          </table:table-cell>
          <table:table-cell office:value-type="float" office:value="1.38931930065" calcext:value-type="float">
            <text:p>1.38931930065</text:p>
          </table:table-cell>
          <table:table-cell office:value-type="float" office:value="-0.00104812928475" calcext:value-type="float">
            <text:p>-0.00104812928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414853E+018" calcext:value-type="float">
            <text:p>1.65511867414853E+018</text:p>
          </table:table-cell>
          <table:table-cell office:value-type="float" office:value="173" calcext:value-type="float">
            <text:p>173</text:p>
          </table:table-cell>
          <table:table-cell office:value-type="float" office:value="1.65511867414787E+018" calcext:value-type="float">
            <text:p>1.65511867414787E+018</text:p>
          </table:table-cell>
          <table:table-cell office:value-type="string" calcext:value-type="string">
            <text:p>/map</text:p>
          </table:table-cell>
          <table:table-cell office:value-type="float" office:value="0.276048243046" calcext:value-type="float">
            <text:p>0.276048243046</text:p>
          </table:table-cell>
          <table:table-cell office:value-type="float" office:value="0" calcext:value-type="float">
            <text:p>0</text:p>
          </table:table-cell>
          <table:table-cell office:value-type="float" office:value="1.38921928406" calcext:value-type="float">
            <text:p>1.38921928406</text:p>
          </table:table-cell>
          <table:table-cell office:value-type="float" office:value="-0.00100002682302" calcext:value-type="float">
            <text:p>-0.00100002682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424593E+018" calcext:value-type="float">
            <text:p>1.65511867424593E+018</text:p>
          </table:table-cell>
          <table:table-cell office:value-type="float" office:value="174" calcext:value-type="float">
            <text:p>174</text:p>
          </table:table-cell>
          <table:table-cell office:value-type="float" office:value="1.65511867424498E+018" calcext:value-type="float">
            <text:p>1.65511867424498E+018</text:p>
          </table:table-cell>
          <table:table-cell office:value-type="string" calcext:value-type="string">
            <text:p>/map</text:p>
          </table:table-cell>
          <table:table-cell office:value-type="float" office:value="0.0331419222057" calcext:value-type="float">
            <text:p>0.0331419222057</text:p>
          </table:table-cell>
          <table:table-cell office:value-type="float" office:value="0" calcext:value-type="float">
            <text:p>0</text:p>
          </table:table-cell>
          <table:table-cell office:value-type="float" office:value="1.38921928406" calcext:value-type="float">
            <text:p>1.389219284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435436E+018" calcext:value-type="float">
            <text:p>1.65511867435436E+018</text:p>
          </table:table-cell>
          <table:table-cell office:value-type="float" office:value="175" calcext:value-type="float">
            <text:p>175</text:p>
          </table:table-cell>
          <table:table-cell office:value-type="float" office:value="1.65511867435339E+018" calcext:value-type="float">
            <text:p>1.65511867435339E+018</text:p>
          </table:table-cell>
          <table:table-cell office:value-type="string" calcext:value-type="string">
            <text:p>/map</text:p>
          </table:table-cell>
          <table:table-cell office:value-type="float" office:value="0.424063265324" calcext:value-type="float">
            <text:p>0.424063265324</text:p>
          </table:table-cell>
          <table:table-cell office:value-type="float" office:value="0" calcext:value-type="float">
            <text:p>0</text:p>
          </table:table-cell>
          <table:table-cell office:value-type="float" office:value="1.38912391663" calcext:value-type="float">
            <text:p>1.38912391663</text:p>
          </table:table-cell>
          <table:table-cell office:value-type="float" office:value="-0.000953329494223" calcext:value-type="float">
            <text:p>-0.000953329494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446321E+018" calcext:value-type="float">
            <text:p>1.65511867446321E+018</text:p>
          </table:table-cell>
          <table:table-cell office:value-type="float" office:value="176" calcext:value-type="float">
            <text:p>176</text:p>
          </table:table-cell>
          <table:table-cell office:value-type="float" office:value="1.65511867446234E+018" calcext:value-type="float">
            <text:p>1.65511867446234E+018</text:p>
          </table:table-cell>
          <table:table-cell office:value-type="string" calcext:value-type="string">
            <text:p>/map</text:p>
          </table:table-cell>
          <table:table-cell office:value-type="float" office:value="0.463886111975" calcext:value-type="float">
            <text:p>0.463886111975</text:p>
          </table:table-cell>
          <table:table-cell office:value-type="float" office:value="0" calcext:value-type="float">
            <text:p>0</text:p>
          </table:table-cell>
          <table:table-cell office:value-type="float" office:value="1.38903319836" calcext:value-type="float">
            <text:p>1.38903319836</text:p>
          </table:table-cell>
          <table:table-cell office:value-type="float" office:value="-0.000908013724256" calcext:value-type="float">
            <text:p>-0.000908013724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455887E+018" calcext:value-type="float">
            <text:p>1.65511867455887E+018</text:p>
          </table:table-cell>
          <table:table-cell office:value-type="float" office:value="177" calcext:value-type="float">
            <text:p>177</text:p>
          </table:table-cell>
          <table:table-cell office:value-type="float" office:value="1.65511867455811E+018" calcext:value-type="float">
            <text:p>1.65511867455811E+018</text:p>
          </table:table-cell>
          <table:table-cell office:value-type="string" calcext:value-type="string">
            <text:p>/map</text:p>
          </table:table-cell>
          <table:table-cell office:value-type="float" office:value="0.521875977516" calcext:value-type="float">
            <text:p>0.521875977516</text:p>
          </table:table-cell>
          <table:table-cell office:value-type="float" office:value="0" calcext:value-type="float">
            <text:p>0</text:p>
          </table:table-cell>
          <table:table-cell office:value-type="float" office:value="1.38894677162" calcext:value-type="float">
            <text:p>1.38894677162</text:p>
          </table:table-cell>
          <table:table-cell office:value-type="float" office:value="-0.00086405564798" calcext:value-type="float">
            <text:p>-0.00086405564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465816E+018" calcext:value-type="float">
            <text:p>1.65511867465816E+018</text:p>
          </table:table-cell>
          <table:table-cell office:value-type="float" office:value="178" calcext:value-type="float">
            <text:p>178</text:p>
          </table:table-cell>
          <table:table-cell office:value-type="float" office:value="1.6551186746572E+018" calcext:value-type="float">
            <text:p>1.6551186746572E+018</text:p>
          </table:table-cell>
          <table:table-cell office:value-type="string" calcext:value-type="string">
            <text:p>/map</text:p>
          </table:table-cell>
          <table:table-cell office:value-type="float" office:value="0.453225076199" calcext:value-type="float">
            <text:p>0.453225076199</text:p>
          </table:table-cell>
          <table:table-cell office:value-type="float" office:value="0" calcext:value-type="float">
            <text:p>0</text:p>
          </table:table-cell>
          <table:table-cell office:value-type="float" office:value="1.38886463642" calcext:value-type="float">
            <text:p>1.38886463642</text:p>
          </table:table-cell>
          <table:table-cell office:value-type="float" office:value="-0.000821431458462" calcext:value-type="float">
            <text:p>-0.000821431458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475649E+018" calcext:value-type="float">
            <text:p>1.65511867475649E+018</text:p>
          </table:table-cell>
          <table:table-cell office:value-type="float" office:value="179" calcext:value-type="float">
            <text:p>179</text:p>
          </table:table-cell>
          <table:table-cell office:value-type="float" office:value="1.65511867475581E+018" calcext:value-type="float">
            <text:p>1.65511867475581E+018</text:p>
          </table:table-cell>
          <table:table-cell office:value-type="string" calcext:value-type="string">
            <text:p>/map</text:p>
          </table:table-cell>
          <table:table-cell office:value-type="float" office:value="0.774600863457" calcext:value-type="float">
            <text:p>0.774600863457</text:p>
          </table:table-cell>
          <table:table-cell office:value-type="float" office:value="0" calcext:value-type="float">
            <text:p>0</text:p>
          </table:table-cell>
          <table:table-cell office:value-type="float" office:value="1.38878655434" calcext:value-type="float">
            <text:p>1.38878655434</text:p>
          </table:table-cell>
          <table:table-cell office:value-type="float" office:value="-0.00078011705773" calcext:value-type="float">
            <text:p>-0.00078011705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485E+018" calcext:value-type="float">
            <text:p>1.65511867485E+018</text:p>
          </table:table-cell>
          <table:table-cell office:value-type="float" office:value="180" calcext:value-type="float">
            <text:p>180</text:p>
          </table:table-cell>
          <table:table-cell office:value-type="float" office:value="1.65511867484932E+018" calcext:value-type="float">
            <text:p>1.65511867484932E+018</text:p>
          </table:table-cell>
          <table:table-cell office:value-type="string" calcext:value-type="string">
            <text:p>/map</text:p>
          </table:table-cell>
          <table:table-cell office:value-type="float" office:value="0.519682228565" calcext:value-type="float">
            <text:p>0.519682228565</text:p>
          </table:table-cell>
          <table:table-cell office:value-type="float" office:value="0" calcext:value-type="float">
            <text:p>0</text:p>
          </table:table-cell>
          <table:table-cell office:value-type="float" office:value="1.38871264458" calcext:value-type="float">
            <text:p>1.38871264458</text:p>
          </table:table-cell>
          <table:table-cell office:value-type="float" office:value="-0.000740088289604" calcext:value-type="float">
            <text:p>-0.000740088289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495491E+018" calcext:value-type="float">
            <text:p>1.65511867495491E+018</text:p>
          </table:table-cell>
          <table:table-cell office:value-type="float" office:value="181" calcext:value-type="float">
            <text:p>181</text:p>
          </table:table-cell>
          <table:table-cell office:value-type="float" office:value="1.65511867495423E+018" calcext:value-type="float">
            <text:p>1.65511867495423E+018</text:p>
          </table:table-cell>
          <table:table-cell office:value-type="string" calcext:value-type="string">
            <text:p>/map</text:p>
          </table:table-cell>
          <table:table-cell office:value-type="float" office:value="0.611723899841" calcext:value-type="float">
            <text:p>0.611723899841</text:p>
          </table:table-cell>
          <table:table-cell office:value-type="float" office:value="0" calcext:value-type="float">
            <text:p>0</text:p>
          </table:table-cell>
          <table:table-cell office:value-type="float" office:value="1.38864243031" calcext:value-type="float">
            <text:p>1.38864243031</text:p>
          </table:table-cell>
          <table:table-cell office:value-type="float" office:value="-0.000701320823282" calcext:value-type="float">
            <text:p>-0.000701320823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504969E+018" calcext:value-type="float">
            <text:p>1.65511867504969E+018</text:p>
          </table:table-cell>
          <table:table-cell office:value-type="float" office:value="182" calcext:value-type="float">
            <text:p>182</text:p>
          </table:table-cell>
          <table:table-cell office:value-type="float" office:value="1.65511867504913E+018" calcext:value-type="float">
            <text:p>1.65511867504913E+018</text:p>
          </table:table-cell>
          <table:table-cell office:value-type="string" calcext:value-type="string">
            <text:p>/map</text:p>
          </table:table-cell>
          <table:table-cell office:value-type="float" office:value="0.640888988972" calcext:value-type="float">
            <text:p>0.640888988972</text:p>
          </table:table-cell>
          <table:table-cell office:value-type="float" office:value="0" calcext:value-type="float">
            <text:p>0</text:p>
          </table:table-cell>
          <table:table-cell office:value-type="float" office:value="1.38857603073" calcext:value-type="float">
            <text:p>1.38857603073</text:p>
          </table:table-cell>
          <table:table-cell office:value-type="float" office:value="-0.000663790444378" calcext:value-type="float">
            <text:p>-0.000663790444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515389E+018" calcext:value-type="float">
            <text:p>1.65511867515389E+018</text:p>
          </table:table-cell>
          <table:table-cell office:value-type="float" office:value="183" calcext:value-type="float">
            <text:p>183</text:p>
          </table:table-cell>
          <table:table-cell office:value-type="float" office:value="1.65511867515323E+018" calcext:value-type="float">
            <text:p>1.65511867515323E+018</text:p>
          </table:table-cell>
          <table:table-cell office:value-type="string" calcext:value-type="string">
            <text:p>/map</text:p>
          </table:table-cell>
          <table:table-cell office:value-type="float" office:value="0.454190343618" calcext:value-type="float">
            <text:p>0.454190343618</text:p>
          </table:table-cell>
          <table:table-cell office:value-type="float" office:value="0" calcext:value-type="float">
            <text:p>0</text:p>
          </table:table-cell>
          <table:table-cell office:value-type="float" office:value="1.38851332664" calcext:value-type="float">
            <text:p>1.38851332664</text:p>
          </table:table-cell>
          <table:table-cell office:value-type="float" office:value="-0.000627472763881" calcext:value-type="float">
            <text:p>-0.000627472763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5263E+018" calcext:value-type="float">
            <text:p>1.655118675263E+018</text:p>
          </table:table-cell>
          <table:table-cell office:value-type="float" office:value="184" calcext:value-type="float">
            <text:p>184</text:p>
          </table:table-cell>
          <table:table-cell office:value-type="float" office:value="1.65511867526209E+018" calcext:value-type="float">
            <text:p>1.65511867526209E+018</text:p>
          </table:table-cell>
          <table:table-cell office:value-type="string" calcext:value-type="string">
            <text:p>/map</text:p>
          </table:table-cell>
          <table:table-cell office:value-type="float" office:value="0.515262424946" calcext:value-type="float">
            <text:p>0.515262424946</text:p>
          </table:table-cell>
          <table:table-cell office:value-type="float" office:value="0" calcext:value-type="float">
            <text:p>0</text:p>
          </table:table-cell>
          <table:table-cell office:value-type="float" office:value="1.38845407963" calcext:value-type="float">
            <text:p>1.38845407963</text:p>
          </table:table-cell>
          <table:table-cell office:value-type="float" office:value="-0.000592343509197" calcext:value-type="float">
            <text:p>-0.000592343509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536457E+018" calcext:value-type="float">
            <text:p>1.65511867536457E+018</text:p>
          </table:table-cell>
          <table:table-cell office:value-type="float" office:value="185" calcext:value-type="float">
            <text:p>185</text:p>
          </table:table-cell>
          <table:table-cell office:value-type="float" office:value="1.65511867536389E+018" calcext:value-type="float">
            <text:p>1.65511867536389E+018</text:p>
          </table:table-cell>
          <table:table-cell office:value-type="string" calcext:value-type="string">
            <text:p>/map</text:p>
          </table:table-cell>
          <table:table-cell office:value-type="float" office:value="0.457706093788" calcext:value-type="float">
            <text:p>0.457706093788</text:p>
          </table:table-cell>
          <table:table-cell office:value-type="float" office:value="0" calcext:value-type="float">
            <text:p>0</text:p>
          </table:table-cell>
          <table:table-cell office:value-type="float" office:value="1.38839828968" calcext:value-type="float">
            <text:p>1.38839828968</text:p>
          </table:table-cell>
          <table:table-cell office:value-type="float" office:value="-0.000558378349524" calcext:value-type="float">
            <text:p>-0.000558378349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545781E+018" calcext:value-type="float">
            <text:p>1.65511867545781E+018</text:p>
          </table:table-cell>
          <table:table-cell office:value-type="float" office:value="186" calcext:value-type="float">
            <text:p>186</text:p>
          </table:table-cell>
          <table:table-cell office:value-type="float" office:value="1.65511867545707E+018" calcext:value-type="float">
            <text:p>1.65511867545707E+018</text:p>
          </table:table-cell>
          <table:table-cell office:value-type="string" calcext:value-type="string">
            <text:p>/map</text:p>
          </table:table-cell>
          <table:table-cell office:value-type="float" office:value="0.146957799792" calcext:value-type="float">
            <text:p>0.146957799792</text:p>
          </table:table-cell>
          <table:table-cell office:value-type="float" office:value="0" calcext:value-type="float">
            <text:p>0</text:p>
          </table:table-cell>
          <table:table-cell office:value-type="float" office:value="1.38834571838" calcext:value-type="float">
            <text:p>1.38834571838</text:p>
          </table:table-cell>
          <table:table-cell office:value-type="float" office:value="-0.000525553070474" calcext:value-type="float">
            <text:p>-0.000525553070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555448E+018" calcext:value-type="float">
            <text:p>1.65511867555448E+018</text:p>
          </table:table-cell>
          <table:table-cell office:value-type="float" office:value="187" calcext:value-type="float">
            <text:p>187</text:p>
          </table:table-cell>
          <table:table-cell office:value-type="float" office:value="1.65511867555392E+018" calcext:value-type="float">
            <text:p>1.65511867555392E+018</text:p>
          </table:table-cell>
          <table:table-cell office:value-type="string" calcext:value-type="string">
            <text:p>/map</text:p>
          </table:table-cell>
          <table:table-cell office:value-type="float" office:value="0.14339388907" calcext:value-type="float">
            <text:p>0.14339388907</text:p>
          </table:table-cell>
          <table:table-cell office:value-type="float" office:value="0" calcext:value-type="float">
            <text:p>0</text:p>
          </table:table-cell>
          <table:table-cell office:value-type="float" office:value="1.38829636574" calcext:value-type="float">
            <text:p>1.38829636574</text:p>
          </table:table-cell>
          <table:table-cell office:value-type="float" office:value="-0.000493843515869" calcext:value-type="float">
            <text:p>-0.000493843515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566831E+018" calcext:value-type="float">
            <text:p>1.65511867566831E+018</text:p>
          </table:table-cell>
          <table:table-cell office:value-type="float" office:value="188" calcext:value-type="float">
            <text:p>188</text:p>
          </table:table-cell>
          <table:table-cell office:value-type="float" office:value="1.65511867566755E+018" calcext:value-type="float">
            <text:p>1.65511867566755E+018</text:p>
          </table:table-cell>
          <table:table-cell office:value-type="string" calcext:value-type="string">
            <text:p>/map</text:p>
          </table:table-cell>
          <table:table-cell office:value-type="float" office:value="0.195831954479" calcext:value-type="float">
            <text:p>0.195831954479</text:p>
          </table:table-cell>
          <table:table-cell office:value-type="float" office:value="0" calcext:value-type="float">
            <text:p>0</text:p>
          </table:table-cell>
          <table:table-cell office:value-type="float" office:value="1.38824999332" calcext:value-type="float">
            <text:p>1.38824999332</text:p>
          </table:table-cell>
          <table:table-cell office:value-type="float" office:value="-0.000463225616841" calcext:value-type="float">
            <text:p>-0.000463225616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575588E+018" calcext:value-type="float">
            <text:p>1.65511867575588E+018</text:p>
          </table:table-cell>
          <table:table-cell office:value-type="float" office:value="189" calcext:value-type="float">
            <text:p>189</text:p>
          </table:table-cell>
          <table:table-cell office:value-type="float" office:value="1.65511867575514E+018" calcext:value-type="float">
            <text:p>1.65511867575514E+018</text:p>
          </table:table-cell>
          <table:table-cell office:value-type="string" calcext:value-type="string">
            <text:p>/map</text:p>
          </table:table-cell>
          <table:table-cell office:value-type="float" office:value="0.567598164082" calcext:value-type="float">
            <text:p>0.567598164082</text:p>
          </table:table-cell>
          <table:table-cell office:value-type="float" office:value="0" calcext:value-type="float">
            <text:p>0</text:p>
          </table:table-cell>
          <table:table-cell office:value-type="float" office:value="1.38820660114" calcext:value-type="float">
            <text:p>1.38820660114</text:p>
          </table:table-cell>
          <table:table-cell office:value-type="float" office:value="-0.000433675362729" calcext:value-type="float">
            <text:p>-0.000433675362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585486E+018" calcext:value-type="float">
            <text:p>1.65511867585486E+018</text:p>
          </table:table-cell>
          <table:table-cell office:value-type="float" office:value="190" calcext:value-type="float">
            <text:p>190</text:p>
          </table:table-cell>
          <table:table-cell office:value-type="float" office:value="1.65511867585418E+018" calcext:value-type="float">
            <text:p>1.65511867585418E+018</text:p>
          </table:table-cell>
          <table:table-cell office:value-type="string" calcext:value-type="string">
            <text:p>/map</text:p>
          </table:table-cell>
          <table:table-cell office:value-type="float" office:value="0.0668140053749" calcext:value-type="float">
            <text:p>0.0668140053749</text:p>
          </table:table-cell>
          <table:table-cell office:value-type="float" office:value="0" calcext:value-type="float">
            <text:p>0</text:p>
          </table:table-cell>
          <table:table-cell office:value-type="float" office:value="1.38816606998" calcext:value-type="float">
            <text:p>1.38816606998</text:p>
          </table:table-cell>
          <table:table-cell office:value-type="float" office:value="-0.000405168975703" calcext:value-type="float">
            <text:p>-0.000405168975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595639E+018" calcext:value-type="float">
            <text:p>1.65511867595639E+018</text:p>
          </table:table-cell>
          <table:table-cell office:value-type="float" office:value="191" calcext:value-type="float">
            <text:p>191</text:p>
          </table:table-cell>
          <table:table-cell office:value-type="float" office:value="1.65511867595563E+018" calcext:value-type="float">
            <text:p>1.65511867595563E+018</text:p>
          </table:table-cell>
          <table:table-cell office:value-type="string" calcext:value-type="string">
            <text:p>/map</text:p>
          </table:table-cell>
          <table:table-cell office:value-type="float" office:value="0.081535153091" calcext:value-type="float">
            <text:p>0.081535153091</text:p>
          </table:table-cell>
          <table:table-cell office:value-type="float" office:value="0" calcext:value-type="float">
            <text:p>0</text:p>
          </table:table-cell>
          <table:table-cell office:value-type="float" office:value="1.38812828064" calcext:value-type="float">
            <text:p>1.38812828064</text:p>
          </table:table-cell>
          <table:table-cell office:value-type="float" office:value="-0.00037768270704" calcext:value-type="float">
            <text:p>-0.00037768270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605668E+018" calcext:value-type="float">
            <text:p>1.65511867605668E+018</text:p>
          </table:table-cell>
          <table:table-cell office:value-type="float" office:value="192" calcext:value-type="float">
            <text:p>192</text:p>
          </table:table-cell>
          <table:table-cell office:value-type="float" office:value="1.65511867605599E+018" calcext:value-type="float">
            <text:p>1.65511867605599E+018</text:p>
          </table:table-cell>
          <table:table-cell office:value-type="string" calcext:value-type="string">
            <text:p>/map</text:p>
          </table:table-cell>
          <table:table-cell office:value-type="float" office:value="0.0434101335704" calcext:value-type="float">
            <text:p>0.0434101335704</text:p>
          </table:table-cell>
          <table:table-cell office:value-type="float" office:value="0" calcext:value-type="float">
            <text:p>0</text:p>
          </table:table-cell>
          <table:table-cell office:value-type="float" office:value="1.38809323311" calcext:value-type="float">
            <text:p>1.38809323311</text:p>
          </table:table-cell>
          <table:table-cell office:value-type="float" office:value="-0.000351193069946" calcext:value-type="float">
            <text:p>-0.000351193069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615144E+018" calcext:value-type="float">
            <text:p>1.65511867615144E+018</text:p>
          </table:table-cell>
          <table:table-cell office:value-type="float" office:value="193" calcext:value-type="float">
            <text:p>193</text:p>
          </table:table-cell>
          <table:table-cell office:value-type="float" office:value="1.65511867615059E+018" calcext:value-type="float">
            <text:p>1.65511867615059E+018</text:p>
          </table:table-cell>
          <table:table-cell office:value-type="string" calcext:value-type="string">
            <text:p>/map</text:p>
          </table:table-cell>
          <table:table-cell office:value-type="float" office:value="0.107464671135" calcext:value-type="float">
            <text:p>0.107464671135</text:p>
          </table:table-cell>
          <table:table-cell office:value-type="float" office:value="0" calcext:value-type="float">
            <text:p>0</text:p>
          </table:table-cell>
          <table:table-cell office:value-type="float" office:value="1.38806068897" calcext:value-type="float">
            <text:p>1.38806068897</text:p>
          </table:table-cell>
          <table:table-cell office:value-type="float" office:value="-0.000325676752254" calcext:value-type="float">
            <text:p>-0.000325676752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625862E+018" calcext:value-type="float">
            <text:p>1.65511867625862E+018</text:p>
          </table:table-cell>
          <table:table-cell office:value-type="float" office:value="194" calcext:value-type="float">
            <text:p>194</text:p>
          </table:table-cell>
          <table:table-cell office:value-type="float" office:value="1.65511867625787E+018" calcext:value-type="float">
            <text:p>1.65511867625787E+018</text:p>
          </table:table-cell>
          <table:table-cell office:value-type="string" calcext:value-type="string">
            <text:p>/map</text:p>
          </table:table-cell>
          <table:table-cell office:value-type="float" office:value="0.107616968453" calcext:value-type="float">
            <text:p>0.107616968453</text:p>
          </table:table-cell>
          <table:table-cell office:value-type="float" office:value="0" calcext:value-type="float">
            <text:p>0</text:p>
          </table:table-cell>
          <table:table-cell office:value-type="float" office:value="1.38803052902" calcext:value-type="float">
            <text:p>1.38803052902</text:p>
          </table:table-cell>
          <table:table-cell office:value-type="float" office:value="-0.000301110529108" calcext:value-type="float">
            <text:p>-0.000301110529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635723E+018" calcext:value-type="float">
            <text:p>1.65511867635723E+018</text:p>
          </table:table-cell>
          <table:table-cell office:value-type="float" office:value="195" calcext:value-type="float">
            <text:p>195</text:p>
          </table:table-cell>
          <table:table-cell office:value-type="float" office:value="1.65511867635652E+018" calcext:value-type="float">
            <text:p>1.65511867635652E+018</text:p>
          </table:table-cell>
          <table:table-cell office:value-type="string" calcext:value-type="string">
            <text:p>/map</text:p>
          </table:table-cell>
          <table:table-cell office:value-type="float" office:value="0.14884018898" calcext:value-type="float">
            <text:p>0.14884018898</text:p>
          </table:table-cell>
          <table:table-cell office:value-type="float" office:value="0" calcext:value-type="float">
            <text:p>0</text:p>
          </table:table-cell>
          <table:table-cell office:value-type="float" office:value="1.38800275326" calcext:value-type="float">
            <text:p>1.38800275326</text:p>
          </table:table-cell>
          <table:table-cell office:value-type="float" office:value="-0.000277471554" calcext:value-type="float">
            <text:p>-0.000277471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645742E+018" calcext:value-type="float">
            <text:p>1.65511867645742E+018</text:p>
          </table:table-cell>
          <table:table-cell office:value-type="float" office:value="196" calcext:value-type="float">
            <text:p>196</text:p>
          </table:table-cell>
          <table:table-cell office:value-type="float" office:value="1.65511867645665E+018" calcext:value-type="float">
            <text:p>1.65511867645665E+018</text:p>
          </table:table-cell>
          <table:table-cell office:value-type="string" calcext:value-type="string">
            <text:p>/map</text:p>
          </table:table-cell>
          <table:table-cell office:value-type="float" office:value="0.101173512638" calcext:value-type="float">
            <text:p>0.101173512638</text:p>
          </table:table-cell>
          <table:table-cell office:value-type="float" office:value="0" calcext:value-type="float">
            <text:p>0</text:p>
          </table:table-cell>
          <table:table-cell office:value-type="float" office:value="1.38797736168" calcext:value-type="float">
            <text:p>1.38797736168</text:p>
          </table:table-cell>
          <table:table-cell office:value-type="float" office:value="-0.000254737009527" calcext:value-type="float">
            <text:p>-0.000254737009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655432E+018" calcext:value-type="float">
            <text:p>1.65511867655432E+018</text:p>
          </table:table-cell>
          <table:table-cell office:value-type="float" office:value="197" calcext:value-type="float">
            <text:p>197</text:p>
          </table:table-cell>
          <table:table-cell office:value-type="float" office:value="1.65511867655359E+018" calcext:value-type="float">
            <text:p>1.65511867655359E+018</text:p>
          </table:table-cell>
          <table:table-cell office:value-type="string" calcext:value-type="string">
            <text:p>/map</text:p>
          </table:table-cell>
          <table:table-cell office:value-type="float" office:value="0.190947219729" calcext:value-type="float">
            <text:p>0.190947219729</text:p>
          </table:table-cell>
          <table:table-cell office:value-type="float" office:value="0" calcext:value-type="float">
            <text:p>0</text:p>
          </table:table-cell>
          <table:table-cell office:value-type="float" office:value="1.38795399666" calcext:value-type="float">
            <text:p>1.38795399666</text:p>
          </table:table-cell>
          <table:table-cell office:value-type="float" office:value="-0.00023288448574" calcext:value-type="float">
            <text:p>-0.00023288448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665354E+018" calcext:value-type="float">
            <text:p>1.65511867665354E+018</text:p>
          </table:table-cell>
          <table:table-cell office:value-type="float" office:value="198" calcext:value-type="float">
            <text:p>198</text:p>
          </table:table-cell>
          <table:table-cell office:value-type="float" office:value="1.65511867665278E+018" calcext:value-type="float">
            <text:p>1.65511867665278E+018</text:p>
          </table:table-cell>
          <table:table-cell office:value-type="string" calcext:value-type="string">
            <text:p>/map</text:p>
          </table:table-cell>
          <table:table-cell office:value-type="float" office:value="0.161641359329" calcext:value-type="float">
            <text:p>0.161641359329</text:p>
          </table:table-cell>
          <table:table-cell office:value-type="float" office:value="0" calcext:value-type="float">
            <text:p>0</text:p>
          </table:table-cell>
          <table:table-cell office:value-type="float" office:value="1.38793289661" calcext:value-type="float">
            <text:p>1.38793289661</text:p>
          </table:table-cell>
          <table:table-cell office:value-type="float" office:value="-0.000211891689105" calcext:value-type="float">
            <text:p>-0.000211891689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675427E+018" calcext:value-type="float">
            <text:p>1.65511867675427E+018</text:p>
          </table:table-cell>
          <table:table-cell office:value-type="float" office:value="199" calcext:value-type="float">
            <text:p>199</text:p>
          </table:table-cell>
          <table:table-cell office:value-type="float" office:value="1.65511867675339E+018" calcext:value-type="float">
            <text:p>1.65511867675339E+018</text:p>
          </table:table-cell>
          <table:table-cell office:value-type="string" calcext:value-type="string">
            <text:p>/map</text:p>
          </table:table-cell>
          <table:table-cell office:value-type="float" office:value="0.115858413279" calcext:value-type="float">
            <text:p>0.115858413279</text:p>
          </table:table-cell>
          <table:table-cell office:value-type="float" office:value="0" calcext:value-type="float">
            <text:p>0</text:p>
          </table:table-cell>
          <table:table-cell office:value-type="float" office:value="1.38791370392" calcext:value-type="float">
            <text:p>1.38791370392</text:p>
          </table:table-cell>
          <table:table-cell office:value-type="float" office:value="-0.000191736646229" calcext:value-type="float">
            <text:p>-0.000191736646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68584E+018" calcext:value-type="float">
            <text:p>1.6551186768584E+018</text:p>
          </table:table-cell>
          <table:table-cell office:value-type="float" office:value="200" calcext:value-type="float">
            <text:p>200</text:p>
          </table:table-cell>
          <table:table-cell office:value-type="float" office:value="1.65511867685752E+018" calcext:value-type="float">
            <text:p>1.65511867685752E+018</text:p>
          </table:table-cell>
          <table:table-cell office:value-type="string" calcext:value-type="string">
            <text:p>/map</text:p>
          </table:table-cell>
          <table:table-cell office:value-type="float" office:value="0.184055954218" calcext:value-type="float">
            <text:p>0.184055954218</text:p>
          </table:table-cell>
          <table:table-cell office:value-type="float" office:value="0" calcext:value-type="float">
            <text:p>0</text:p>
          </table:table-cell>
          <table:table-cell office:value-type="float" office:value="1.38789641857" calcext:value-type="float">
            <text:p>1.38789641857</text:p>
          </table:table-cell>
          <table:table-cell office:value-type="float" office:value="-0.000172397631104" calcext:value-type="float">
            <text:p>-0.00017239763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695931E+018" calcext:value-type="float">
            <text:p>1.65511867695931E+018</text:p>
          </table:table-cell>
          <table:table-cell office:value-type="float" office:value="201" calcext:value-type="float">
            <text:p>201</text:p>
          </table:table-cell>
          <table:table-cell office:value-type="float" office:value="1.6551186769585E+018" calcext:value-type="float">
            <text:p>1.6551186769585E+018</text:p>
          </table:table-cell>
          <table:table-cell office:value-type="string" calcext:value-type="string">
            <text:p>/map</text:p>
          </table:table-cell>
          <table:table-cell office:value-type="float" office:value="0.16750459373" calcext:value-type="float">
            <text:p>0.16750459373</text:p>
          </table:table-cell>
          <table:table-cell office:value-type="float" office:value="0" calcext:value-type="float">
            <text:p>0</text:p>
          </table:table-cell>
          <table:table-cell office:value-type="float" office:value="1.38788104057" calcext:value-type="float">
            <text:p>1.38788104057</text:p>
          </table:table-cell>
          <table:table-cell office:value-type="float" office:value="-0.00015385315055" calcext:value-type="float">
            <text:p>-0.00015385315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705822E+018" calcext:value-type="float">
            <text:p>1.65511867705822E+018</text:p>
          </table:table-cell>
          <table:table-cell office:value-type="float" office:value="202" calcext:value-type="float">
            <text:p>202</text:p>
          </table:table-cell>
          <table:table-cell office:value-type="float" office:value="1.65511867705756E+018" calcext:value-type="float">
            <text:p>1.65511867705756E+018</text:p>
          </table:table-cell>
          <table:table-cell office:value-type="string" calcext:value-type="string">
            <text:p>/map</text:p>
          </table:table-cell>
          <table:table-cell office:value-type="float" office:value="0.176122739911" calcext:value-type="float">
            <text:p>0.176122739911</text:p>
          </table:table-cell>
          <table:table-cell office:value-type="float" office:value="0" calcext:value-type="float">
            <text:p>0</text:p>
          </table:table-cell>
          <table:table-cell office:value-type="float" office:value="1.38786745071" calcext:value-type="float">
            <text:p>1.38786745071</text:p>
          </table:table-cell>
          <table:table-cell office:value-type="float" office:value="-0.000136082046083" calcext:value-type="float">
            <text:p>-0.000136082046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715369E+018" calcext:value-type="float">
            <text:p>1.65511867715369E+018</text:p>
          </table:table-cell>
          <table:table-cell office:value-type="float" office:value="203" calcext:value-type="float">
            <text:p>203</text:p>
          </table:table-cell>
          <table:table-cell office:value-type="float" office:value="1.65511867715294E+018" calcext:value-type="float">
            <text:p>1.65511867715294E+018</text:p>
          </table:table-cell>
          <table:table-cell office:value-type="string" calcext:value-type="string">
            <text:p>/map</text:p>
          </table:table-cell>
          <table:table-cell office:value-type="float" office:value="0.100512765348" calcext:value-type="float">
            <text:p>0.100512765348</text:p>
          </table:table-cell>
          <table:table-cell office:value-type="float" office:value="0" calcext:value-type="float">
            <text:p>0</text:p>
          </table:table-cell>
          <table:table-cell office:value-type="float" office:value="1.38785552979" calcext:value-type="float">
            <text:p>1.38785552979</text:p>
          </table:table-cell>
          <table:table-cell office:value-type="float" office:value="-0.000119063421153" calcext:value-type="float">
            <text:p>-0.0001190634211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72652E+018" calcext:value-type="float">
            <text:p>1.6551186772652E+018</text:p>
          </table:table-cell>
          <table:table-cell office:value-type="float" office:value="204" calcext:value-type="float">
            <text:p>204</text:p>
          </table:table-cell>
          <table:table-cell office:value-type="float" office:value="1.65511867726452E+018" calcext:value-type="float">
            <text:p>1.65511867726452E+018</text:p>
          </table:table-cell>
          <table:table-cell office:value-type="string" calcext:value-type="string">
            <text:p>/map</text:p>
          </table:table-cell>
          <table:table-cell office:value-type="float" office:value="0.107512749732" calcext:value-type="float">
            <text:p>0.107512749732</text:p>
          </table:table-cell>
          <table:table-cell office:value-type="float" office:value="0" calcext:value-type="float">
            <text:p>0</text:p>
          </table:table-cell>
          <table:table-cell office:value-type="float" office:value="1.38784527779" calcext:value-type="float">
            <text:p>1.38784527779</text:p>
          </table:table-cell>
          <table:table-cell office:value-type="float" office:value="-0.000102776655694" calcext:value-type="float">
            <text:p>-0.000102776655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7352E+018" calcext:value-type="float">
            <text:p>1.655118677352E+018</text:p>
          </table:table-cell>
          <table:table-cell office:value-type="float" office:value="205" calcext:value-type="float">
            <text:p>205</text:p>
          </table:table-cell>
          <table:table-cell office:value-type="float" office:value="1.65511867735088E+018" calcext:value-type="float">
            <text:p>1.65511867735088E+018</text:p>
          </table:table-cell>
          <table:table-cell office:value-type="string" calcext:value-type="string">
            <text:p>/map</text:p>
          </table:table-cell>
          <table:table-cell office:value-type="float" office:value="0.135711073875" calcext:value-type="float">
            <text:p>0.135711073875</text:p>
          </table:table-cell>
          <table:table-cell office:value-type="float" office:value="0" calcext:value-type="float">
            <text:p>0</text:p>
          </table:table-cell>
          <table:table-cell office:value-type="float" office:value="1.38783657551" calcext:value-type="float">
            <text:p>1.38783657551</text:p>
          </table:table-cell>
          <table:table-cell office:value-type="float" office:value="-0.0000872014570632" calcext:value-type="float">
            <text:p>-8.72014570632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746738E+018" calcext:value-type="float">
            <text:p>1.65511867746738E+018</text:p>
          </table:table-cell>
          <table:table-cell office:value-type="float" office:value="206" calcext:value-type="float">
            <text:p>206</text:p>
          </table:table-cell>
          <table:table-cell office:value-type="float" office:value="1.65511867746649E+018" calcext:value-type="float">
            <text:p>1.65511867746649E+018</text:p>
          </table:table-cell>
          <table:table-cell office:value-type="string" calcext:value-type="string">
            <text:p>/map</text:p>
          </table:table-cell>
          <table:table-cell office:value-type="float" office:value="0.0563415288925" calcext:value-type="float">
            <text:p>0.0563415288925</text:p>
          </table:table-cell>
          <table:table-cell office:value-type="float" office:value="0" calcext:value-type="float">
            <text:p>0</text:p>
          </table:table-cell>
          <table:table-cell office:value-type="float" office:value="1.38782930374" calcext:value-type="float">
            <text:p>1.38782930374</text:p>
          </table:table-cell>
          <table:table-cell office:value-type="float" office:value="-0.0000723178163753" calcext:value-type="float">
            <text:p>-7.2317816375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75503E+018" calcext:value-type="float">
            <text:p>1.6551186775503E+018</text:p>
          </table:table-cell>
          <table:table-cell office:value-type="float" office:value="207" calcext:value-type="float">
            <text:p>207</text:p>
          </table:table-cell>
          <table:table-cell office:value-type="float" office:value="1.65511867754962E+018" calcext:value-type="float">
            <text:p>1.65511867754962E+018</text:p>
          </table:table-cell>
          <table:table-cell office:value-type="string" calcext:value-type="string">
            <text:p>/map</text:p>
          </table:table-cell>
          <table:table-cell office:value-type="float" office:value="0.057029325515" calcext:value-type="float">
            <text:p>0.057029325515</text:p>
          </table:table-cell>
          <table:table-cell office:value-type="float" office:value="0" calcext:value-type="float">
            <text:p>0</text:p>
          </table:table-cell>
          <table:table-cell office:value-type="float" office:value="1.38782346249" calcext:value-type="float">
            <text:p>1.38782346249</text:p>
          </table:table-cell>
          <table:table-cell office:value-type="float" office:value="-0.0000581060376135" calcext:value-type="float">
            <text:p>-5.81060376135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765468E+018" calcext:value-type="float">
            <text:p>1.65511867765468E+018</text:p>
          </table:table-cell>
          <table:table-cell office:value-type="float" office:value="208" calcext:value-type="float">
            <text:p>208</text:p>
          </table:table-cell>
          <table:table-cell office:value-type="float" office:value="1.6551186776536E+018" calcext:value-type="float">
            <text:p>1.6551186776536E+018</text:p>
          </table:table-cell>
          <table:table-cell office:value-type="string" calcext:value-type="string">
            <text:p>/map</text:p>
          </table:table-cell>
          <table:table-cell office:value-type="float" office:value="0.0662298351526" calcext:value-type="float">
            <text:p>0.0662298351526</text:p>
          </table:table-cell>
          <table:table-cell office:value-type="float" office:value="0" calcext:value-type="float">
            <text:p>0</text:p>
          </table:table-cell>
          <table:table-cell office:value-type="float" office:value="1.38781905174" calcext:value-type="float">
            <text:p>1.38781905174</text:p>
          </table:table-cell>
          <table:table-cell office:value-type="float" office:value="-0.0000445467449026" calcext:value-type="float">
            <text:p>-4.45467449026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775799E+018" calcext:value-type="float">
            <text:p>1.65511867775799E+018</text:p>
          </table:table-cell>
          <table:table-cell office:value-type="float" office:value="209" calcext:value-type="float">
            <text:p>209</text:p>
          </table:table-cell>
          <table:table-cell office:value-type="float" office:value="1.65511867775739E+018" calcext:value-type="float">
            <text:p>1.65511867775739E+018</text:p>
          </table:table-cell>
          <table:table-cell office:value-type="string" calcext:value-type="string">
            <text:p>/map</text:p>
          </table:table-cell>
          <table:table-cell office:value-type="float" office:value="0.0764011889696" calcext:value-type="float">
            <text:p>0.0764011889696</text:p>
          </table:table-cell>
          <table:table-cell office:value-type="float" office:value="0" calcext:value-type="float">
            <text:p>0</text:p>
          </table:table-cell>
          <table:table-cell office:value-type="float" office:value="1.38781583309" calcext:value-type="float">
            <text:p>1.38781583309</text:p>
          </table:table-cell>
          <table:table-cell office:value-type="float" office:value="-0.0000316208679578" calcext:value-type="float">
            <text:p>-3.16208679578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785387E+018" calcext:value-type="float">
            <text:p>1.65511867785387E+018</text:p>
          </table:table-cell>
          <table:table-cell office:value-type="float" office:value="210" calcext:value-type="float">
            <text:p>210</text:p>
          </table:table-cell>
          <table:table-cell office:value-type="float" office:value="1.65511867785308E+018" calcext:value-type="float">
            <text:p>1.65511867785308E+018</text:p>
          </table:table-cell>
          <table:table-cell office:value-type="string" calcext:value-type="string">
            <text:p>/map</text:p>
          </table:table-cell>
          <table:table-cell office:value-type="float" office:value="0.0970083326101" calcext:value-type="float">
            <text:p>0.0970083326101</text:p>
          </table:table-cell>
          <table:table-cell office:value-type="float" office:value="0" calcext:value-type="float">
            <text:p>0</text:p>
          </table:table-cell>
          <table:table-cell office:value-type="float" office:value="1.38781392574" calcext:value-type="float">
            <text:p>1.38781392574</text:p>
          </table:table-cell>
          <table:table-cell office:value-type="float" office:value="-0.0000193096620933" calcext:value-type="float">
            <text:p>-1.9309662093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795539E+018" calcext:value-type="float">
            <text:p>1.65511867795539E+018</text:p>
          </table:table-cell>
          <table:table-cell office:value-type="float" office:value="211" calcext:value-type="float">
            <text:p>211</text:p>
          </table:table-cell>
          <table:table-cell office:value-type="float" office:value="1.65511867795453E+018" calcext:value-type="float">
            <text:p>1.65511867795453E+018</text:p>
          </table:table-cell>
          <table:table-cell office:value-type="string" calcext:value-type="string">
            <text:p>/map</text:p>
          </table:table-cell>
          <table:table-cell office:value-type="float" office:value="0.121957890689" calcext:value-type="float">
            <text:p>0.121957890689</text:p>
          </table:table-cell>
          <table:table-cell office:value-type="float" office:value="0" calcext:value-type="float">
            <text:p>0</text:p>
          </table:table-cell>
          <table:table-cell office:value-type="float" office:value="1.38781321049" calcext:value-type="float">
            <text:p>1.38781321049</text:p>
          </table:table-cell>
          <table:table-cell office:value-type="float" office:value="-0.00000759470958656" calcext:value-type="float">
            <text:p>-7.59470958656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805581E+018" calcext:value-type="float">
            <text:p>1.65511867805581E+018</text:p>
          </table:table-cell>
          <table:table-cell office:value-type="float" office:value="212" calcext:value-type="float">
            <text:p>212</text:p>
          </table:table-cell>
          <table:table-cell office:value-type="float" office:value="1.65511867805505E+018" calcext:value-type="float">
            <text:p>1.65511867805505E+018</text:p>
          </table:table-cell>
          <table:table-cell office:value-type="string" calcext:value-type="string">
            <text:p>/map</text:p>
          </table:table-cell>
          <table:table-cell office:value-type="float" office:value="0.104412019253" calcext:value-type="float">
            <text:p>0.104412019253</text:p>
          </table:table-cell>
          <table:table-cell office:value-type="float" office:value="0" calcext:value-type="float">
            <text:p>0</text:p>
          </table:table-cell>
          <table:table-cell office:value-type="float" office:value="1.38781356812" calcext:value-type="float">
            <text:p>1.38781356812</text:p>
          </table:table-cell>
          <table:table-cell office:value-type="float" office:value="0.00000354209055331" calcext:value-type="float">
            <text:p>3.54209055331E-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815552E+018" calcext:value-type="float">
            <text:p>1.65511867815552E+018</text:p>
          </table:table-cell>
          <table:table-cell office:value-type="float" office:value="213" calcext:value-type="float">
            <text:p>213</text:p>
          </table:table-cell>
          <table:table-cell office:value-type="float" office:value="1.65511867815478E+018" calcext:value-type="float">
            <text:p>1.65511867815478E+018</text:p>
          </table:table-cell>
          <table:table-cell office:value-type="string" calcext:value-type="string">
            <text:p>/map</text:p>
          </table:table-cell>
          <table:table-cell office:value-type="float" office:value="0.107097268105" calcext:value-type="float">
            <text:p>0.107097268105</text:p>
          </table:table-cell>
          <table:table-cell office:value-type="float" office:value="0" calcext:value-type="float">
            <text:p>0</text:p>
          </table:table-cell>
          <table:table-cell office:value-type="float" office:value="1.38781499863" calcext:value-type="float">
            <text:p>1.38781499863</text:p>
          </table:table-cell>
          <table:table-cell office:value-type="float" office:value="0.0000141185082612" calcext:value-type="float">
            <text:p>1.41185082612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825681E+018" calcext:value-type="float">
            <text:p>1.65511867825681E+018</text:p>
          </table:table-cell>
          <table:table-cell office:value-type="float" office:value="214" calcext:value-type="float">
            <text:p>214</text:p>
          </table:table-cell>
          <table:table-cell office:value-type="float" office:value="1.65511867825615E+018" calcext:value-type="float">
            <text:p>1.65511867825615E+018</text:p>
          </table:table-cell>
          <table:table-cell office:value-type="string" calcext:value-type="string">
            <text:p>/map</text:p>
          </table:table-cell>
          <table:table-cell office:value-type="float" office:value="0.118705518544" calcext:value-type="float">
            <text:p>0.118705518544</text:p>
          </table:table-cell>
          <table:table-cell office:value-type="float" office:value="0" calcext:value-type="float">
            <text:p>0</text:p>
          </table:table-cell>
          <table:table-cell office:value-type="float" office:value="1.38781738281" calcext:value-type="float">
            <text:p>1.38781738281</text:p>
          </table:table-cell>
          <table:table-cell office:value-type="float" office:value="0.0000241519865085" calcext:value-type="float">
            <text:p>2.41519865085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835279E+018" calcext:value-type="float">
            <text:p>1.65511867835279E+018</text:p>
          </table:table-cell>
          <table:table-cell office:value-type="float" office:value="215" calcext:value-type="float">
            <text:p>215</text:p>
          </table:table-cell>
          <table:table-cell office:value-type="float" office:value="1.65511867835219E+018" calcext:value-type="float">
            <text:p>1.65511867835219E+018</text:p>
          </table:table-cell>
          <table:table-cell office:value-type="string" calcext:value-type="string">
            <text:p>/map</text:p>
          </table:table-cell>
          <table:table-cell office:value-type="float" office:value="0.123343676329" calcext:value-type="float">
            <text:p>0.123343676329</text:p>
          </table:table-cell>
          <table:table-cell office:value-type="float" office:value="0" calcext:value-type="float">
            <text:p>0</text:p>
          </table:table-cell>
          <table:table-cell office:value-type="float" office:value="1.38782072067" calcext:value-type="float">
            <text:p>1.38782072067</text:p>
          </table:table-cell>
          <table:table-cell office:value-type="float" office:value="0.000033659638575" calcext:value-type="float">
            <text:p>3.3659638575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846334E+018" calcext:value-type="float">
            <text:p>1.65511867846334E+018</text:p>
          </table:table-cell>
          <table:table-cell office:value-type="float" office:value="216" calcext:value-type="float">
            <text:p>216</text:p>
          </table:table-cell>
          <table:table-cell office:value-type="float" office:value="1.65511867846242E+018" calcext:value-type="float">
            <text:p>1.65511867846242E+018</text:p>
          </table:table-cell>
          <table:table-cell office:value-type="string" calcext:value-type="string">
            <text:p>/map</text:p>
          </table:table-cell>
          <table:table-cell office:value-type="float" office:value="0.0787501484156" calcext:value-type="float">
            <text:p>0.0787501484156</text:p>
          </table:table-cell>
          <table:table-cell office:value-type="float" office:value="0" calcext:value-type="float">
            <text:p>0</text:p>
          </table:table-cell>
          <table:table-cell office:value-type="float" office:value="1.38782501221" calcext:value-type="float">
            <text:p>1.38782501221</text:p>
          </table:table-cell>
          <table:table-cell office:value-type="float" office:value="0.000042658251914" calcext:value-type="float">
            <text:p>4.2658251914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855395E+018" calcext:value-type="float">
            <text:p>1.65511867855395E+018</text:p>
          </table:table-cell>
          <table:table-cell office:value-type="float" office:value="217" calcext:value-type="float">
            <text:p>217</text:p>
          </table:table-cell>
          <table:table-cell office:value-type="float" office:value="1.65511867855322E+018" calcext:value-type="float">
            <text:p>1.65511867855322E+018</text:p>
          </table:table-cell>
          <table:table-cell office:value-type="string" calcext:value-type="string">
            <text:p>/map</text:p>
          </table:table-cell>
          <table:table-cell office:value-type="float" office:value="0.0420140586793" calcext:value-type="float">
            <text:p>0.0420140586793</text:p>
          </table:table-cell>
          <table:table-cell office:value-type="float" office:value="0" calcext:value-type="float">
            <text:p>0</text:p>
          </table:table-cell>
          <table:table-cell office:value-type="float" office:value="1.38783013821" calcext:value-type="float">
            <text:p>1.38783013821</text:p>
          </table:table-cell>
          <table:table-cell office:value-type="float" office:value="0.0000511642720085" calcext:value-type="float">
            <text:p>5.11642720085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86546E+018" calcext:value-type="float">
            <text:p>1.6551186786546E+018</text:p>
          </table:table-cell>
          <table:table-cell office:value-type="float" office:value="218" calcext:value-type="float">
            <text:p>218</text:p>
          </table:table-cell>
          <table:table-cell office:value-type="float" office:value="1.65511867865382E+018" calcext:value-type="float">
            <text:p>1.65511867865382E+018</text:p>
          </table:table-cell>
          <table:table-cell office:value-type="string" calcext:value-type="string">
            <text:p>/map</text:p>
          </table:table-cell>
          <table:table-cell office:value-type="float" office:value="0.0667544454336" calcext:value-type="float">
            <text:p>0.0667544454336</text:p>
          </table:table-cell>
          <table:table-cell office:value-type="float" office:value="0" calcext:value-type="float">
            <text:p>0</text:p>
          </table:table-cell>
          <table:table-cell office:value-type="float" office:value="1.38783597946" calcext:value-type="float">
            <text:p>1.38783597946</text:p>
          </table:table-cell>
          <table:table-cell office:value-type="float" office:value="0.0000591938296566" calcext:value-type="float">
            <text:p>5.91938296566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87556E+018" calcext:value-type="float">
            <text:p>1.6551186787556E+018</text:p>
          </table:table-cell>
          <table:table-cell office:value-type="float" office:value="219" calcext:value-type="float">
            <text:p>219</text:p>
          </table:table-cell>
          <table:table-cell office:value-type="float" office:value="1.65511867875493E+018" calcext:value-type="float">
            <text:p>1.65511867875493E+018</text:p>
          </table:table-cell>
          <table:table-cell office:value-type="string" calcext:value-type="string">
            <text:p>/map</text:p>
          </table:table-cell>
          <table:table-cell office:value-type="float" office:value="0.0676004141569" calcext:value-type="float">
            <text:p>0.0676004141569</text:p>
          </table:table-cell>
          <table:table-cell office:value-type="float" office:value="0" calcext:value-type="float">
            <text:p>0</text:p>
          </table:table-cell>
          <table:table-cell office:value-type="float" office:value="1.38784265518" calcext:value-type="float">
            <text:p>1.38784265518</text:p>
          </table:table-cell>
          <table:table-cell office:value-type="float" office:value="0.0000667627100484" calcext:value-type="float">
            <text:p>6.67627100484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885544E+018" calcext:value-type="float">
            <text:p>1.65511867885544E+018</text:p>
          </table:table-cell>
          <table:table-cell office:value-type="float" office:value="220" calcext:value-type="float">
            <text:p>220</text:p>
          </table:table-cell>
          <table:table-cell office:value-type="float" office:value="1.65511867885463E+018" calcext:value-type="float">
            <text:p>1.65511867885463E+018</text:p>
          </table:table-cell>
          <table:table-cell office:value-type="string" calcext:value-type="string">
            <text:p>/map</text:p>
          </table:table-cell>
          <table:table-cell office:value-type="float" office:value="0.0834415778518" calcext:value-type="float">
            <text:p>0.0834415778518</text:p>
          </table:table-cell>
          <table:table-cell office:value-type="float" office:value="0" calcext:value-type="float">
            <text:p>0</text:p>
          </table:table-cell>
          <table:table-cell office:value-type="float" office:value="1.38785004616" calcext:value-type="float">
            <text:p>1.38785004616</text:p>
          </table:table-cell>
          <table:table-cell office:value-type="float" office:value="0.0000738863891456" calcext:value-type="float">
            <text:p>7.38863891456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895986E+018" calcext:value-type="float">
            <text:p>1.65511867895986E+018</text:p>
          </table:table-cell>
          <table:table-cell office:value-type="float" office:value="221" calcext:value-type="float">
            <text:p>221</text:p>
          </table:table-cell>
          <table:table-cell office:value-type="float" office:value="1.655118678959E+018" calcext:value-type="float">
            <text:p>1.655118678959E+018</text:p>
          </table:table-cell>
          <table:table-cell office:value-type="string" calcext:value-type="string">
            <text:p>/map</text:p>
          </table:table-cell>
          <table:table-cell office:value-type="float" office:value="0.136833846569" calcext:value-type="float">
            <text:p>0.136833846569</text:p>
          </table:table-cell>
          <table:table-cell office:value-type="float" office:value="0" calcext:value-type="float">
            <text:p>0</text:p>
          </table:table-cell>
          <table:table-cell office:value-type="float" office:value="1.38785815239" calcext:value-type="float">
            <text:p>1.38785815239</text:p>
          </table:table-cell>
          <table:table-cell office:value-type="float" office:value="0.0000805800009402" calcext:value-type="float">
            <text:p>8.05800009402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905598E+018" calcext:value-type="float">
            <text:p>1.65511867905598E+018</text:p>
          </table:table-cell>
          <table:table-cell office:value-type="float" office:value="222" calcext:value-type="float">
            <text:p>222</text:p>
          </table:table-cell>
          <table:table-cell office:value-type="float" office:value="1.65511867905514E+018" calcext:value-type="float">
            <text:p>1.65511867905514E+018</text:p>
          </table:table-cell>
          <table:table-cell office:value-type="string" calcext:value-type="string">
            <text:p>/map</text:p>
          </table:table-cell>
          <table:table-cell office:value-type="float" office:value="0.171070680022" calcext:value-type="float">
            <text:p>0.171070680022</text:p>
          </table:table-cell>
          <table:table-cell office:value-type="float" office:value="0" calcext:value-type="float">
            <text:p>0</text:p>
          </table:table-cell>
          <table:table-cell office:value-type="float" office:value="1.38786685467" calcext:value-type="float">
            <text:p>1.38786685467</text:p>
          </table:table-cell>
          <table:table-cell office:value-type="float" office:value="0.00008685834473" calcext:value-type="float">
            <text:p>8.68583447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915453E+018" calcext:value-type="float">
            <text:p>1.65511867915453E+018</text:p>
          </table:table-cell>
          <table:table-cell office:value-type="float" office:value="223" calcext:value-type="float">
            <text:p>223</text:p>
          </table:table-cell>
          <table:table-cell office:value-type="float" office:value="1.65511867915339E+018" calcext:value-type="float">
            <text:p>1.65511867915339E+018</text:p>
          </table:table-cell>
          <table:table-cell office:value-type="string" calcext:value-type="string">
            <text:p>/map</text:p>
          </table:table-cell>
          <table:table-cell office:value-type="float" office:value="0.197526559234" calcext:value-type="float">
            <text:p>0.197526559234</text:p>
          </table:table-cell>
          <table:table-cell office:value-type="float" office:value="0" calcext:value-type="float">
            <text:p>0</text:p>
          </table:table-cell>
          <table:table-cell office:value-type="float" office:value="1.38787615299" calcext:value-type="float">
            <text:p>1.38787615299</text:p>
          </table:table-cell>
          <table:table-cell office:value-type="float" office:value="0.0000927359142224" calcext:value-type="float">
            <text:p>9.27359142224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925923E+018" calcext:value-type="float">
            <text:p>1.65511867925923E+018</text:p>
          </table:table-cell>
          <table:table-cell office:value-type="float" office:value="224" calcext:value-type="float">
            <text:p>224</text:p>
          </table:table-cell>
          <table:table-cell office:value-type="float" office:value="1.65511867925848E+018" calcext:value-type="float">
            <text:p>1.65511867925848E+018</text:p>
          </table:table-cell>
          <table:table-cell office:value-type="string" calcext:value-type="string">
            <text:p>/map</text:p>
          </table:table-cell>
          <table:table-cell office:value-type="float" office:value="0.194777905941" calcext:value-type="float">
            <text:p>0.194777905941</text:p>
          </table:table-cell>
          <table:table-cell office:value-type="float" office:value="0" calcext:value-type="float">
            <text:p>0</text:p>
          </table:table-cell>
          <table:table-cell office:value-type="float" office:value="1.38788592815" calcext:value-type="float">
            <text:p>1.38788592815</text:p>
          </table:table-cell>
          <table:table-cell office:value-type="float" office:value="0.000098226875707" calcext:value-type="float">
            <text:p>9.8226875707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936943E+018" calcext:value-type="float">
            <text:p>1.65511867936943E+018</text:p>
          </table:table-cell>
          <table:table-cell office:value-type="float" office:value="225" calcext:value-type="float">
            <text:p>225</text:p>
          </table:table-cell>
          <table:table-cell office:value-type="float" office:value="1.65511867936861E+018" calcext:value-type="float">
            <text:p>1.65511867936861E+018</text:p>
          </table:table-cell>
          <table:table-cell office:value-type="string" calcext:value-type="string">
            <text:p>/map</text:p>
          </table:table-cell>
          <table:table-cell office:value-type="float" office:value="0.198810204864" calcext:value-type="float">
            <text:p>0.198810204864</text:p>
          </table:table-cell>
          <table:table-cell office:value-type="float" office:value="0" calcext:value-type="float">
            <text:p>0</text:p>
          </table:table-cell>
          <table:table-cell office:value-type="float" office:value="1.38789629936" calcext:value-type="float">
            <text:p>1.38789629936</text:p>
          </table:table-cell>
          <table:table-cell office:value-type="float" office:value="0.000103345053503" calcext:value-type="float">
            <text:p>0.000103345053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945627E+018" calcext:value-type="float">
            <text:p>1.65511867945627E+018</text:p>
          </table:table-cell>
          <table:table-cell office:value-type="float" office:value="226" calcext:value-type="float">
            <text:p>226</text:p>
          </table:table-cell>
          <table:table-cell office:value-type="float" office:value="1.65511867945545E+018" calcext:value-type="float">
            <text:p>1.65511867945545E+018</text:p>
          </table:table-cell>
          <table:table-cell office:value-type="string" calcext:value-type="string">
            <text:p>/map</text:p>
          </table:table-cell>
          <table:table-cell office:value-type="float" office:value="0.198808833957" calcext:value-type="float">
            <text:p>0.198808833957</text:p>
          </table:table-cell>
          <table:table-cell office:value-type="float" office:value="0" calcext:value-type="float">
            <text:p>0</text:p>
          </table:table-cell>
          <table:table-cell office:value-type="float" office:value="1.3879070282" calcext:value-type="float">
            <text:p>1.3879070282</text:p>
          </table:table-cell>
          <table:table-cell office:value-type="float" office:value="0.000108103988168" calcext:value-type="float">
            <text:p>0.000108103988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955414E+018" calcext:value-type="float">
            <text:p>1.65511867955414E+018</text:p>
          </table:table-cell>
          <table:table-cell office:value-type="float" office:value="227" calcext:value-type="float">
            <text:p>227</text:p>
          </table:table-cell>
          <table:table-cell office:value-type="float" office:value="1.65511867955328E+018" calcext:value-type="float">
            <text:p>1.65511867955328E+018</text:p>
          </table:table-cell>
          <table:table-cell office:value-type="string" calcext:value-type="string">
            <text:p>/map</text:p>
          </table:table-cell>
          <table:table-cell office:value-type="float" office:value="0.106119684875" calcext:value-type="float">
            <text:p>0.106119684875</text:p>
          </table:table-cell>
          <table:table-cell office:value-type="float" office:value="0" calcext:value-type="float">
            <text:p>0</text:p>
          </table:table-cell>
          <table:table-cell office:value-type="float" office:value="1.38791835308" calcext:value-type="float">
            <text:p>1.38791835308</text:p>
          </table:table-cell>
          <table:table-cell office:value-type="float" office:value="0.000112516863737" calcext:value-type="float">
            <text:p>0.000112516863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966112E+018" calcext:value-type="float">
            <text:p>1.65511867966112E+018</text:p>
          </table:table-cell>
          <table:table-cell office:value-type="float" office:value="228" calcext:value-type="float">
            <text:p>228</text:p>
          </table:table-cell>
          <table:table-cell office:value-type="float" office:value="1.65511867966043E+018" calcext:value-type="float">
            <text:p>1.65511867966043E+018</text:p>
          </table:table-cell>
          <table:table-cell office:value-type="string" calcext:value-type="string">
            <text:p>/map</text:p>
          </table:table-cell>
          <table:table-cell office:value-type="float" office:value="0.0860577151179" calcext:value-type="float">
            <text:p>0.0860577151179</text:p>
          </table:table-cell>
          <table:table-cell office:value-type="float" office:value="0" calcext:value-type="float">
            <text:p>0</text:p>
          </table:table-cell>
          <table:table-cell office:value-type="float" office:value="1.38793003559" calcext:value-type="float">
            <text:p>1.38793003559</text:p>
          </table:table-cell>
          <table:table-cell office:value-type="float" office:value="0.000116596580483" calcext:value-type="float">
            <text:p>0.000116596580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975086E+018" calcext:value-type="float">
            <text:p>1.65511867975086E+018</text:p>
          </table:table-cell>
          <table:table-cell office:value-type="float" office:value="229" calcext:value-type="float">
            <text:p>229</text:p>
          </table:table-cell>
          <table:table-cell office:value-type="float" office:value="1.65511867974997E+018" calcext:value-type="float">
            <text:p>1.65511867974997E+018</text:p>
          </table:table-cell>
          <table:table-cell office:value-type="string" calcext:value-type="string">
            <text:p>/map</text:p>
          </table:table-cell>
          <table:table-cell office:value-type="float" office:value="0.0922581478953" calcext:value-type="float">
            <text:p>0.0922581478953</text:p>
          </table:table-cell>
          <table:table-cell office:value-type="float" office:value="0" calcext:value-type="float">
            <text:p>0</text:p>
          </table:table-cell>
          <table:table-cell office:value-type="float" office:value="1.38794207573" calcext:value-type="float">
            <text:p>1.38794207573</text:p>
          </table:table-cell>
          <table:table-cell office:value-type="float" office:value="0.00012035571126" calcext:value-type="float">
            <text:p>0.00012035571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985543E+018" calcext:value-type="float">
            <text:p>1.65511867985543E+018</text:p>
          </table:table-cell>
          <table:table-cell office:value-type="float" office:value="230" calcext:value-type="float">
            <text:p>230</text:p>
          </table:table-cell>
          <table:table-cell office:value-type="float" office:value="1.65511867985469E+018" calcext:value-type="float">
            <text:p>1.65511867985469E+018</text:p>
          </table:table-cell>
          <table:table-cell office:value-type="string" calcext:value-type="string">
            <text:p>/map</text:p>
          </table:table-cell>
          <table:table-cell office:value-type="float" office:value="0.0796168297529" calcext:value-type="float">
            <text:p>0.0796168297529</text:p>
          </table:table-cell>
          <table:table-cell office:value-type="float" office:value="0" calcext:value-type="float">
            <text:p>0</text:p>
          </table:table-cell>
          <table:table-cell office:value-type="float" office:value="1.38795435429" calcext:value-type="float">
            <text:p>1.38795435429</text:p>
          </table:table-cell>
          <table:table-cell office:value-type="float" office:value="0.00012380653061" calcext:value-type="float">
            <text:p>0.00012380653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7995548E+018" calcext:value-type="float">
            <text:p>1.65511867995548E+018</text:p>
          </table:table-cell>
          <table:table-cell office:value-type="float" office:value="231" calcext:value-type="float">
            <text:p>231</text:p>
          </table:table-cell>
          <table:table-cell office:value-type="float" office:value="1.65511867995462E+018" calcext:value-type="float">
            <text:p>1.65511867995462E+018</text:p>
          </table:table-cell>
          <table:table-cell office:value-type="string" calcext:value-type="string">
            <text:p>/map</text:p>
          </table:table-cell>
          <table:table-cell office:value-type="float" office:value="0.100750081241" calcext:value-type="float">
            <text:p>0.100750081241</text:p>
          </table:table-cell>
          <table:table-cell office:value-type="float" office:value="0" calcext:value-type="float">
            <text:p>0</text:p>
          </table:table-cell>
          <table:table-cell office:value-type="float" office:value="1.38796710968" calcext:value-type="float">
            <text:p>1.38796710968</text:p>
          </table:table-cell>
          <table:table-cell office:value-type="float" office:value="0.000126961007481" calcext:value-type="float">
            <text:p>0.000126961007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005396E+018" calcext:value-type="float">
            <text:p>1.65511868005396E+018</text:p>
          </table:table-cell>
          <table:table-cell office:value-type="float" office:value="232" calcext:value-type="float">
            <text:p>232</text:p>
          </table:table-cell>
          <table:table-cell office:value-type="float" office:value="1.6551186800532E+018" calcext:value-type="float">
            <text:p>1.6551186800532E+018</text:p>
          </table:table-cell>
          <table:table-cell office:value-type="string" calcext:value-type="string">
            <text:p>/map</text:p>
          </table:table-cell>
          <table:table-cell office:value-type="float" office:value="0.0907146558166" calcext:value-type="float">
            <text:p>0.0907146558166</text:p>
          </table:table-cell>
          <table:table-cell office:value-type="float" office:value="0" calcext:value-type="float">
            <text:p>0</text:p>
          </table:table-cell>
          <table:table-cell office:value-type="float" office:value="1.38798010349" calcext:value-type="float">
            <text:p>1.38798010349</text:p>
          </table:table-cell>
          <table:table-cell office:value-type="float" office:value="0.000129830805236" calcext:value-type="float">
            <text:p>0.000129830805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01612E+018" calcext:value-type="float">
            <text:p>1.6551186801612E+018</text:p>
          </table:table-cell>
          <table:table-cell office:value-type="float" office:value="233" calcext:value-type="float">
            <text:p>233</text:p>
          </table:table-cell>
          <table:table-cell office:value-type="float" office:value="1.6551186801604E+018" calcext:value-type="float">
            <text:p>1.6551186801604E+018</text:p>
          </table:table-cell>
          <table:table-cell office:value-type="string" calcext:value-type="string">
            <text:p>/map</text:p>
          </table:table-cell>
          <table:table-cell office:value-type="float" office:value="0.135601863265" calcext:value-type="float">
            <text:p>0.135601863265</text:p>
          </table:table-cell>
          <table:table-cell office:value-type="float" office:value="0" calcext:value-type="float">
            <text:p>0</text:p>
          </table:table-cell>
          <table:table-cell office:value-type="float" office:value="1.38799333572" calcext:value-type="float">
            <text:p>1.38799333572</text:p>
          </table:table-cell>
          <table:table-cell office:value-type="float" office:value="0.000132427274366" calcext:value-type="float">
            <text:p>0.000132427274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026E+018" calcext:value-type="float">
            <text:p>1.65511868026E+018</text:p>
          </table:table-cell>
          <table:table-cell office:value-type="float" office:value="234" calcext:value-type="float">
            <text:p>234</text:p>
          </table:table-cell>
          <table:table-cell office:value-type="float" office:value="1.65511868025912E+018" calcext:value-type="float">
            <text:p>1.65511868025912E+018</text:p>
          </table:table-cell>
          <table:table-cell office:value-type="string" calcext:value-type="string">
            <text:p>/map</text:p>
          </table:table-cell>
          <table:table-cell office:value-type="float" office:value="0.139448806643" calcext:value-type="float">
            <text:p>0.139448806643</text:p>
          </table:table-cell>
          <table:table-cell office:value-type="float" office:value="0" calcext:value-type="float">
            <text:p>0</text:p>
          </table:table-cell>
          <table:table-cell office:value-type="float" office:value="1.38800680637" calcext:value-type="float">
            <text:p>1.38800680637</text:p>
          </table:table-cell>
          <table:table-cell office:value-type="float" office:value="0.00013476148888" calcext:value-type="float">
            <text:p>0.00013476148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035683E+018" calcext:value-type="float">
            <text:p>1.65511868035683E+018</text:p>
          </table:table-cell>
          <table:table-cell office:value-type="float" office:value="235" calcext:value-type="float">
            <text:p>235</text:p>
          </table:table-cell>
          <table:table-cell office:value-type="float" office:value="1.65511868035596E+018" calcext:value-type="float">
            <text:p>1.65511868035596E+018</text:p>
          </table:table-cell>
          <table:table-cell office:value-type="string" calcext:value-type="string">
            <text:p>/map</text:p>
          </table:table-cell>
          <table:table-cell office:value-type="float" office:value="0.125906795263" calcext:value-type="float">
            <text:p>0.125906795263</text:p>
          </table:table-cell>
          <table:table-cell office:value-type="float" office:value="0" calcext:value-type="float">
            <text:p>0</text:p>
          </table:table-cell>
          <table:table-cell office:value-type="float" office:value="1.38802051544" calcext:value-type="float">
            <text:p>1.38802051544</text:p>
          </table:table-cell>
          <table:table-cell office:value-type="float" office:value="0.000136844231747" calcext:value-type="float">
            <text:p>0.000136844231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046334E+018" calcext:value-type="float">
            <text:p>1.65511868046334E+018</text:p>
          </table:table-cell>
          <table:table-cell office:value-type="float" office:value="236" calcext:value-type="float">
            <text:p>236</text:p>
          </table:table-cell>
          <table:table-cell office:value-type="float" office:value="1.65511868046253E+018" calcext:value-type="float">
            <text:p>1.65511868046253E+018</text:p>
          </table:table-cell>
          <table:table-cell office:value-type="string" calcext:value-type="string">
            <text:p>/map</text:p>
          </table:table-cell>
          <table:table-cell office:value-type="float" office:value="0.158408239484" calcext:value-type="float">
            <text:p>0.158408239484</text:p>
          </table:table-cell>
          <table:table-cell office:value-type="float" office:value="0" calcext:value-type="float">
            <text:p>0</text:p>
          </table:table-cell>
          <table:table-cell office:value-type="float" office:value="1.38803434372" calcext:value-type="float">
            <text:p>1.38803434372</text:p>
          </table:table-cell>
          <table:table-cell office:value-type="float" office:value="0.000138685994898" calcext:value-type="float">
            <text:p>0.000138685994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055442E+018" calcext:value-type="float">
            <text:p>1.65511868055442E+018</text:p>
          </table:table-cell>
          <table:table-cell office:value-type="float" office:value="237" calcext:value-type="float">
            <text:p>237</text:p>
          </table:table-cell>
          <table:table-cell office:value-type="float" office:value="1.65511868055363E+018" calcext:value-type="float">
            <text:p>1.65511868055363E+018</text:p>
          </table:table-cell>
          <table:table-cell office:value-type="string" calcext:value-type="string">
            <text:p>/map</text:p>
          </table:table-cell>
          <table:table-cell office:value-type="float" office:value="0.129378318787" calcext:value-type="float">
            <text:p>0.129378318787</text:p>
          </table:table-cell>
          <table:table-cell office:value-type="float" office:value="0" calcext:value-type="float">
            <text:p>0</text:p>
          </table:table-cell>
          <table:table-cell office:value-type="float" office:value="1.38804841042" calcext:value-type="float">
            <text:p>1.38804841042</text:p>
          </table:table-cell>
          <table:table-cell office:value-type="float" office:value="0.000140296993777" calcext:value-type="float">
            <text:p>0.000140296993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065768E+018" calcext:value-type="float">
            <text:p>1.65511868065768E+018</text:p>
          </table:table-cell>
          <table:table-cell office:value-type="float" office:value="238" calcext:value-type="float">
            <text:p>238</text:p>
          </table:table-cell>
          <table:table-cell office:value-type="float" office:value="1.65511868065698E+018" calcext:value-type="float">
            <text:p>1.65511868065698E+018</text:p>
          </table:table-cell>
          <table:table-cell office:value-type="string" calcext:value-type="string">
            <text:p>/map</text:p>
          </table:table-cell>
          <table:table-cell office:value-type="float" office:value="0.130196690559" calcext:value-type="float">
            <text:p>0.130196690559</text:p>
          </table:table-cell>
          <table:table-cell office:value-type="float" office:value="0" calcext:value-type="float">
            <text:p>0</text:p>
          </table:table-cell>
          <table:table-cell office:value-type="float" office:value="1.38806259632" calcext:value-type="float">
            <text:p>1.38806259632</text:p>
          </table:table-cell>
          <table:table-cell office:value-type="float" office:value="0.000141687138239" calcext:value-type="float">
            <text:p>0.000141687138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07542E+018" calcext:value-type="float">
            <text:p>1.6551186807542E+018</text:p>
          </table:table-cell>
          <table:table-cell office:value-type="float" office:value="239" calcext:value-type="float">
            <text:p>239</text:p>
          </table:table-cell>
          <table:table-cell office:value-type="float" office:value="1.65511868075301E+018" calcext:value-type="float">
            <text:p>1.65511868075301E+018</text:p>
          </table:table-cell>
          <table:table-cell office:value-type="string" calcext:value-type="string">
            <text:p>/map</text:p>
          </table:table-cell>
          <table:table-cell office:value-type="float" office:value="0.103326074779" calcext:value-type="float">
            <text:p>0.103326074779</text:p>
          </table:table-cell>
          <table:table-cell office:value-type="float" office:value="0" calcext:value-type="float">
            <text:p>0</text:p>
          </table:table-cell>
          <table:table-cell office:value-type="float" office:value="1.38807690144" calcext:value-type="float">
            <text:p>1.38807690144</text:p>
          </table:table-cell>
          <table:table-cell office:value-type="float" office:value="0.000142866076203" calcext:value-type="float">
            <text:p>0.000142866076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085592E+018" calcext:value-type="float">
            <text:p>1.65511868085592E+018</text:p>
          </table:table-cell>
          <table:table-cell office:value-type="float" office:value="240" calcext:value-type="float">
            <text:p>240</text:p>
          </table:table-cell>
          <table:table-cell office:value-type="float" office:value="1.65511868085492E+018" calcext:value-type="float">
            <text:p>1.65511868085492E+018</text:p>
          </table:table-cell>
          <table:table-cell office:value-type="string" calcext:value-type="string">
            <text:p>/map</text:p>
          </table:table-cell>
          <table:table-cell office:value-type="float" office:value="0.0600275993347" calcext:value-type="float">
            <text:p>0.0600275993347</text:p>
          </table:table-cell>
          <table:table-cell office:value-type="float" office:value="0" calcext:value-type="float">
            <text:p>0</text:p>
          </table:table-cell>
          <table:table-cell office:value-type="float" office:value="1.38809120655" calcext:value-type="float">
            <text:p>1.38809120655</text:p>
          </table:table-cell>
          <table:table-cell office:value-type="float" office:value="0.000143843222759" calcext:value-type="float">
            <text:p>0.000143843222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095673E+018" calcext:value-type="float">
            <text:p>1.65511868095673E+018</text:p>
          </table:table-cell>
          <table:table-cell office:value-type="float" office:value="241" calcext:value-type="float">
            <text:p>241</text:p>
          </table:table-cell>
          <table:table-cell office:value-type="float" office:value="1.65511868095578E+018" calcext:value-type="float">
            <text:p>1.65511868095578E+018</text:p>
          </table:table-cell>
          <table:table-cell office:value-type="string" calcext:value-type="string">
            <text:p>/map</text:p>
          </table:table-cell>
          <table:table-cell office:value-type="float" office:value="0.0877288728952" calcext:value-type="float">
            <text:p>0.0877288728952</text:p>
          </table:table-cell>
          <table:table-cell office:value-type="float" office:value="0" calcext:value-type="float">
            <text:p>0</text:p>
          </table:table-cell>
          <table:table-cell office:value-type="float" office:value="1.38810575008" calcext:value-type="float">
            <text:p>1.38810575008</text:p>
          </table:table-cell>
          <table:table-cell office:value-type="float" office:value="0.000144627658301" calcext:value-type="float">
            <text:p>0.000144627658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105561E+018" calcext:value-type="float">
            <text:p>1.65511868105561E+018</text:p>
          </table:table-cell>
          <table:table-cell office:value-type="float" office:value="242" calcext:value-type="float">
            <text:p>242</text:p>
          </table:table-cell>
          <table:table-cell office:value-type="float" office:value="1.65511868105485E+018" calcext:value-type="float">
            <text:p>1.65511868105485E+018</text:p>
          </table:table-cell>
          <table:table-cell office:value-type="string" calcext:value-type="string">
            <text:p>/map</text:p>
          </table:table-cell>
          <table:table-cell office:value-type="float" office:value="0.0751252695918" calcext:value-type="float">
            <text:p>0.0751252695918</text:p>
          </table:table-cell>
          <table:table-cell office:value-type="float" office:value="0" calcext:value-type="float">
            <text:p>0</text:p>
          </table:table-cell>
          <table:table-cell office:value-type="float" office:value="1.38812017441" calcext:value-type="float">
            <text:p>1.38812017441</text:p>
          </table:table-cell>
          <table:table-cell office:value-type="float" office:value="0.000145228244946" calcext:value-type="float">
            <text:p>0.000145228244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115865E+018" calcext:value-type="float">
            <text:p>1.65511868115865E+018</text:p>
          </table:table-cell>
          <table:table-cell office:value-type="float" office:value="243" calcext:value-type="float">
            <text:p>243</text:p>
          </table:table-cell>
          <table:table-cell office:value-type="float" office:value="1.65511868115782E+018" calcext:value-type="float">
            <text:p>1.65511868115782E+018</text:p>
          </table:table-cell>
          <table:table-cell office:value-type="string" calcext:value-type="string">
            <text:p>/map</text:p>
          </table:table-cell>
          <table:table-cell office:value-type="float" office:value="0.0452739074826" calcext:value-type="float">
            <text:p>0.0452739074826</text:p>
          </table:table-cell>
          <table:table-cell office:value-type="float" office:value="0" calcext:value-type="float">
            <text:p>0</text:p>
          </table:table-cell>
          <table:table-cell office:value-type="float" office:value="1.38813483715" calcext:value-type="float">
            <text:p>1.38813483715</text:p>
          </table:table-cell>
          <table:table-cell office:value-type="float" office:value="0.000145653568325" calcext:value-type="float">
            <text:p>0.000145653568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12555E+018" calcext:value-type="float">
            <text:p>1.6551186812555E+018</text:p>
          </table:table-cell>
          <table:table-cell office:value-type="float" office:value="244" calcext:value-type="float">
            <text:p>244</text:p>
          </table:table-cell>
          <table:table-cell office:value-type="float" office:value="1.65511868125471E+018" calcext:value-type="float">
            <text:p>1.65511868125471E+018</text:p>
          </table:table-cell>
          <table:table-cell office:value-type="string" calcext:value-type="string">
            <text:p>/map</text:p>
          </table:table-cell>
          <table:table-cell office:value-type="float" office:value="-0.0261530913413" calcext:value-type="float">
            <text:p>-0.0261530913413</text:p>
          </table:table-cell>
          <table:table-cell office:value-type="float" office:value="0" calcext:value-type="float">
            <text:p>0</text:p>
          </table:table-cell>
          <table:table-cell office:value-type="float" office:value="1.38814938068" calcext:value-type="float">
            <text:p>1.38814938068</text:p>
          </table:table-cell>
          <table:table-cell office:value-type="float" office:value="0.000145911981235" calcext:value-type="float">
            <text:p>0.000145911981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135509E+018" calcext:value-type="float">
            <text:p>1.65511868135509E+018</text:p>
          </table:table-cell>
          <table:table-cell office:value-type="float" office:value="245" calcext:value-type="float">
            <text:p>245</text:p>
          </table:table-cell>
          <table:table-cell office:value-type="float" office:value="1.65511868135418E+018" calcext:value-type="float">
            <text:p>1.65511868135418E+018</text:p>
          </table:table-cell>
          <table:table-cell office:value-type="string" calcext:value-type="string">
            <text:p>/map</text:p>
          </table:table-cell>
          <table:table-cell office:value-type="float" office:value="0.0508409962058" calcext:value-type="float">
            <text:p>0.0508409962058</text:p>
          </table:table-cell>
          <table:table-cell office:value-type="float" office:value="0" calcext:value-type="float">
            <text:p>0</text:p>
          </table:table-cell>
          <table:table-cell office:value-type="float" office:value="1.38816392422" calcext:value-type="float">
            <text:p>1.38816392422</text:p>
          </table:table-cell>
          <table:table-cell office:value-type="float" office:value="0.000146011559991" calcext:value-type="float">
            <text:p>0.000146011559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146019E+018" calcext:value-type="float">
            <text:p>1.65511868146019E+018</text:p>
          </table:table-cell>
          <table:table-cell office:value-type="float" office:value="246" calcext:value-type="float">
            <text:p>246</text:p>
          </table:table-cell>
          <table:table-cell office:value-type="float" office:value="1.65511868145938E+018" calcext:value-type="float">
            <text:p>1.65511868145938E+018</text:p>
          </table:table-cell>
          <table:table-cell office:value-type="string" calcext:value-type="string">
            <text:p>/map</text:p>
          </table:table-cell>
          <table:table-cell office:value-type="float" office:value="-0.0469249859452" calcext:value-type="float">
            <text:p>-0.0469249859452</text:p>
          </table:table-cell>
          <table:table-cell office:value-type="float" office:value="0" calcext:value-type="float">
            <text:p>0</text:p>
          </table:table-cell>
          <table:table-cell office:value-type="float" office:value="1.38817858696" calcext:value-type="float">
            <text:p>1.38817858696</text:p>
          </table:table-cell>
          <table:table-cell office:value-type="float" office:value="0.000145960148075" calcext:value-type="float">
            <text:p>0.000145960148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155463E+018" calcext:value-type="float">
            <text:p>1.65511868155463E+018</text:p>
          </table:table-cell>
          <table:table-cell office:value-type="float" office:value="247" calcext:value-type="float">
            <text:p>247</text:p>
          </table:table-cell>
          <table:table-cell office:value-type="float" office:value="1.65511868155306E+018" calcext:value-type="float">
            <text:p>1.65511868155306E+018</text:p>
          </table:table-cell>
          <table:table-cell office:value-type="string" calcext:value-type="string">
            <text:p>/map</text:p>
          </table:table-cell>
          <table:table-cell office:value-type="float" office:value="-0.0245596636087" calcext:value-type="float">
            <text:p>-0.0245596636087</text:p>
          </table:table-cell>
          <table:table-cell office:value-type="float" office:value="0" calcext:value-type="float">
            <text:p>0</text:p>
          </table:table-cell>
          <table:table-cell office:value-type="float" office:value="1.38819313049" calcext:value-type="float">
            <text:p>1.38819313049</text:p>
          </table:table-cell>
          <table:table-cell office:value-type="float" office:value="0.000145765341586" calcext:value-type="float">
            <text:p>0.000145765341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165662E+018" calcext:value-type="float">
            <text:p>1.65511868165662E+018</text:p>
          </table:table-cell>
          <table:table-cell office:value-type="float" office:value="248" calcext:value-type="float">
            <text:p>248</text:p>
          </table:table-cell>
          <table:table-cell office:value-type="float" office:value="1.65511868165559E+018" calcext:value-type="float">
            <text:p>1.65511868165559E+018</text:p>
          </table:table-cell>
          <table:table-cell office:value-type="string" calcext:value-type="string">
            <text:p>/map</text:p>
          </table:table-cell>
          <table:table-cell office:value-type="float" office:value="-0.00873469468206" calcext:value-type="float">
            <text:p>-0.00873469468206</text:p>
          </table:table-cell>
          <table:table-cell office:value-type="float" office:value="0" calcext:value-type="float">
            <text:p>0</text:p>
          </table:table-cell>
          <table:table-cell office:value-type="float" office:value="1.38820767403" calcext:value-type="float">
            <text:p>1.38820767403</text:p>
          </table:table-cell>
          <table:table-cell office:value-type="float" office:value="0.000145434503793" calcext:value-type="float">
            <text:p>0.000145434503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175889E+018" calcext:value-type="float">
            <text:p>1.65511868175889E+018</text:p>
          </table:table-cell>
          <table:table-cell office:value-type="float" office:value="249" calcext:value-type="float">
            <text:p>249</text:p>
          </table:table-cell>
          <table:table-cell office:value-type="float" office:value="1.65511868175816E+018" calcext:value-type="float">
            <text:p>1.65511868175816E+018</text:p>
          </table:table-cell>
          <table:table-cell office:value-type="string" calcext:value-type="string">
            <text:p>/map</text:p>
          </table:table-cell>
          <table:table-cell office:value-type="float" office:value="-0.0227275434881" calcext:value-type="float">
            <text:p>-0.0227275434881</text:p>
          </table:table-cell>
          <table:table-cell office:value-type="float" office:value="0" calcext:value-type="float">
            <text:p>0</text:p>
          </table:table-cell>
          <table:table-cell office:value-type="float" office:value="1.38822221756" calcext:value-type="float">
            <text:p>1.38822221756</text:p>
          </table:table-cell>
          <table:table-cell office:value-type="float" office:value="0.000144974794239" calcext:value-type="float">
            <text:p>0.000144974794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185714E+018" calcext:value-type="float">
            <text:p>1.65511868185714E+018</text:p>
          </table:table-cell>
          <table:table-cell office:value-type="float" office:value="250" calcext:value-type="float">
            <text:p>250</text:p>
          </table:table-cell>
          <table:table-cell office:value-type="float" office:value="1.65511868185644E+018" calcext:value-type="float">
            <text:p>1.65511868185644E+018</text:p>
          </table:table-cell>
          <table:table-cell office:value-type="string" calcext:value-type="string">
            <text:p>/map</text:p>
          </table:table-cell>
          <table:table-cell office:value-type="float" office:value="-0.0690547451377" calcext:value-type="float">
            <text:p>-0.0690547451377</text:p>
          </table:table-cell>
          <table:table-cell office:value-type="float" office:value="0" calcext:value-type="float">
            <text:p>0</text:p>
          </table:table-cell>
          <table:table-cell office:value-type="float" office:value="1.38823664188" calcext:value-type="float">
            <text:p>1.38823664188</text:p>
          </table:table-cell>
          <table:table-cell office:value-type="float" office:value="0.000144393081428" calcext:value-type="float">
            <text:p>0.000144393081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195343E+018" calcext:value-type="float">
            <text:p>1.65511868195343E+018</text:p>
          </table:table-cell>
          <table:table-cell office:value-type="float" office:value="251" calcext:value-type="float">
            <text:p>251</text:p>
          </table:table-cell>
          <table:table-cell office:value-type="float" office:value="1.65511868195264E+018" calcext:value-type="float">
            <text:p>1.65511868195264E+018</text:p>
          </table:table-cell>
          <table:table-cell office:value-type="string" calcext:value-type="string">
            <text:p>/map</text:p>
          </table:table-cell>
          <table:table-cell office:value-type="float" office:value="0.0357630103827" calcext:value-type="float">
            <text:p>0.0357630103827</text:p>
          </table:table-cell>
          <table:table-cell office:value-type="float" office:value="0" calcext:value-type="float">
            <text:p>0</text:p>
          </table:table-cell>
          <table:table-cell office:value-type="float" office:value="1.388250947" calcext:value-type="float">
            <text:p>1.388250947</text:p>
          </table:table-cell>
          <table:table-cell office:value-type="float" office:value="0.00014369605924" calcext:value-type="float">
            <text:p>0.00014369605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205852E+018" calcext:value-type="float">
            <text:p>1.65511868205852E+018</text:p>
          </table:table-cell>
          <table:table-cell office:value-type="float" office:value="252" calcext:value-type="float">
            <text:p>252</text:p>
          </table:table-cell>
          <table:table-cell office:value-type="float" office:value="1.65511868205777E+018" calcext:value-type="float">
            <text:p>1.65511868205777E+018</text:p>
          </table:table-cell>
          <table:table-cell office:value-type="string" calcext:value-type="string">
            <text:p>/map</text:p>
          </table:table-cell>
          <table:table-cell office:value-type="float" office:value="0.0357613563538" calcext:value-type="float">
            <text:p>0.0357613563538</text:p>
          </table:table-cell>
          <table:table-cell office:value-type="float" office:value="0" calcext:value-type="float">
            <text:p>0</text:p>
          </table:table-cell>
          <table:table-cell office:value-type="float" office:value="1.38826525211" calcext:value-type="float">
            <text:p>1.38826525211</text:p>
          </table:table-cell>
          <table:table-cell office:value-type="float" office:value="0.000142890203279" calcext:value-type="float">
            <text:p>0.000142890203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216056E+018" calcext:value-type="float">
            <text:p>1.65511868216056E+018</text:p>
          </table:table-cell>
          <table:table-cell office:value-type="float" office:value="253" calcext:value-type="float">
            <text:p>253</text:p>
          </table:table-cell>
          <table:table-cell office:value-type="float" office:value="1.65511868215977E+018" calcext:value-type="float">
            <text:p>1.65511868215977E+018</text:p>
          </table:table-cell>
          <table:table-cell office:value-type="string" calcext:value-type="string">
            <text:p>/map</text:p>
          </table:table-cell>
          <table:table-cell office:value-type="float" office:value="0.0928692519665" calcext:value-type="float">
            <text:p>0.0928692519665</text:p>
          </table:table-cell>
          <table:table-cell office:value-type="float" office:value="0" calcext:value-type="float">
            <text:p>0</text:p>
          </table:table-cell>
          <table:table-cell office:value-type="float" office:value="1.38827943802" calcext:value-type="float">
            <text:p>1.38827943802</text:p>
          </table:table-cell>
          <table:table-cell office:value-type="float" office:value="0.000141981741763" calcext:value-type="float">
            <text:p>0.000141981741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225741E+018" calcext:value-type="float">
            <text:p>1.65511868225741E+018</text:p>
          </table:table-cell>
          <table:table-cell office:value-type="float" office:value="254" calcext:value-type="float">
            <text:p>254</text:p>
          </table:table-cell>
          <table:table-cell office:value-type="float" office:value="1.65511868225668E+018" calcext:value-type="float">
            <text:p>1.65511868225668E+018</text:p>
          </table:table-cell>
          <table:table-cell office:value-type="string" calcext:value-type="string">
            <text:p>/map</text:p>
          </table:table-cell>
          <table:table-cell office:value-type="float" office:value="0.06704428792" calcext:value-type="float">
            <text:p>0.06704428792</text:p>
          </table:table-cell>
          <table:table-cell office:value-type="float" office:value="0" calcext:value-type="float">
            <text:p>0</text:p>
          </table:table-cell>
          <table:table-cell office:value-type="float" office:value="1.38829362392" calcext:value-type="float">
            <text:p>1.38829362392</text:p>
          </table:table-cell>
          <table:table-cell office:value-type="float" office:value="0.000140976713737" calcext:value-type="float">
            <text:p>0.000140976713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236298E+018" calcext:value-type="float">
            <text:p>1.65511868236298E+018</text:p>
          </table:table-cell>
          <table:table-cell office:value-type="float" office:value="255" calcext:value-type="float">
            <text:p>255</text:p>
          </table:table-cell>
          <table:table-cell office:value-type="float" office:value="1.65511868236209E+018" calcext:value-type="float">
            <text:p>1.65511868236209E+018</text:p>
          </table:table-cell>
          <table:table-cell office:value-type="string" calcext:value-type="string">
            <text:p>/map</text:p>
          </table:table-cell>
          <table:table-cell office:value-type="float" office:value="0.0625853464007" calcext:value-type="float">
            <text:p>0.0625853464007</text:p>
          </table:table-cell>
          <table:table-cell office:value-type="float" office:value="0" calcext:value-type="float">
            <text:p>0</text:p>
          </table:table-cell>
          <table:table-cell office:value-type="float" office:value="1.38830757141" calcext:value-type="float">
            <text:p>1.38830757141</text:p>
          </table:table-cell>
          <table:table-cell office:value-type="float" office:value="0.000139880969073" calcext:value-type="float">
            <text:p>0.000139880969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245846E+018" calcext:value-type="float">
            <text:p>1.65511868245846E+018</text:p>
          </table:table-cell>
          <table:table-cell office:value-type="float" office:value="256" calcext:value-type="float">
            <text:p>256</text:p>
          </table:table-cell>
          <table:table-cell office:value-type="float" office:value="1.65511868245763E+018" calcext:value-type="float">
            <text:p>1.65511868245763E+018</text:p>
          </table:table-cell>
          <table:table-cell office:value-type="string" calcext:value-type="string">
            <text:p>/map</text:p>
          </table:table-cell>
          <table:table-cell office:value-type="float" office:value="-0.0640276372433" calcext:value-type="float">
            <text:p>-0.0640276372433</text:p>
          </table:table-cell>
          <table:table-cell office:value-type="float" office:value="0" calcext:value-type="float">
            <text:p>0</text:p>
          </table:table-cell>
          <table:table-cell office:value-type="float" office:value="1.38832139969" calcext:value-type="float">
            <text:p>1.38832139969</text:p>
          </table:table-cell>
          <table:table-cell office:value-type="float" office:value="0.00013870013936" calcext:value-type="float">
            <text:p>0.00013870013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25555E+018" calcext:value-type="float">
            <text:p>1.6551186825555E+018</text:p>
          </table:table-cell>
          <table:table-cell office:value-type="float" office:value="257" calcext:value-type="float">
            <text:p>257</text:p>
          </table:table-cell>
          <table:table-cell office:value-type="float" office:value="1.65511868255465E+018" calcext:value-type="float">
            <text:p>1.65511868255465E+018</text:p>
          </table:table-cell>
          <table:table-cell office:value-type="string" calcext:value-type="string">
            <text:p>/map</text:p>
          </table:table-cell>
          <table:table-cell office:value-type="float" office:value="-0.0612414106727" calcext:value-type="float">
            <text:p>-0.0612414106727</text:p>
          </table:table-cell>
          <table:table-cell office:value-type="float" office:value="0" calcext:value-type="float">
            <text:p>0</text:p>
          </table:table-cell>
          <table:table-cell office:value-type="float" office:value="1.38833522797" calcext:value-type="float">
            <text:p>1.38833522797</text:p>
          </table:table-cell>
          <table:table-cell office:value-type="float" office:value="0.000137439637911" calcext:value-type="float">
            <text:p>0.000137439637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266311E+018" calcext:value-type="float">
            <text:p>1.65511868266311E+018</text:p>
          </table:table-cell>
          <table:table-cell office:value-type="float" office:value="258" calcext:value-type="float">
            <text:p>258</text:p>
          </table:table-cell>
          <table:table-cell office:value-type="float" office:value="1.65511868266199E+018" calcext:value-type="float">
            <text:p>1.65511868266199E+018</text:p>
          </table:table-cell>
          <table:table-cell office:value-type="string" calcext:value-type="string">
            <text:p>/map</text:p>
          </table:table-cell>
          <table:table-cell office:value-type="float" office:value="-0.00905416253954" calcext:value-type="float">
            <text:p>-0.00905416253954</text:p>
          </table:table-cell>
          <table:table-cell office:value-type="float" office:value="0" calcext:value-type="float">
            <text:p>0</text:p>
          </table:table-cell>
          <table:table-cell office:value-type="float" office:value="1.38834881783" calcext:value-type="float">
            <text:p>1.38834881783</text:p>
          </table:table-cell>
          <table:table-cell office:value-type="float" office:value="0.000136104732519" calcext:value-type="float">
            <text:p>0.000136104732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275366E+018" calcext:value-type="float">
            <text:p>1.65511868275366E+018</text:p>
          </table:table-cell>
          <table:table-cell office:value-type="float" office:value="259" calcext:value-type="float">
            <text:p>259</text:p>
          </table:table-cell>
          <table:table-cell office:value-type="float" office:value="1.65511868275298E+018" calcext:value-type="float">
            <text:p>1.65511868275298E+018</text:p>
          </table:table-cell>
          <table:table-cell office:value-type="string" calcext:value-type="string">
            <text:p>/map</text:p>
          </table:table-cell>
          <table:table-cell office:value-type="float" office:value="-0.130754455924" calcext:value-type="float">
            <text:p>-0.130754455924</text:p>
          </table:table-cell>
          <table:table-cell office:value-type="float" office:value="0" calcext:value-type="float">
            <text:p>0</text:p>
          </table:table-cell>
          <table:table-cell office:value-type="float" office:value="1.38836228848" calcext:value-type="float">
            <text:p>1.38836228848</text:p>
          </table:table-cell>
          <table:table-cell office:value-type="float" office:value="0.000134700458148" calcext:value-type="float">
            <text:p>0.000134700458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28581E+018" calcext:value-type="float">
            <text:p>1.6551186828581E+018</text:p>
          </table:table-cell>
          <table:table-cell office:value-type="float" office:value="260" calcext:value-type="float">
            <text:p>260</text:p>
          </table:table-cell>
          <table:table-cell office:value-type="float" office:value="1.65511868285731E+018" calcext:value-type="float">
            <text:p>1.65511868285731E+018</text:p>
          </table:table-cell>
          <table:table-cell office:value-type="string" calcext:value-type="string">
            <text:p>/map</text:p>
          </table:table-cell>
          <table:table-cell office:value-type="float" office:value="-0.0181705821306" calcext:value-type="float">
            <text:p>-0.0181705821306</text:p>
          </table:table-cell>
          <table:table-cell office:value-type="float" office:value="0" calcext:value-type="float">
            <text:p>0</text:p>
          </table:table-cell>
          <table:table-cell office:value-type="float" office:value="1.38837563992" calcext:value-type="float">
            <text:p>1.38837563992</text:p>
          </table:table-cell>
          <table:table-cell office:value-type="float" office:value="0.00013323170424" calcext:value-type="float">
            <text:p>0.00013323170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295354E+018" calcext:value-type="float">
            <text:p>1.65511868295354E+018</text:p>
          </table:table-cell>
          <table:table-cell office:value-type="float" office:value="261" calcext:value-type="float">
            <text:p>261</text:p>
          </table:table-cell>
          <table:table-cell office:value-type="float" office:value="1.65511868295271E+018" calcext:value-type="float">
            <text:p>1.65511868295271E+018</text:p>
          </table:table-cell>
          <table:table-cell office:value-type="string" calcext:value-type="string">
            <text:p>/map</text:p>
          </table:table-cell>
          <table:table-cell office:value-type="float" office:value="-0.158537685871" calcext:value-type="float">
            <text:p>-0.158537685871</text:p>
          </table:table-cell>
          <table:table-cell office:value-type="float" office:value="0" calcext:value-type="float">
            <text:p>0</text:p>
          </table:table-cell>
          <table:table-cell office:value-type="float" office:value="1.38838875294" calcext:value-type="float">
            <text:p>1.38838875294</text:p>
          </table:table-cell>
          <table:table-cell office:value-type="float" office:value="0.000131703156512" calcext:value-type="float">
            <text:p>0.000131703156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305963E+018" calcext:value-type="float">
            <text:p>1.65511868305963E+018</text:p>
          </table:table-cell>
          <table:table-cell office:value-type="float" office:value="262" calcext:value-type="float">
            <text:p>262</text:p>
          </table:table-cell>
          <table:table-cell office:value-type="float" office:value="1.65511868305865E+018" calcext:value-type="float">
            <text:p>1.65511868305865E+018</text:p>
          </table:table-cell>
          <table:table-cell office:value-type="string" calcext:value-type="string">
            <text:p>/map</text:p>
          </table:table-cell>
          <table:table-cell office:value-type="float" office:value="-0.307395219803" calcext:value-type="float">
            <text:p>-0.307395219803</text:p>
          </table:table-cell>
          <table:table-cell office:value-type="float" office:value="0" calcext:value-type="float">
            <text:p>0</text:p>
          </table:table-cell>
          <table:table-cell office:value-type="float" office:value="1.38840174675" calcext:value-type="float">
            <text:p>1.38840174675</text:p>
          </table:table-cell>
          <table:table-cell office:value-type="float" office:value="0.000130119326059" calcext:value-type="float">
            <text:p>0.000130119326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31557E+018" calcext:value-type="float">
            <text:p>1.6551186831557E+018</text:p>
          </table:table-cell>
          <table:table-cell office:value-type="float" office:value="263" calcext:value-type="float">
            <text:p>263</text:p>
          </table:table-cell>
          <table:table-cell office:value-type="float" office:value="1.65511868315483E+018" calcext:value-type="float">
            <text:p>1.65511868315483E+018</text:p>
          </table:table-cell>
          <table:table-cell office:value-type="string" calcext:value-type="string">
            <text:p>/map</text:p>
          </table:table-cell>
          <table:table-cell office:value-type="float" office:value="-0.128955051303" calcext:value-type="float">
            <text:p>-0.128955051303</text:p>
          </table:table-cell>
          <table:table-cell office:value-type="float" office:value="0" calcext:value-type="float">
            <text:p>0</text:p>
          </table:table-cell>
          <table:table-cell office:value-type="float" office:value="1.38841462135" calcext:value-type="float">
            <text:p>1.38841462135</text:p>
          </table:table-cell>
          <table:table-cell office:value-type="float" office:value="0.000128484563902" calcext:value-type="float">
            <text:p>0.000128484563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325408E+018" calcext:value-type="float">
            <text:p>1.65511868325408E+018</text:p>
          </table:table-cell>
          <table:table-cell office:value-type="float" office:value="264" calcext:value-type="float">
            <text:p>264</text:p>
          </table:table-cell>
          <table:table-cell office:value-type="float" office:value="1.65511868325294E+018" calcext:value-type="float">
            <text:p>1.65511868325294E+018</text:p>
          </table:table-cell>
          <table:table-cell office:value-type="string" calcext:value-type="string">
            <text:p>/map</text:p>
          </table:table-cell>
          <table:table-cell office:value-type="float" office:value="-0.18338650465" calcext:value-type="float">
            <text:p>-0.18338650465</text:p>
          </table:table-cell>
          <table:table-cell office:value-type="float" office:value="0" calcext:value-type="float">
            <text:p>0</text:p>
          </table:table-cell>
          <table:table-cell office:value-type="float" office:value="1.38842725754" calcext:value-type="float">
            <text:p>1.38842725754</text:p>
          </table:table-cell>
          <table:table-cell office:value-type="float" office:value="0.000126803060994" calcext:value-type="float">
            <text:p>0.000126803060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335425E+018" calcext:value-type="float">
            <text:p>1.65511868335425E+018</text:p>
          </table:table-cell>
          <table:table-cell office:value-type="float" office:value="265" calcext:value-type="float">
            <text:p>265</text:p>
          </table:table-cell>
          <table:table-cell office:value-type="float" office:value="1.65511868335329E+018" calcext:value-type="float">
            <text:p>1.65511868335329E+018</text:p>
          </table:table-cell>
          <table:table-cell office:value-type="string" calcext:value-type="string">
            <text:p>/map</text:p>
          </table:table-cell>
          <table:table-cell office:value-type="float" office:value="-0.206292539835" calcext:value-type="float">
            <text:p>-0.206292539835</text:p>
          </table:table-cell>
          <table:table-cell office:value-type="float" office:value="0" calcext:value-type="float">
            <text:p>0</text:p>
          </table:table-cell>
          <table:table-cell office:value-type="float" office:value="1.38843977451" calcext:value-type="float">
            <text:p>1.38843977451</text:p>
          </table:table-cell>
          <table:table-cell office:value-type="float" office:value="0.000125078833662" calcext:value-type="float">
            <text:p>0.000125078833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347257E+018" calcext:value-type="float">
            <text:p>1.65511868347257E+018</text:p>
          </table:table-cell>
          <table:table-cell office:value-type="float" office:value="266" calcext:value-type="float">
            <text:p>266</text:p>
          </table:table-cell>
          <table:table-cell office:value-type="float" office:value="1.65511868347184E+018" calcext:value-type="float">
            <text:p>1.65511868347184E+018</text:p>
          </table:table-cell>
          <table:table-cell office:value-type="string" calcext:value-type="string">
            <text:p>/map</text:p>
          </table:table-cell>
          <table:table-cell office:value-type="float" office:value="-0.14845392108" calcext:value-type="float">
            <text:p>-0.14845392108</text:p>
          </table:table-cell>
          <table:table-cell office:value-type="float" office:value="0" calcext:value-type="float">
            <text:p>0</text:p>
          </table:table-cell>
          <table:table-cell office:value-type="float" office:value="1.38845217228" calcext:value-type="float">
            <text:p>1.38845217228</text:p>
          </table:table-cell>
          <table:table-cell office:value-type="float" office:value="0.000123315738165" calcext:value-type="float">
            <text:p>0.000123315738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355838E+018" calcext:value-type="float">
            <text:p>1.65511868355838E+018</text:p>
          </table:table-cell>
          <table:table-cell office:value-type="float" office:value="267" calcext:value-type="float">
            <text:p>267</text:p>
          </table:table-cell>
          <table:table-cell office:value-type="float" office:value="1.65511868355764E+018" calcext:value-type="float">
            <text:p>1.65511868355764E+018</text:p>
          </table:table-cell>
          <table:table-cell office:value-type="string" calcext:value-type="string">
            <text:p>/map</text:p>
          </table:table-cell>
          <table:table-cell office:value-type="float" office:value="0.030233476311" calcext:value-type="float">
            <text:p>0.030233476311</text:p>
          </table:table-cell>
          <table:table-cell office:value-type="float" office:value="0" calcext:value-type="float">
            <text:p>0</text:p>
          </table:table-cell>
          <table:table-cell office:value-type="float" office:value="1.38846433163" calcext:value-type="float">
            <text:p>1.38846433163</text:p>
          </table:table-cell>
          <table:table-cell office:value-type="float" office:value="0.000121517477965" calcext:value-type="float">
            <text:p>0.000121517477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366078E+018" calcext:value-type="float">
            <text:p>1.65511868366078E+018</text:p>
          </table:table-cell>
          <table:table-cell office:value-type="float" office:value="268" calcext:value-type="float">
            <text:p>268</text:p>
          </table:table-cell>
          <table:table-cell office:value-type="float" office:value="1.65511868366003E+018" calcext:value-type="float">
            <text:p>1.65511868366003E+018</text:p>
          </table:table-cell>
          <table:table-cell office:value-type="string" calcext:value-type="string">
            <text:p>/map</text:p>
          </table:table-cell>
          <table:table-cell office:value-type="float" office:value="-0.201594337821" calcext:value-type="float">
            <text:p>-0.201594337821</text:p>
          </table:table-cell>
          <table:table-cell office:value-type="float" office:value="0" calcext:value-type="float">
            <text:p>0</text:p>
          </table:table-cell>
          <table:table-cell office:value-type="float" office:value="1.38847625256" calcext:value-type="float">
            <text:p>1.38847625256</text:p>
          </table:table-cell>
          <table:table-cell office:value-type="float" office:value="0.00011968761828" calcext:value-type="float">
            <text:p>0.00011968761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375582E+018" calcext:value-type="float">
            <text:p>1.65511868375582E+018</text:p>
          </table:table-cell>
          <table:table-cell office:value-type="float" office:value="269" calcext:value-type="float">
            <text:p>269</text:p>
          </table:table-cell>
          <table:table-cell office:value-type="float" office:value="1.65511868375499E+018" calcext:value-type="float">
            <text:p>1.65511868375499E+018</text:p>
          </table:table-cell>
          <table:table-cell office:value-type="string" calcext:value-type="string">
            <text:p>/map</text:p>
          </table:table-cell>
          <table:table-cell office:value-type="float" office:value="-0.0530372038484" calcext:value-type="float">
            <text:p>-0.0530372038484</text:p>
          </table:table-cell>
          <table:table-cell office:value-type="float" office:value="0" calcext:value-type="float">
            <text:p>0</text:p>
          </table:table-cell>
          <table:table-cell office:value-type="float" office:value="1.38848805428" calcext:value-type="float">
            <text:p>1.38848805428</text:p>
          </table:table-cell>
          <table:table-cell office:value-type="float" office:value="0.00011782956426" calcext:value-type="float">
            <text:p>0.00011782956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385406E+018" calcext:value-type="float">
            <text:p>1.65511868385406E+018</text:p>
          </table:table-cell>
          <table:table-cell office:value-type="float" office:value="270" calcext:value-type="float">
            <text:p>270</text:p>
          </table:table-cell>
          <table:table-cell office:value-type="float" office:value="1.65511868385329E+018" calcext:value-type="float">
            <text:p>1.65511868385329E+018</text:p>
          </table:table-cell>
          <table:table-cell office:value-type="string" calcext:value-type="string">
            <text:p>/map</text:p>
          </table:table-cell>
          <table:table-cell office:value-type="float" office:value="0.144694149494" calcext:value-type="float">
            <text:p>0.144694149494</text:p>
          </table:table-cell>
          <table:table-cell office:value-type="float" office:value="0" calcext:value-type="float">
            <text:p>0</text:p>
          </table:table-cell>
          <table:table-cell office:value-type="float" office:value="1.38849961758" calcext:value-type="float">
            <text:p>1.38849961758</text:p>
          </table:table-cell>
          <table:table-cell office:value-type="float" office:value="0.000115946575534" calcext:value-type="float">
            <text:p>0.000115946575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395338E+018" calcext:value-type="float">
            <text:p>1.65511868395338E+018</text:p>
          </table:table-cell>
          <table:table-cell office:value-type="float" office:value="271" calcext:value-type="float">
            <text:p>271</text:p>
          </table:table-cell>
          <table:table-cell office:value-type="float" office:value="1.65511868395262E+018" calcext:value-type="float">
            <text:p>1.65511868395262E+018</text:p>
          </table:table-cell>
          <table:table-cell office:value-type="string" calcext:value-type="string">
            <text:p>/map</text:p>
          </table:table-cell>
          <table:table-cell office:value-type="float" office:value="0.144694700837" calcext:value-type="float">
            <text:p>0.144694700837</text:p>
          </table:table-cell>
          <table:table-cell office:value-type="float" office:value="0" calcext:value-type="float">
            <text:p>0</text:p>
          </table:table-cell>
          <table:table-cell office:value-type="float" office:value="1.38851106167" calcext:value-type="float">
            <text:p>1.38851106167</text:p>
          </table:table-cell>
          <table:table-cell office:value-type="float" office:value="0.000114041795314" calcext:value-type="float">
            <text:p>0.000114041795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406077E+018" calcext:value-type="float">
            <text:p>1.65511868406077E+018</text:p>
          </table:table-cell>
          <table:table-cell office:value-type="float" office:value="272" calcext:value-type="float">
            <text:p>272</text:p>
          </table:table-cell>
          <table:table-cell office:value-type="float" office:value="1.65511868405982E+018" calcext:value-type="float">
            <text:p>1.65511868405982E+018</text:p>
          </table:table-cell>
          <table:table-cell office:value-type="string" calcext:value-type="string">
            <text:p>/map</text:p>
          </table:table-cell>
          <table:table-cell office:value-type="float" office:value="0.144695237279" calcext:value-type="float">
            <text:p>0.144695237279</text:p>
          </table:table-cell>
          <table:table-cell office:value-type="float" office:value="0" calcext:value-type="float">
            <text:p>0</text:p>
          </table:table-cell>
          <table:table-cell office:value-type="float" office:value="1.38852226734" calcext:value-type="float">
            <text:p>1.38852226734</text:p>
          </table:table-cell>
          <table:table-cell office:value-type="float" office:value="0.00011211821402" calcext:value-type="float">
            <text:p>0.00011211821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41603E+018" calcext:value-type="float">
            <text:p>1.6551186841603E+018</text:p>
          </table:table-cell>
          <table:table-cell office:value-type="float" office:value="273" calcext:value-type="float">
            <text:p>273</text:p>
          </table:table-cell>
          <table:table-cell office:value-type="float" office:value="1.6551186841595E+018" calcext:value-type="float">
            <text:p>1.6551186841595E+018</text:p>
          </table:table-cell>
          <table:table-cell office:value-type="string" calcext:value-type="string">
            <text:p>/map</text:p>
          </table:table-cell>
          <table:table-cell office:value-type="float" office:value="0.144695773721" calcext:value-type="float">
            <text:p>0.144695773721</text:p>
          </table:table-cell>
          <table:table-cell office:value-type="float" office:value="0" calcext:value-type="float">
            <text:p>0</text:p>
          </table:table-cell>
          <table:table-cell office:value-type="float" office:value="1.3885332346" calcext:value-type="float">
            <text:p>1.3885332346</text:p>
          </table:table-cell>
          <table:table-cell office:value-type="float" office:value="0.000110178691102" calcext:value-type="float">
            <text:p>0.000110178691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42812E+018" calcext:value-type="float">
            <text:p>1.6551186842812E+018</text:p>
          </table:table-cell>
          <table:table-cell office:value-type="float" office:value="274" calcext:value-type="float">
            <text:p>274</text:p>
          </table:table-cell>
          <table:table-cell office:value-type="float" office:value="1.6551186842801E+018" calcext:value-type="float">
            <text:p>1.6551186842801E+018</text:p>
          </table:table-cell>
          <table:table-cell office:value-type="string" calcext:value-type="string">
            <text:p>/map</text:p>
          </table:table-cell>
          <table:table-cell office:value-type="float" office:value="0.144696295261" calcext:value-type="float">
            <text:p>0.144696295261</text:p>
          </table:table-cell>
          <table:table-cell office:value-type="float" office:value="0" calcext:value-type="float">
            <text:p>0</text:p>
          </table:table-cell>
          <table:table-cell office:value-type="float" office:value="1.38854408264" calcext:value-type="float">
            <text:p>1.38854408264</text:p>
          </table:table-cell>
          <table:table-cell office:value-type="float" office:value="0.000108225962322" calcext:value-type="float">
            <text:p>0.000108225962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436459E+018" calcext:value-type="float">
            <text:p>1.65511868436459E+018</text:p>
          </table:table-cell>
          <table:table-cell office:value-type="float" office:value="275" calcext:value-type="float">
            <text:p>275</text:p>
          </table:table-cell>
          <table:table-cell office:value-type="float" office:value="1.6551186843638E+018" calcext:value-type="float">
            <text:p>1.6551186843638E+018</text:p>
          </table:table-cell>
          <table:table-cell office:value-type="string" calcext:value-type="string">
            <text:p>/map</text:p>
          </table:table-cell>
          <table:table-cell office:value-type="float" office:value="0.144696801901" calcext:value-type="float">
            <text:p>0.144696801901</text:p>
          </table:table-cell>
          <table:table-cell office:value-type="float" office:value="0" calcext:value-type="float">
            <text:p>0</text:p>
          </table:table-cell>
          <table:table-cell office:value-type="float" office:value="1.38855469227" calcext:value-type="float">
            <text:p>1.38855469227</text:p>
          </table:table-cell>
          <table:table-cell office:value-type="float" office:value="0.000106262647023" calcext:value-type="float">
            <text:p>0.000106262647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446183E+018" calcext:value-type="float">
            <text:p>1.65511868446183E+018</text:p>
          </table:table-cell>
          <table:table-cell office:value-type="float" office:value="276" calcext:value-type="float">
            <text:p>276</text:p>
          </table:table-cell>
          <table:table-cell office:value-type="float" office:value="1.6551186844611E+018" calcext:value-type="float">
            <text:p>1.6551186844611E+018</text:p>
          </table:table-cell>
          <table:table-cell office:value-type="string" calcext:value-type="string">
            <text:p>/map</text:p>
          </table:table-cell>
          <table:table-cell office:value-type="float" office:value="0.14469730854" calcext:value-type="float">
            <text:p>0.14469730854</text:p>
          </table:table-cell>
          <table:table-cell office:value-type="float" office:value="0" calcext:value-type="float">
            <text:p>0</text:p>
          </table:table-cell>
          <table:table-cell office:value-type="float" office:value="1.38856518269" calcext:value-type="float">
            <text:p>1.38856518269</text:p>
          </table:table-cell>
          <table:table-cell office:value-type="float" office:value="0.000104291240859" calcext:value-type="float">
            <text:p>0.000104291240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455645E+018" calcext:value-type="float">
            <text:p>1.65511868455645E+018</text:p>
          </table:table-cell>
          <table:table-cell office:value-type="float" office:value="277" calcext:value-type="float">
            <text:p>277</text:p>
          </table:table-cell>
          <table:table-cell office:value-type="float" office:value="1.65511868455561E+018" calcext:value-type="float">
            <text:p>1.65511868455561E+018</text:p>
          </table:table-cell>
          <table:table-cell office:value-type="string" calcext:value-type="string">
            <text:p>/map</text:p>
          </table:table-cell>
          <table:table-cell office:value-type="float" office:value="0.144697785378" calcext:value-type="float">
            <text:p>0.144697785378</text:p>
          </table:table-cell>
          <table:table-cell office:value-type="float" office:value="0" calcext:value-type="float">
            <text:p>0</text:p>
          </table:table-cell>
          <table:table-cell office:value-type="float" office:value="1.38857543468" calcext:value-type="float">
            <text:p>1.38857543468</text:p>
          </table:table-cell>
          <table:table-cell office:value-type="float" office:value="0.000102314108517" calcext:value-type="float">
            <text:p>0.000102314108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466454E+018" calcext:value-type="float">
            <text:p>1.65511868466454E+018</text:p>
          </table:table-cell>
          <table:table-cell office:value-type="float" office:value="278" calcext:value-type="float">
            <text:p>278</text:p>
          </table:table-cell>
          <table:table-cell office:value-type="float" office:value="1.65511868466374E+018" calcext:value-type="float">
            <text:p>1.65511868466374E+018</text:p>
          </table:table-cell>
          <table:table-cell office:value-type="string" calcext:value-type="string">
            <text:p>/map</text:p>
          </table:table-cell>
          <table:table-cell office:value-type="float" office:value="0.144698277116" calcext:value-type="float">
            <text:p>0.144698277116</text:p>
          </table:table-cell>
          <table:table-cell office:value-type="float" office:value="0" calcext:value-type="float">
            <text:p>0</text:p>
          </table:table-cell>
          <table:table-cell office:value-type="float" office:value="1.38858544827" calcext:value-type="float">
            <text:p>1.38858544827</text:p>
          </table:table-cell>
          <table:table-cell office:value-type="float" office:value="0.000100333512819" calcext:value-type="float">
            <text:p>0.000100333512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477641E+018" calcext:value-type="float">
            <text:p>1.65511868477641E+018</text:p>
          </table:table-cell>
          <table:table-cell office:value-type="float" office:value="279" calcext:value-type="float">
            <text:p>279</text:p>
          </table:table-cell>
          <table:table-cell office:value-type="float" office:value="1.65511868477527E+018" calcext:value-type="float">
            <text:p>1.65511868477527E+018</text:p>
          </table:table-cell>
          <table:table-cell office:value-type="string" calcext:value-type="string">
            <text:p>/map</text:p>
          </table:table-cell>
          <table:table-cell office:value-type="float" office:value="0.144698739052" calcext:value-type="float">
            <text:p>0.144698739052</text:p>
          </table:table-cell>
          <table:table-cell office:value-type="float" office:value="0" calcext:value-type="float">
            <text:p>0</text:p>
          </table:table-cell>
          <table:table-cell office:value-type="float" office:value="1.38859522343" calcext:value-type="float">
            <text:p>1.38859522343</text:p>
          </table:table-cell>
          <table:table-cell office:value-type="float" office:value="0.0000983516220003" calcext:value-type="float">
            <text:p>9.8351622000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48605E+018" calcext:value-type="float">
            <text:p>1.6551186848605E+018</text:p>
          </table:table-cell>
          <table:table-cell office:value-type="float" office:value="280" calcext:value-type="float">
            <text:p>280</text:p>
          </table:table-cell>
          <table:table-cell office:value-type="float" office:value="1.65511868485934E+018" calcext:value-type="float">
            <text:p>1.65511868485934E+018</text:p>
          </table:table-cell>
          <table:table-cell office:value-type="string" calcext:value-type="string">
            <text:p>/map</text:p>
          </table:table-cell>
          <table:table-cell office:value-type="float" office:value="0.144699200988" calcext:value-type="float">
            <text:p>0.144699200988</text:p>
          </table:table-cell>
          <table:table-cell office:value-type="float" office:value="0" calcext:value-type="float">
            <text:p>0</text:p>
          </table:table-cell>
          <table:table-cell office:value-type="float" office:value="1.38860487938" calcext:value-type="float">
            <text:p>1.38860487938</text:p>
          </table:table-cell>
          <table:table-cell office:value-type="float" office:value="0.0000963704733294" calcext:value-type="float">
            <text:p>9.63704733294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496777E+018" calcext:value-type="float">
            <text:p>1.65511868496777E+018</text:p>
          </table:table-cell>
          <table:table-cell office:value-type="float" office:value="281" calcext:value-type="float">
            <text:p>281</text:p>
          </table:table-cell>
          <table:table-cell office:value-type="float" office:value="1.65511868496706E+018" calcext:value-type="float">
            <text:p>1.65511868496706E+018</text:p>
          </table:table-cell>
          <table:table-cell office:value-type="string" calcext:value-type="string">
            <text:p>/map</text:p>
          </table:table-cell>
          <table:table-cell office:value-type="float" office:value="0.144699648023" calcext:value-type="float">
            <text:p>0.144699648023</text:p>
          </table:table-cell>
          <table:table-cell office:value-type="float" office:value="0" calcext:value-type="float">
            <text:p>0</text:p>
          </table:table-cell>
          <table:table-cell office:value-type="float" office:value="1.38861429691" calcext:value-type="float">
            <text:p>1.38861429691</text:p>
          </table:table-cell>
          <table:table-cell office:value-type="float" office:value="0.0000943920094869" calcext:value-type="float">
            <text:p>9.43920094869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506216E+018" calcext:value-type="float">
            <text:p>1.65511868506216E+018</text:p>
          </table:table-cell>
          <table:table-cell office:value-type="float" office:value="282" calcext:value-type="float">
            <text:p>282</text:p>
          </table:table-cell>
          <table:table-cell office:value-type="float" office:value="1.65511868506103E+018" calcext:value-type="float">
            <text:p>1.65511868506103E+018</text:p>
          </table:table-cell>
          <table:table-cell office:value-type="string" calcext:value-type="string">
            <text:p>/map</text:p>
          </table:table-cell>
          <table:table-cell office:value-type="float" office:value="0.144700095057" calcext:value-type="float">
            <text:p>0.144700095057</text:p>
          </table:table-cell>
          <table:table-cell office:value-type="float" office:value="0" calcext:value-type="float">
            <text:p>0</text:p>
          </table:table-cell>
          <table:table-cell office:value-type="float" office:value="1.38862359524" calcext:value-type="float">
            <text:p>1.38862359524</text:p>
          </table:table-cell>
          <table:table-cell office:value-type="float" office:value="0.00009241807129" calcext:value-type="float">
            <text:p>9.241807129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515628E+018" calcext:value-type="float">
            <text:p>1.65511868515628E+018</text:p>
          </table:table-cell>
          <table:table-cell office:value-type="float" office:value="283" calcext:value-type="float">
            <text:p>283</text:p>
          </table:table-cell>
          <table:table-cell office:value-type="float" office:value="1.65511868515555E+018" calcext:value-type="float">
            <text:p>1.65511868515555E+018</text:p>
          </table:table-cell>
          <table:table-cell office:value-type="string" calcext:value-type="string">
            <text:p>/map</text:p>
          </table:table-cell>
          <table:table-cell office:value-type="float" office:value="0.144700527191" calcext:value-type="float">
            <text:p>0.144700527191</text:p>
          </table:table-cell>
          <table:table-cell office:value-type="float" office:value="0" calcext:value-type="float">
            <text:p>0</text:p>
          </table:table-cell>
          <table:table-cell office:value-type="float" office:value="1.38863265514" calcext:value-type="float">
            <text:p>1.38863265514</text:p>
          </table:table-cell>
          <table:table-cell office:value-type="float" office:value="0.0000904504195205" calcext:value-type="float">
            <text:p>9.04504195205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526135E+018" calcext:value-type="float">
            <text:p>1.65511868526135E+018</text:p>
          </table:table-cell>
          <table:table-cell office:value-type="float" office:value="284" calcext:value-type="float">
            <text:p>284</text:p>
          </table:table-cell>
          <table:table-cell office:value-type="float" office:value="1.65511868526016E+018" calcext:value-type="float">
            <text:p>1.65511868526016E+018</text:p>
          </table:table-cell>
          <table:table-cell office:value-type="string" calcext:value-type="string">
            <text:p>/map</text:p>
          </table:table-cell>
          <table:table-cell office:value-type="float" office:value="0.144700944424" calcext:value-type="float">
            <text:p>0.144700944424</text:p>
          </table:table-cell>
          <table:table-cell office:value-type="float" office:value="0" calcext:value-type="float">
            <text:p>0</text:p>
          </table:table-cell>
          <table:table-cell office:value-type="float" office:value="1.38864147663" calcext:value-type="float">
            <text:p>1.38864147663</text:p>
          </table:table-cell>
          <table:table-cell office:value-type="float" office:value="0.0000884906985448" calcext:value-type="float">
            <text:p>8.84906985448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537552E+018" calcext:value-type="float">
            <text:p>1.65511868537552E+018</text:p>
          </table:table-cell>
          <table:table-cell office:value-type="float" office:value="285" calcext:value-type="float">
            <text:p>285</text:p>
          </table:table-cell>
          <table:table-cell office:value-type="float" office:value="1.65511868537472E+018" calcext:value-type="float">
            <text:p>1.65511868537472E+018</text:p>
          </table:table-cell>
          <table:table-cell office:value-type="string" calcext:value-type="string">
            <text:p>/map</text:p>
          </table:table-cell>
          <table:table-cell office:value-type="float" office:value="0.144701361656" calcext:value-type="float">
            <text:p>0.144701361656</text:p>
          </table:table-cell>
          <table:table-cell office:value-type="float" office:value="0" calcext:value-type="float">
            <text:p>0</text:p>
          </table:table-cell>
          <table:table-cell office:value-type="float" office:value="1.3886500597" calcext:value-type="float">
            <text:p>1.3886500597</text:p>
          </table:table-cell>
          <table:table-cell office:value-type="float" office:value="0.0000865404726937" calcext:value-type="float">
            <text:p>8.65404726937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546138E+018" calcext:value-type="float">
            <text:p>1.65511868546138E+018</text:p>
          </table:table-cell>
          <table:table-cell office:value-type="float" office:value="286" calcext:value-type="float">
            <text:p>286</text:p>
          </table:table-cell>
          <table:table-cell office:value-type="float" office:value="1.65511868546031E+018" calcext:value-type="float">
            <text:p>1.65511868546031E+018</text:p>
          </table:table-cell>
          <table:table-cell office:value-type="string" calcext:value-type="string">
            <text:p>/map</text:p>
          </table:table-cell>
          <table:table-cell office:value-type="float" office:value="0.144701749086" calcext:value-type="float">
            <text:p>0.144701749086</text:p>
          </table:table-cell>
          <table:table-cell office:value-type="float" office:value="0" calcext:value-type="float">
            <text:p>0</text:p>
          </table:table-cell>
          <table:table-cell office:value-type="float" office:value="1.38865852356" calcext:value-type="float">
            <text:p>1.38865852356</text:p>
          </table:table-cell>
          <table:table-cell office:value-type="float" office:value="0.0000846012189868" calcext:value-type="float">
            <text:p>8.46012189868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55565E+018" calcext:value-type="float">
            <text:p>1.6551186855565E+018</text:p>
          </table:table-cell>
          <table:table-cell office:value-type="float" office:value="287" calcext:value-type="float">
            <text:p>287</text:p>
          </table:table-cell>
          <table:table-cell office:value-type="float" office:value="1.65511868555575E+018" calcext:value-type="float">
            <text:p>1.65511868555575E+018</text:p>
          </table:table-cell>
          <table:table-cell office:value-type="string" calcext:value-type="string">
            <text:p>/map</text:p>
          </table:table-cell>
          <table:table-cell office:value-type="float" office:value="0.144702151418" calcext:value-type="float">
            <text:p>0.144702151418</text:p>
          </table:table-cell>
          <table:table-cell office:value-type="float" office:value="0" calcext:value-type="float">
            <text:p>0</text:p>
          </table:table-cell>
          <table:table-cell office:value-type="float" office:value="1.38866686821" calcext:value-type="float">
            <text:p>1.38866686821</text:p>
          </table:table-cell>
          <table:table-cell office:value-type="float" office:value="0.0000826743198559" calcext:value-type="float">
            <text:p>8.26743198559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565592E+018" calcext:value-type="float">
            <text:p>1.65511868565592E+018</text:p>
          </table:table-cell>
          <table:table-cell office:value-type="float" office:value="288" calcext:value-type="float">
            <text:p>288</text:p>
          </table:table-cell>
          <table:table-cell office:value-type="float" office:value="1.65511868565515E+018" calcext:value-type="float">
            <text:p>1.65511868565515E+018</text:p>
          </table:table-cell>
          <table:table-cell office:value-type="string" calcext:value-type="string">
            <text:p>/map</text:p>
          </table:table-cell>
          <table:table-cell office:value-type="float" office:value="0.144702523947" calcext:value-type="float">
            <text:p>0.144702523947</text:p>
          </table:table-cell>
          <table:table-cell office:value-type="float" office:value="0" calcext:value-type="float">
            <text:p>0</text:p>
          </table:table-cell>
          <table:table-cell office:value-type="float" office:value="1.38867497444" calcext:value-type="float">
            <text:p>1.38867497444</text:p>
          </table:table-cell>
          <table:table-cell office:value-type="float" office:value="0.0000807610995253" calcext:value-type="float">
            <text:p>8.0761099525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576255E+018" calcext:value-type="float">
            <text:p>1.65511868576255E+018</text:p>
          </table:table-cell>
          <table:table-cell office:value-type="float" office:value="289" calcext:value-type="float">
            <text:p>289</text:p>
          </table:table-cell>
          <table:table-cell office:value-type="float" office:value="1.65511868576191E+018" calcext:value-type="float">
            <text:p>1.65511868576191E+018</text:p>
          </table:table-cell>
          <table:table-cell office:value-type="string" calcext:value-type="string">
            <text:p>/map</text:p>
          </table:table-cell>
          <table:table-cell office:value-type="float" office:value="0.144702896476" calcext:value-type="float">
            <text:p>0.144702896476</text:p>
          </table:table-cell>
          <table:table-cell office:value-type="float" office:value="0" calcext:value-type="float">
            <text:p>0</text:p>
          </table:table-cell>
          <table:table-cell office:value-type="float" office:value="1.38868284225" calcext:value-type="float">
            <text:p>1.38868284225</text:p>
          </table:table-cell>
          <table:table-cell office:value-type="float" office:value="0.0000788627730799" calcext:value-type="float">
            <text:p>7.88627730799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511868586077E+018" calcext:value-type="float">
            <text:p>1.65511868586077E+018</text:p>
          </table:table-cell>
          <table:table-cell office:value-type="float" office:value="290" calcext:value-type="float">
            <text:p>290</text:p>
          </table:table-cell>
          <table:table-cell office:value-type="float" office:value="1.65511868586E+018" calcext:value-type="float">
            <text:p>1.65511868586E+018</text:p>
          </table:table-cell>
          <table:table-cell office:value-type="string" calcext:value-type="string">
            <text:p>/map</text:p>
          </table:table-cell>
          <table:table-cell office:value-type="float" office:value="0.144703269005" calcext:value-type="float">
            <text:p>0.144703269005</text:p>
          </table:table-cell>
          <table:table-cell office:value-type="float" office:value="0" calcext:value-type="float">
            <text:p>0</text:p>
          </table:table-cell>
          <table:table-cell office:value-type="float" office:value="1.38869047165" calcext:value-type="float">
            <text:p>1.38869047165</text:p>
          </table:table-cell>
          <table:table-cell office:value-type="float" office:value="0.000076980504673" calcext:value-type="float">
            <text:p>7.6980504673E-0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19" meta:object-count="0"/>
    <meta:generator>LibreOffice/6.0.7.3$Linux_X86_64 LibreOffice_project/00m0$Build-3</meta:generator>
  </office:meta>
</office:document-meta>
</file>